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test._20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>
      <style:table-cell-properties fo:background-color="#30303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#303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7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7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7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7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8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8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8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8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9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9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9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9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0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0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0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0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1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1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1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1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2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2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2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2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3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3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3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3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4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4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4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4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5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5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5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5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6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6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6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6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7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7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7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7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8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8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8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8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9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9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9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9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0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0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0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0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1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1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1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1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2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2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2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2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3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3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3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3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4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4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4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4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5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5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5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5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6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6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6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6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7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7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7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7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8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8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8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8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cc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7"/>
      <style:map style:condition="cell-content()&lt;[.E7]" style:apply-style-name="ConditionalStyle_5f_3" style:base-cell-address="'test. '.H7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8"/>
      <style:map style:condition="cell-content()&lt;[.E8]" style:apply-style-name="ConditionalStyle_5f_3" style:base-cell-address="'test. '.H8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15"/>
      <style:map style:condition="cell-content()&lt;[.E15]" style:apply-style-name="ConditionalStyle_5f_3" style:base-cell-address="'test. '.H15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18"/>
      <style:map style:condition="cell-content()&lt;[.E18]" style:apply-style-name="ConditionalStyle_5f_3" style:base-cell-address="'test. '.H18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19"/>
      <style:map style:condition="cell-content()&lt;[.E19]" style:apply-style-name="ConditionalStyle_5f_3" style:base-cell-address="'test. '.H19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20"/>
      <style:map style:condition="cell-content()&lt;[.E20]" style:apply-style-name="ConditionalStyle_5f_3" style:base-cell-address="'test. '.H20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24"/>
      <style:map style:condition="cell-content()&lt;[.E24]" style:apply-style-name="ConditionalStyle_5f_3" style:base-cell-address="'test. '.H24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25"/>
      <style:map style:condition="cell-content()&lt;[.E25]" style:apply-style-name="ConditionalStyle_5f_3" style:base-cell-address="'test. '.H2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28"/>
      <style:map style:condition="cell-content()&lt;[.E28]" style:apply-style-name="ConditionalStyle_5f_3" style:base-cell-address="'test. '.H28"/>
    </style:style>
    <style:style style:name="ce44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map style:condition="cell-content()&gt;[.H7]" style:apply-style-name="ConditionalStyle_5f_2" style:base-cell-address="'test. '.I7"/>
    </style:style>
    <style:style style:name="ce46" style:family="table-cell" style:parent-style-name="Default">
      <style:map style:condition="cell-content()&gt;[.H8]" style:apply-style-name="ConditionalStyle_5f_2" style:base-cell-address="'test. '.I8"/>
    </style:style>
    <style:style style:name="ce47" style:family="table-cell" style:parent-style-name="Default">
      <style:map style:condition="cell-content()&gt;[.H15]" style:apply-style-name="ConditionalStyle_5f_2" style:base-cell-address="'test. '.I15"/>
    </style:style>
    <style:style style:name="ce48" style:family="table-cell" style:parent-style-name="Default">
      <style:map style:condition="cell-content()&gt;[.H18]" style:apply-style-name="ConditionalStyle_5f_2" style:base-cell-address="'test. '.I18"/>
    </style:style>
    <style:style style:name="ce49" style:family="table-cell" style:parent-style-name="Default">
      <style:map style:condition="cell-content()&gt;[.H19]" style:apply-style-name="ConditionalStyle_5f_2" style:base-cell-address="'test. '.I19"/>
    </style:style>
    <style:style style:name="ce50" style:family="table-cell" style:parent-style-name="Default">
      <style:map style:condition="cell-content()&gt;[.H20]" style:apply-style-name="ConditionalStyle_5f_2" style:base-cell-address="'test. '.I20"/>
    </style:style>
    <style:style style:name="ce51" style:family="table-cell" style:parent-style-name="Default">
      <style:map style:condition="cell-content()&gt;[.H24]" style:apply-style-name="ConditionalStyle_5f_2" style:base-cell-address="'test. '.I24"/>
    </style:style>
    <style:style style:name="ce52" style:family="table-cell" style:parent-style-name="Default">
      <style:map style:condition="cell-content()&gt;[.H25]" style:apply-style-name="ConditionalStyle_5f_2" style:base-cell-address="'test. '.I25"/>
    </style:style>
    <style:style style:name="ce53" style:family="table-cell" style:parent-style-name="Default">
      <style:map style:condition="cell-content()&gt;[.H28]" style:apply-style-name="ConditionalStyle_5f_2" style:base-cell-address="'test. '.I28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7]" style:apply-style-name="ConditionalStyle_5f_5" style:base-cell-address="'test. '.J7"/>
    </style:style>
    <style:style style:name="ce5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8]" style:apply-style-name="ConditionalStyle_5f_5" style:base-cell-address="'test. '.J8"/>
    </style:style>
    <style:style style:name="ce5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5]" style:apply-style-name="ConditionalStyle_5f_5" style:base-cell-address="'test. '.J15"/>
    </style:style>
    <style:style style:name="ce5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8]" style:apply-style-name="ConditionalStyle_5f_5" style:base-cell-address="'test. '.J18"/>
    </style:style>
    <style:style style:name="ce5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9]" style:apply-style-name="ConditionalStyle_5f_5" style:base-cell-address="'test. '.J19"/>
    </style:style>
    <style:style style:name="ce6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0]" style:apply-style-name="ConditionalStyle_5f_5" style:base-cell-address="'test. '.J20"/>
    </style:style>
    <style:style style:name="ce6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J24"/>
    </style:style>
    <style:style style:name="ce6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5]" style:apply-style-name="ConditionalStyle_5f_5" style:base-cell-address="'test. '.J25"/>
    </style:style>
    <style:style style:name="ce6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J28"/>
    </style:style>
    <style:style style:name="ce6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7]" style:apply-style-name="ConditionalStyle_5f_5" style:base-cell-address="'test. '.K7"/>
    </style:style>
    <style:style style:name="ce6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8]" style:apply-style-name="ConditionalStyle_5f_5" style:base-cell-address="'test. '.K8"/>
    </style:style>
    <style:style style:name="ce6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5]" style:apply-style-name="ConditionalStyle_5f_5" style:base-cell-address="'test. '.K15"/>
    </style:style>
    <style:style style:name="ce6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8]" style:apply-style-name="ConditionalStyle_5f_5" style:base-cell-address="'test. '.K18"/>
    </style:style>
    <style:style style:name="ce6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9]" style:apply-style-name="ConditionalStyle_5f_5" style:base-cell-address="'test. '.K19"/>
    </style:style>
    <style:style style:name="ce6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0]" style:apply-style-name="ConditionalStyle_5f_5" style:base-cell-address="'test. '.K20"/>
    </style:style>
    <style:style style:name="ce7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K24"/>
    </style:style>
    <style:style style:name="ce7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5]" style:apply-style-name="ConditionalStyle_5f_5" style:base-cell-address="'test. '.K25"/>
    </style:style>
    <style:style style:name="ce7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K28"/>
    </style:style>
    <style:style style:name="ce7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fo:background-color="#ff66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Default">
      <style:table-cell-properties fo:background-color="#004a8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7"/>
      <style:map style:condition="cell-content()&lt;[.E7]" style:apply-style-name="ConditionalStyle_5f_3" style:base-cell-address="'test. '.R7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8"/>
      <style:map style:condition="cell-content()&lt;[.E8]" style:apply-style-name="ConditionalStyle_5f_3" style:base-cell-address="'test. '.R8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5"/>
      <style:map style:condition="cell-content()&lt;[.E15]" style:apply-style-name="ConditionalStyle_5f_3" style:base-cell-address="'test. '.R15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7"/>
      <style:map style:condition="cell-content()&lt;[.E17]" style:apply-style-name="ConditionalStyle_5f_3" style:base-cell-address="'test. '.R17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8"/>
      <style:map style:condition="cell-content()&lt;[.E18]" style:apply-style-name="ConditionalStyle_5f_3" style:base-cell-address="'test. '.R18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9"/>
      <style:map style:condition="cell-content()&lt;[.E19]" style:apply-style-name="ConditionalStyle_5f_3" style:base-cell-address="'test. '.R19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0"/>
      <style:map style:condition="cell-content()&lt;[.E20]" style:apply-style-name="ConditionalStyle_5f_3" style:base-cell-address="'test. '.R20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2"/>
      <style:map style:condition="cell-content()&lt;[.E22]" style:apply-style-name="ConditionalStyle_5f_3" style:base-cell-address="'test. '.R22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3"/>
      <style:map style:condition="cell-content()&lt;[.E23]" style:apply-style-name="ConditionalStyle_5f_3" style:base-cell-address="'test. '.R23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4"/>
      <style:map style:condition="cell-content()&lt;[.E24]" style:apply-style-name="ConditionalStyle_5f_3" style:base-cell-address="'test. '.R24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5"/>
      <style:map style:condition="cell-content()&lt;[.E25]" style:apply-style-name="ConditionalStyle_5f_3" style:base-cell-address="'test. '.R25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R27"/>
      <style:map style:condition="cell-content()&lt;[.E27]" style:apply-style-name="ConditionalStyle_5f_3" style:base-cell-address="'test. '.R27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8"/>
      <style:map style:condition="cell-content()&lt;[.E28]" style:apply-style-name="ConditionalStyle_5f_3" style:base-cell-address="'test. '.R28"/>
    </style:style>
    <style:style style:name="ce90" style:family="table-cell" style:parent-style-name="Default">
      <style:table-cell-properties fo:background-color="#004a8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1" style:family="table-cell" style:parent-style-name="Default">
      <style:map style:condition="cell-content()&gt;[.R7]" style:apply-style-name="ConditionalStyle_5f_2" style:base-cell-address="'test. '.S7"/>
    </style:style>
    <style:style style:name="ce92" style:family="table-cell" style:parent-style-name="Default">
      <style:map style:condition="cell-content()&gt;[.R8]" style:apply-style-name="ConditionalStyle_5f_2" style:base-cell-address="'test. '.S8"/>
    </style:style>
    <style:style style:name="ce93" style:family="table-cell" style:parent-style-name="Default">
      <style:map style:condition="cell-content()&gt;[.R15]" style:apply-style-name="ConditionalStyle_5f_2" style:base-cell-address="'test. '.S15"/>
    </style:style>
    <style:style style:name="ce94" style:family="table-cell" style:parent-style-name="Default">
      <style:map style:condition="cell-content()&gt;[.R17]" style:apply-style-name="ConditionalStyle_5f_2" style:base-cell-address="'test. '.S17"/>
    </style:style>
    <style:style style:name="ce95" style:family="table-cell" style:parent-style-name="Default">
      <style:map style:condition="cell-content()&gt;[.R18]" style:apply-style-name="ConditionalStyle_5f_2" style:base-cell-address="'test. '.S18"/>
    </style:style>
    <style:style style:name="ce96" style:family="table-cell" style:parent-style-name="Default">
      <style:map style:condition="cell-content()&gt;[.R19]" style:apply-style-name="ConditionalStyle_5f_2" style:base-cell-address="'test. '.S19"/>
    </style:style>
    <style:style style:name="ce97" style:family="table-cell" style:parent-style-name="Default">
      <style:map style:condition="cell-content()&gt;[.R20]" style:apply-style-name="ConditionalStyle_5f_2" style:base-cell-address="'test. '.S20"/>
    </style:style>
    <style:style style:name="ce98" style:family="table-cell" style:parent-style-name="Default">
      <style:map style:condition="cell-content()&gt;[.R22]" style:apply-style-name="ConditionalStyle_5f_2" style:base-cell-address="'test. '.S22"/>
    </style:style>
    <style:style style:name="ce99" style:family="table-cell" style:parent-style-name="Default">
      <style:map style:condition="cell-content()&gt;[.R23]" style:apply-style-name="ConditionalStyle_5f_2" style:base-cell-address="'test. '.S23"/>
    </style:style>
    <style:style style:name="ce100" style:family="table-cell" style:parent-style-name="Default">
      <style:map style:condition="cell-content()&gt;[.R24]" style:apply-style-name="ConditionalStyle_5f_2" style:base-cell-address="'test. '.S24"/>
    </style:style>
    <style:style style:name="ce101" style:family="table-cell" style:parent-style-name="Default">
      <style:map style:condition="cell-content()&gt;[.R25]" style:apply-style-name="ConditionalStyle_5f_2" style:base-cell-address="'test. '.S25"/>
    </style:style>
    <style:style style:name="ce102" style:family="table-cell" style:parent-style-name="Default">
      <style:map style:condition="cell-content()&gt;[.R27]" style:apply-style-name="ConditionalStyle_5f_2" style:base-cell-address="'test. '.S27"/>
    </style:style>
    <style:style style:name="ce103" style:family="table-cell" style:parent-style-name="Default">
      <style:map style:condition="cell-content()&gt;[.R28]" style:apply-style-name="ConditionalStyle_5f_2" style:base-cell-address="'test. '.S28"/>
    </style:style>
    <style:style style:name="ce10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7]" style:apply-style-name="ConditionalStyle_5f_5" style:base-cell-address="'test. '.T7"/>
    </style:style>
    <style:style style:name="ce10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8]" style:apply-style-name="ConditionalStyle_5f_5" style:base-cell-address="'test. '.T8"/>
    </style:style>
    <style:style style:name="ce10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5]" style:apply-style-name="ConditionalStyle_5f_5" style:base-cell-address="'test. '.T15"/>
    </style:style>
    <style:style style:name="ce10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7]" style:apply-style-name="ConditionalStyle_5f_5" style:base-cell-address="'test. '.T17"/>
    </style:style>
    <style:style style:name="ce10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8]" style:apply-style-name="ConditionalStyle_5f_5" style:base-cell-address="'test. '.T18"/>
    </style:style>
    <style:style style:name="ce10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9]" style:apply-style-name="ConditionalStyle_5f_5" style:base-cell-address="'test. '.T19"/>
    </style:style>
    <style:style style:name="ce11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0]" style:apply-style-name="ConditionalStyle_5f_5" style:base-cell-address="'test. '.T20"/>
    </style:style>
    <style:style style:name="ce11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2]" style:apply-style-name="ConditionalStyle_5f_5" style:base-cell-address="'test. '.T22"/>
    </style:style>
    <style:style style:name="ce11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3]" style:apply-style-name="ConditionalStyle_5f_5" style:base-cell-address="'test. '.T23"/>
    </style:style>
    <style:style style:name="ce11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T24"/>
    </style:style>
    <style:style style:name="ce11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5]" style:apply-style-name="ConditionalStyle_5f_5" style:base-cell-address="'test. '.T25"/>
    </style:style>
    <style:style style:name="ce11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7]" style:apply-style-name="ConditionalStyle_5f_5" style:base-cell-address="'test. '.T27"/>
    </style:style>
    <style:style style:name="ce11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T28"/>
    </style:style>
    <style:style style:name="ce11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7]" style:apply-style-name="ConditionalStyle_5f_5" style:base-cell-address="'test. '.U7"/>
    </style:style>
    <style:style style:name="ce11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8]" style:apply-style-name="ConditionalStyle_5f_5" style:base-cell-address="'test. '.U8"/>
    </style:style>
    <style:style style:name="ce11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5]" style:apply-style-name="ConditionalStyle_5f_5" style:base-cell-address="'test. '.U15"/>
    </style:style>
    <style:style style:name="ce12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7]" style:apply-style-name="ConditionalStyle_5f_5" style:base-cell-address="'test. '.U17"/>
    </style:style>
    <style:style style:name="ce12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8]" style:apply-style-name="ConditionalStyle_5f_5" style:base-cell-address="'test. '.U18"/>
    </style:style>
    <style:style style:name="ce12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9]" style:apply-style-name="ConditionalStyle_5f_5" style:base-cell-address="'test. '.U19"/>
    </style:style>
    <style:style style:name="ce12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0]" style:apply-style-name="ConditionalStyle_5f_5" style:base-cell-address="'test. '.U20"/>
    </style:style>
    <style:style style:name="ce12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2]" style:apply-style-name="ConditionalStyle_5f_5" style:base-cell-address="'test. '.U22"/>
    </style:style>
    <style:style style:name="ce12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3]" style:apply-style-name="ConditionalStyle_5f_5" style:base-cell-address="'test. '.U23"/>
    </style:style>
    <style:style style:name="ce12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U24"/>
    </style:style>
    <style:style style:name="ce12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5]" style:apply-style-name="ConditionalStyle_5f_5" style:base-cell-address="'test. '.U25"/>
    </style:style>
    <style:style style:name="ce12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7]" style:apply-style-name="ConditionalStyle_5f_5" style:base-cell-address="'test. '.U27"/>
    </style:style>
    <style:style style:name="ce12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U28"/>
    </style:style>
    <style:style style:name="ce130" style:family="table-cell" style:parent-style-name="Default">
      <style:table-cell-properties fo:background-color="#a2ae0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W7"/>
      <style:map style:condition="cell-content()&lt;[.E7]" style:apply-style-name="ConditionalStyle_5f_3" style:base-cell-address="'test. '.W7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8"/>
      <style:map style:condition="cell-content()&lt;[.E8]" style:apply-style-name="ConditionalStyle_5f_3" style:base-cell-address="'test. '.W8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15"/>
      <style:map style:condition="cell-content()&lt;[.E15]" style:apply-style-name="ConditionalStyle_5f_3" style:base-cell-address="'test. '.W15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18"/>
      <style:map style:condition="cell-content()&lt;[.E18]" style:apply-style-name="ConditionalStyle_5f_3" style:base-cell-address="'test. '.W18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19"/>
      <style:map style:condition="cell-content()&lt;[.E19]" style:apply-style-name="ConditionalStyle_5f_3" style:base-cell-address="'test. '.W19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0"/>
      <style:map style:condition="cell-content()&lt;[.E20]" style:apply-style-name="ConditionalStyle_5f_3" style:base-cell-address="'test. '.W20"/>
    </style:style>
    <style:style style:name="ce1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4"/>
      <style:map style:condition="cell-content()&lt;[.E24]" style:apply-style-name="ConditionalStyle_5f_3" style:base-cell-address="'test. '.W24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8"/>
      <style:map style:condition="cell-content()&lt;[.E28]" style:apply-style-name="ConditionalStyle_5f_3" style:base-cell-address="'test. '.W28"/>
    </style:style>
    <style:style style:name="ce139" style:family="table-cell" style:parent-style-name="Default">
      <style:table-cell-properties fo:background-color="#a2ae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0" style:family="table-cell" style:parent-style-name="Default">
      <style:map style:condition="cell-content()&gt;[.W7]" style:apply-style-name="ConditionalStyle_5f_2" style:base-cell-address="'test. '.X7"/>
    </style:style>
    <style:style style:name="ce141" style:family="table-cell" style:parent-style-name="Default">
      <style:map style:condition="cell-content()&gt;[.W8]" style:apply-style-name="ConditionalStyle_5f_2" style:base-cell-address="'test. '.X8"/>
    </style:style>
    <style:style style:name="ce142" style:family="table-cell" style:parent-style-name="Default">
      <style:map style:condition="cell-content()&gt;[.W15]" style:apply-style-name="ConditionalStyle_5f_2" style:base-cell-address="'test. '.X15"/>
    </style:style>
    <style:style style:name="ce143" style:family="table-cell" style:parent-style-name="Default">
      <style:map style:condition="cell-content()&gt;[.W18]" style:apply-style-name="ConditionalStyle_5f_2" style:base-cell-address="'test. '.X18"/>
    </style:style>
    <style:style style:name="ce144" style:family="table-cell" style:parent-style-name="Default">
      <style:map style:condition="cell-content()&gt;[.W19]" style:apply-style-name="ConditionalStyle_5f_2" style:base-cell-address="'test. '.X19"/>
    </style:style>
    <style:style style:name="ce145" style:family="table-cell" style:parent-style-name="Default">
      <style:map style:condition="cell-content()&gt;[.W20]" style:apply-style-name="ConditionalStyle_5f_2" style:base-cell-address="'test. '.X20"/>
    </style:style>
    <style:style style:name="ce146" style:family="table-cell" style:parent-style-name="Default">
      <style:map style:condition="cell-content()&gt;[.W24]" style:apply-style-name="ConditionalStyle_5f_2" style:base-cell-address="'test. '.X24"/>
    </style:style>
    <style:style style:name="ce147" style:family="table-cell" style:parent-style-name="Default">
      <style:map style:condition="cell-content()&gt;[.W28]" style:apply-style-name="ConditionalStyle_5f_2" style:base-cell-address="'test. '.X28"/>
    </style:style>
    <style:style style:name="ce14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7]" style:apply-style-name="ConditionalStyle_5f_5" style:base-cell-address="'test. '.Y7"/>
    </style:style>
    <style:style style:name="ce14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8]" style:apply-style-name="ConditionalStyle_5f_5" style:base-cell-address="'test. '.Y8"/>
    </style:style>
    <style:style style:name="ce15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5]" style:apply-style-name="ConditionalStyle_5f_5" style:base-cell-address="'test. '.Y15"/>
    </style:style>
    <style:style style:name="ce15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8]" style:apply-style-name="ConditionalStyle_5f_5" style:base-cell-address="'test. '.Y18"/>
    </style:style>
    <style:style style:name="ce15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9]" style:apply-style-name="ConditionalStyle_5f_5" style:base-cell-address="'test. '.Y19"/>
    </style:style>
    <style:style style:name="ce15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0]" style:apply-style-name="ConditionalStyle_5f_5" style:base-cell-address="'test. '.Y20"/>
    </style:style>
    <style:style style:name="ce15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Y24"/>
    </style:style>
    <style:style style:name="ce15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Y28"/>
    </style:style>
    <style:style style:name="ce15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7]" style:apply-style-name="ConditionalStyle_5f_5" style:base-cell-address="'test. '.Z7"/>
    </style:style>
    <style:style style:name="ce15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8]" style:apply-style-name="ConditionalStyle_5f_5" style:base-cell-address="'test. '.Z8"/>
    </style:style>
    <style:style style:name="ce15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5]" style:apply-style-name="ConditionalStyle_5f_5" style:base-cell-address="'test. '.Z15"/>
    </style:style>
    <style:style style:name="ce15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8]" style:apply-style-name="ConditionalStyle_5f_5" style:base-cell-address="'test. '.Z18"/>
    </style:style>
    <style:style style:name="ce16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9]" style:apply-style-name="ConditionalStyle_5f_5" style:base-cell-address="'test. '.Z19"/>
    </style:style>
    <style:style style:name="ce16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0]" style:apply-style-name="ConditionalStyle_5f_5" style:base-cell-address="'test. '.Z20"/>
    </style:style>
    <style:style style:name="ce16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Z24"/>
    </style:style>
    <style:style style:name="ce16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Z28"/>
    </style:style>
    <style:style style:name="ce164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B22"/>
      <style:map style:condition="cell-content()&lt;[.E22]" style:apply-style-name="ConditionalStyle_5f_3" style:base-cell-address="'test. '.AB22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B24"/>
      <style:map style:condition="cell-content()&lt;[.E24]" style:apply-style-name="ConditionalStyle_5f_3" style:base-cell-address="'test. '.AB24"/>
    </style:style>
    <style:style style:name="ce1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B28"/>
      <style:map style:condition="cell-content()&lt;[.E28]" style:apply-style-name="ConditionalStyle_5f_3" style:base-cell-address="'test. '.AB28"/>
    </style:style>
    <style:style style:name="ce16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>
      <style:map style:condition="cell-content()&gt;[.AB22]" style:apply-style-name="ConditionalStyle_5f_2" style:base-cell-address="'test. '.AC22"/>
    </style:style>
    <style:style style:name="ce170" style:family="table-cell" style:parent-style-name="Default">
      <style:map style:condition="cell-content()&gt;[.AB24]" style:apply-style-name="ConditionalStyle_5f_2" style:base-cell-address="'test. '.AC24"/>
    </style:style>
    <style:style style:name="ce171" style:family="table-cell" style:parent-style-name="Default">
      <style:map style:condition="cell-content()&gt;[.AB28]" style:apply-style-name="ConditionalStyle_5f_2" style:base-cell-address="'test. '.AC28"/>
    </style:style>
    <style:style style:name="ce17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2]" style:apply-style-name="ConditionalStyle_5f_5" style:base-cell-address="'test. '.AD22"/>
    </style:style>
    <style:style style:name="ce17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AD24"/>
    </style:style>
    <style:style style:name="ce17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AD28"/>
    </style:style>
    <style:style style:name="ce17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2]" style:apply-style-name="ConditionalStyle_5f_5" style:base-cell-address="'test. '.AE22"/>
    </style:style>
    <style:style style:name="ce17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AE24"/>
    </style:style>
    <style:style style:name="ce17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AE28"/>
    </style:style>
    <style:style style:name="ce178" style:family="table-cell" style:parent-style-name="Default">
      <style:table-cell-properties fo:background-color="#0c4da1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G24"/>
      <style:map style:condition="cell-content()&lt;[.E24]" style:apply-style-name="ConditionalStyle_5f_3" style:base-cell-address="'test. '.AG24"/>
    </style:style>
    <style:style style:name="ce1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G28"/>
      <style:map style:condition="cell-content()&lt;[.E28]" style:apply-style-name="ConditionalStyle_5f_3" style:base-cell-address="'test. '.AG28"/>
    </style:style>
    <style:style style:name="ce181" style:family="table-cell" style:parent-style-name="Default">
      <style:table-cell-properties fo:background-color="#0c4da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2" style:family="table-cell" style:parent-style-name="Default">
      <style:map style:condition="cell-content()&gt;[.AG24]" style:apply-style-name="ConditionalStyle_5f_2" style:base-cell-address="'test. '.AH24"/>
    </style:style>
    <style:style style:name="ce183" style:family="table-cell" style:parent-style-name="Default">
      <style:map style:condition="cell-content()&gt;[.AG28]" style:apply-style-name="ConditionalStyle_5f_2" style:base-cell-address="'test. '.AH28"/>
    </style:style>
    <style:style style:name="ce18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AI24"/>
    </style:style>
    <style:style style:name="ce18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AI28"/>
    </style:style>
    <style:style style:name="ce18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AJ24"/>
    </style:style>
    <style:style style:name="ce18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AJ28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58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7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0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4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0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7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3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6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. 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-group>
          <table:table-column table:style-name="co1" table:default-cell-style-name="Default"/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2" table:default-cell-style-name="Default"/>
        <table:table-column-group>
          <table:table-column-group>
            <table:table-column table:style-name="co2" table:default-cell-style-name="Default"/>
          </table:table-column-group>
          <table:table-column table:style-name="co1" table:default-cell-style-name="Default"/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2" table:default-cell-style-name="Default"/>
        <table:table-column-group>
          <table:table-column-group>
            <table:table-column table:style-name="co2" table:default-cell-style-name="Default"/>
          </table:table-column-group>
          <table:table-column table:style-name="co1" table:default-cell-style-name="Default"/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2" table:default-cell-style-name="Default"/>
        <table:table-column-group>
          <table:table-column-group>
            <table:table-column table:style-name="co2" table:default-cell-style-name="Default"/>
          </table:table-column-group>
          <table:table-column table:style-name="co1" table:default-cell-style-name="Default"/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2" table:default-cell-style-name="Default"/>
        <table:table-column-group>
          <table:table-column-group>
            <table:table-column table:style-name="co2" table:default-cell-style-name="Default"/>
          </table:table-column-group>
          <table:table-column table:style-name="co1" table:default-cell-style-name="Default"/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2" table:default-cell-style-name="Default"/>
        <table:table-column-group>
          <table:table-column-group>
            <table:table-column table:style-name="co2" table:default-cell-style-name="Default"/>
          </table:table-column-group>
          <table:table-column table:style-name="co1" table:default-cell-style-name="Default"/>
          <table:table-column-group>
            <table:table-column table:style-name="co1" table:number-columns-repeated="2" table:default-cell-style-name="Default"/>
          </table:table-column-group>
        </table:table-column-group>
        <table:table-column table:style-name="co2" table:default-cell-style-name="Default"/>
        <table:table-column-group>
          <table:table-column-group>
            <table:table-column table:style-name="co2" table:default-cell-style-name="Default"/>
          </table:table-column-group>
        </table:table-column-group>
        <table:table-column table:style-name="co3" table:number-columns-repeated="987" table:default-cell-style-name="Default"/>
        <table:table-row table:style-name="ro1">
          <table:table-cell table:style-name="ce1" office:value-type="string" calcext:value-type="string">
            <text:p>Prj:</text:p>
          </table:table-cell>
          <table:table-cell table:style-name="ce5" office:value-type="string" calcext:value-type="string">
            <text:p>test.xml</text:p>
          </table:table-cell>
          <table:table-cell table:number-columns-repeated="3"/>
          <table:table-cell table:style-name="ce29" office:value-type="string" calcext:value-type="string">
            <text:p>Board Qty: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.: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Unit Cost:</text:p>
          </table:table-cell>
          <table:table-cell table:style-name="ce31" table:formula="of:=TotalCost/BoardQty" office:value-type="float" office:value="131.2405104" calcext:value-type="float">
            <text:p>$131,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j date:</text:p>
          </table:table-cell>
          <table:table-cell table:style-name="ce5" office:value-type="string" calcext:value-type="string">
            <text:p>11.05.2018 20:27:55</text:p>
          </table:table-cell>
          <table:table-cell table:number-columns-repeated="3"/>
          <table:table-cell table:style-name="ce1" office:value-type="string" calcext:value-type="string">
            <text:p>Total Cost:</text:p>
          </table:table-cell>
          <table:table-cell table:style-name="ce32" table:formula="of:=SUM([.G7:.G28])" office:value-type="float" office:value="393.7215312" calcext:value-type="float">
            <text:p>$393,72</text:p>
          </table:table-cell>
          <table:table-cell table:number-columns-repeated="3"/>
          <table:table-cell table:style-name="ce32" table:formula="of:=SUM([.K7:.K28])" office:value-type="float" office:value="149.08872" calcext:value-type="float">
            <text:p>$149,09</text:p>
          </table:table-cell>
          <table:table-cell table:style-name="ce54" table:formula="of:=(ROWS([.K7:.K28])-COUNTBLANK([.K7:.K28]))&amp;&quot; of &quot;&amp;ROWS([.K7:.K28])&amp;&quot; parts found&quot;" office:value-type="string" office:string-value="9 of 22 parts found" calcext:value-type="string">
            <office:annotation draw:style-name="gr1" draw:text-style-name="P2" svg:width="35.84mm" svg:height="19.57mm" svg:x="257.65mm" svg:y="7.94mm" draw:caption-point-x="-4.07mm" draw:caption-point-y="2.74mm">
              <dc:date>2018-05-11T00:00:00</dc:date>
              <text:p text:style-name="P1"><text:span text:style-name="T1">Number of parts found at this distributor.</text:span></text:p>
            </office:annotation>
            <text:p>9 of 22 parts found</text:p>
          </table:table-cell>
          <table:table-cell table:number-columns-repeated="3"/>
          <table:table-cell table:style-name="ce32" table:formula="of:=SUM([.P7:.P28])" office:value-type="float" office:value="0" calcext:value-type="float">
            <text:p>$0,00</text:p>
          </table:table-cell>
          <table:table-cell table:style-name="ce54" table:formula="of:=(ROWS([.P7:.P28])-COUNTBLANK([.P7:.P28]))&amp;&quot; of &quot;&amp;ROWS([.P7:.P28])&amp;&quot; parts found&quot;" office:value-type="float" office:value="0" calcext:value-type="float">
            <office:annotation draw:style-name="gr1" draw:text-style-name="P2" svg:width="35.84mm" svg:height="19.57mm" svg:x="373.01mm" svg:y="7.94mm" draw:caption-point-x="-4.07mm" draw:caption-point-y="2.74mm">
              <dc:date>2018-05-11T00:00:00</dc:date>
              <text:p text:style-name="P1"><text:span text:style-name="T1">Number of parts found at this distributor.</text:span></text:p>
            </office:annotation>
            <text:p>0</text:p>
          </table:table-cell>
          <table:table-cell table:number-columns-repeated="3"/>
          <table:table-cell table:style-name="ce32" table:formula="of:=SUM([.U7:.U28])" office:value-type="float" office:value="457.452" calcext:value-type="float">
            <text:p>$457,45</text:p>
          </table:table-cell>
          <table:table-cell table:style-name="ce54" table:formula="of:=(ROWS([.U7:.U28])-COUNTBLANK([.U7:.U28]))&amp;&quot; of &quot;&amp;ROWS([.U7:.U28])&amp;&quot; parts found&quot;" office:value-type="string" office:string-value="13 of 22 parts found" calcext:value-type="string">
            <office:annotation draw:style-name="gr1" draw:text-style-name="P2" svg:width="35.85mm" svg:height="19.57mm" svg:x="488.36mm" svg:y="7.94mm" draw:caption-point-x="-4.07mm" draw:caption-point-y="2.74mm">
              <dc:date>2018-05-11T00:00:00</dc:date>
              <text:p text:style-name="P1"><text:span text:style-name="T1">Number of parts found at this distributor.</text:span></text:p>
            </office:annotation>
            <text:p>13 of 22 parts found</text:p>
          </table:table-cell>
          <table:table-cell table:number-columns-repeated="3"/>
          <table:table-cell table:style-name="ce32" table:formula="of:=SUM([.Z7:.Z28])" office:value-type="float" office:value="100.938" calcext:value-type="float">
            <text:p>$100,94</text:p>
          </table:table-cell>
          <table:table-cell table:style-name="ce54" table:formula="of:=(ROWS([.Z7:.Z28])-COUNTBLANK([.Z7:.Z28]))&amp;&quot; of &quot;&amp;ROWS([.Z7:.Z28])&amp;&quot; parts found&quot;" office:value-type="string" office:string-value="8 of 22 parts found" calcext:value-type="string">
            <office:annotation draw:style-name="gr1" draw:text-style-name="P2" svg:width="35.84mm" svg:height="19.57mm" svg:x="603.72mm" svg:y="7.94mm" draw:caption-point-x="-4.07mm" draw:caption-point-y="2.74mm">
              <dc:date>2018-05-11T00:00:00</dc:date>
              <text:p text:style-name="P1"><text:span text:style-name="T1">Number of parts found at this distributor.</text:span></text:p>
            </office:annotation>
            <text:p>8 of 22 parts found</text:p>
          </table:table-cell>
          <table:table-cell table:number-columns-repeated="3"/>
          <table:table-cell table:style-name="ce32" table:formula="of:=SUM([.AE7:.AE28])" office:value-type="float" office:value="44.4553488" calcext:value-type="float">
            <text:p>$44,46</text:p>
          </table:table-cell>
          <table:table-cell table:style-name="ce54" table:formula="of:=(ROWS([.AE7:.AE28])-COUNTBLANK([.AE7:.AE28]))&amp;&quot; of &quot;&amp;ROWS([.AE7:.AE28])&amp;&quot; parts found&quot;" office:value-type="string" office:string-value="3 of 22 parts found" calcext:value-type="string">
            <office:annotation draw:style-name="gr1" draw:text-style-name="P2" svg:width="35.84mm" svg:height="19.57mm" svg:x="719.08mm" svg:y="7.94mm" draw:caption-point-x="-4.07mm" draw:caption-point-y="2.74mm">
              <dc:date>2018-05-11T00:00:00</dc:date>
              <text:p text:style-name="P1"><text:span text:style-name="T1">Number of parts found at this distributor.</text:span></text:p>
            </office:annotation>
            <text:p>3 of 22 parts found</text:p>
          </table:table-cell>
          <table:table-cell table:number-columns-repeated="3"/>
          <table:table-cell table:style-name="ce32" table:formula="of:=SUM([.AJ7:.AJ28])" office:value-type="float" office:value="18.33" calcext:value-type="float">
            <text:p>$18,33</text:p>
          </table:table-cell>
          <table:table-cell table:style-name="ce54" table:formula="of:=(ROWS([.AJ7:.AJ28])-COUNTBLANK([.AJ7:.AJ28]))&amp;&quot; of &quot;&amp;ROWS([.AJ7:.AJ28])&amp;&quot; parts found&quot;" office:value-type="string" office:string-value="2 of 22 parts found" calcext:value-type="string">
            <office:annotation draw:style-name="gr1" draw:text-style-name="P2" svg:width="34.01mm" svg:height="19.57mm" svg:x="834.44mm" svg:y="7.94mm" draw:caption-point-x="-4.07mm" draw:caption-point-y="2.74mm">
              <dc:date>2018-05-11T00:00:00</dc:date>
              <text:p text:style-name="P1"><text:span text:style-name="T1">Number of parts found at this distributor.</text:span></text:p>
            </office:annotation>
            <text:p>2 of 22 parts found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$ date:</text:p>
          </table:table-cell>
          <table:table-cell table:style-name="ce5" office:value-type="string" calcext:value-type="string">
            <text:p>2018-05-11 20:30: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7" table:number-rows-spanned="1">
            <text:p>Global Part Info</text:p>
          </table:table-cell>
          <table:covered-table-cell table:number-columns-repeated="6" table:style-name="ce6"/>
          <table:table-cell table:style-name="ce33" office:value-type="string" calcext:value-type="string" table:number-columns-spanned="5" table:number-rows-spanned="1">
            <text:p>Digi-Key</text:p>
          </table:table-cell>
          <table:covered-table-cell table:number-columns-repeated="4" table:style-name="ce44"/>
          <table:table-cell table:style-name="ce74" office:value-type="string" calcext:value-type="string" table:number-columns-spanned="5" table:number-rows-spanned="1">
            <text:p>Farnell</text:p>
          </table:table-cell>
          <table:covered-table-cell table:number-columns-repeated="4" table:style-name="ce75"/>
          <table:table-cell table:style-name="ce76" office:value-type="string" calcext:value-type="string" table:number-columns-spanned="5" table:number-rows-spanned="1">
            <text:p>Mouser</text:p>
          </table:table-cell>
          <table:covered-table-cell table:number-columns-repeated="4" table:style-name="ce90"/>
          <table:table-cell table:style-name="ce130" office:value-type="string" calcext:value-type="string" table:number-columns-spanned="5" table:number-rows-spanned="1">
            <text:p>Newark</text:p>
          </table:table-cell>
          <table:covered-table-cell table:number-columns-repeated="4" table:style-name="ce139"/>
          <table:table-cell table:style-name="ce164" office:value-type="string" calcext:value-type="string" table:number-columns-spanned="5" table:number-rows-spanned="1">
            <text:p>Rs Components</text:p>
          </table:table-cell>
          <table:covered-table-cell table:number-columns-repeated="4" table:style-name="ce168"/>
          <table:table-cell table:style-name="ce178" office:value-type="string" calcext:value-type="string" table:number-columns-spanned="5" table:number-rows-spanned="1">
            <text:p>Tme</text:p>
          </table:table-cell>
          <table:covered-table-cell table:number-columns-repeated="4" table:style-name="ce181"/>
          <table:table-cell table:number-columns-repeated="987"/>
        </table:table-row>
        <table:table-row table:style-name="ro1">
          <table:table-cell table:style-name="ce3" office:value-type="string" calcext:value-type="string">
            <office:annotation draw:style-name="gr2" draw:text-style-name="P2" svg:width="35.84mm" svg:height="19.58mm" svg:x="21.89mm" svg:y="23.81mm" draw:caption-point-x="-4.07mm" draw:caption-point-y="2.74mm">
              <dc:date>2018-05-11T00:00:00</dc:date>
              <text:p text:style-name="P1"><text:span text:style-name="T1">Schematic identifier for each part.</text:span></text:p>
            </office:annotation>
            <text:p>Refs</text:p>
          </table:table-cell>
          <table:table-cell table:style-name="ce3" office:value-type="string" calcext:value-type="string">
            <office:annotation draw:style-name="gr2" draw:text-style-name="P2" svg:width="35.84mm" svg:height="19.58mm" svg:x="39.81mm" svg:y="23.81mm" draw:caption-point-x="-4.07mm" draw:caption-point-y="2.74mm">
              <dc:date>2018-05-11T00:00:00</dc:date>
              <text:p text:style-name="P1"><text:span text:style-name="T1">Value of each part.</text:span></text:p>
            </office:annotation>
            <text:p>Value</text:p>
          </table:table-cell>
          <table:table-cell table:style-name="ce3" office:value-type="string" calcext:value-type="string">
            <office:annotation draw:style-name="gr2" draw:text-style-name="P2" svg:width="35.84mm" svg:height="19.58mm" svg:x="57.73mm" svg:y="23.81mm" draw:caption-point-x="-4.07mm" draw:caption-point-y="2.74mm">
              <dc:date>2018-05-11T00:00:00</dc:date>
              <text:p text:style-name="P1"><text:span text:style-name="T1">PCB footprint for each part.</text:span></text:p>
            </office:annotation>
            <text:p>Footprint</text:p>
          </table:table-cell>
          <table:table-cell table:style-name="ce3" office:value-type="string" calcext:value-type="string">
            <office:annotation draw:style-name="gr2" draw:text-style-name="P2" svg:width="35.84mm" svg:height="19.58mm" svg:x="75.65mm" svg:y="23.81mm" draw:caption-point-x="-4.07mm" draw:caption-point-y="2.74mm">
              <dc:date>2018-05-11T00:00:00</dc:date>
              <text:p text:style-name="P1"><text:span text:style-name="T1">Manufacturer number for each part.</text:span></text:p>
            </office:annotation>
            <text:p>Manf#</text:p>
          </table:table-cell>
          <table:table-cell table:style-name="ce3" office:value-type="string" calcext:value-type="string">
            <office:annotation draw:style-name="gr3" draw:text-style-name="P2" svg:width="48.72mm" svg:height="29.21mm" svg:x="93.57mm" svg:y="19mm" draw:caption-point-x="-4.07mm" draw:caption-point-y="7.55mm">
              <dc:date>2018-05-11T00:00:00</dc:date>
              <text:p text:style-name="P1"><text:span text:style-name="T1">Total number of each part needed to assemble the board(s).</text:span></text:p>
              <text:p text:style-name="P1"><text:span text:style-name="T1">Gray -&gt; Not manf# codes.</text:span></text:p>
              <text:p text:style-name="P1"><text:span text:style-name="T1">Red -&gt; No parts available.</text:span></text:p>
              <text:p text:style-name="P1"><text:span text:style-name="T1">Orange -&gt; Parts available, but not enough.</text:span></text:p>
              <text:p text:style-name="P1"><text:span text:style-name="T1">Yellow -&gt; Enough parts available, but haven't purchased enough.</text:span></text:p>
            </office:annotation>
            <text:p>Qty</text:p>
          </table:table-cell>
          <table:table-cell table:style-name="ce3" office:value-type="string" calcext:value-type="string">
            <office:annotation draw:style-name="gr2" draw:text-style-name="P2" svg:width="48.72mm" svg:height="19.58mm" svg:x="111.49mm" svg:y="23.81mm" draw:caption-point-x="-4.07mm" draw:caption-point-y="2.74mm">
              <dc:date>2018-05-11T00:00:00</dc:date>
              <text:p text:style-name="P1"><text:span text:style-name="T1">Minimum unit price for each part across all distributors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35.84mm" svg:height="19.58mm" svg:x="142.29mm" svg:y="23.81mm" draw:caption-point-x="-4.07mm" draw:caption-point-y="2.74mm">
              <dc:date>2018-05-11T00:00:00</dc:date>
              <text:p text:style-name="P1"><text:span text:style-name="T1">Minimum extended price for each part across all distributors.</text:span></text:p>
            </office:annotation>
            <text:p>Ext$</text:p>
          </table:table-cell>
          <table:table-cell table:style-name="ce3" office:value-type="string" calcext:value-type="string">
            <office:annotation draw:style-name="gr4" draw:text-style-name="P2" svg:width="35.84mm" svg:height="22.41mm" svg:x="160.21mm" svg:y="22.4mm" draw:caption-point-x="-4.07mm" draw:caption-point-y="4.15mm">
              <dc:date>2018-05-11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178.13mm" svg:y="23.81mm" draw:caption-point-x="-4.07mm" draw:caption-point-y="2.74mm">
              <dc:date>2018-05-11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6mm" svg:height="19.58mm" svg:x="196.05mm" svg:y="23.81mm" draw:caption-point-x="-4.07mm" draw:caption-point-y="2.74mm">
              <dc:date>2018-05-11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226.85mm" svg:y="23.81mm" draw:caption-point-x="-4.07mm" draw:caption-point-y="2.74mm">
              <dc:date>2018-05-11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257.65mm" svg:y="23.81mm" draw:caption-point-x="-4.07mm" draw:caption-point-y="2.74mm">
              <dc:date>2018-05-11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275.57mm" svg:y="22.4mm" draw:caption-point-x="-4.07mm" draw:caption-point-y="4.15mm">
              <dc:date>2018-05-11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293.49mm" svg:y="23.81mm" draw:caption-point-x="-4.07mm" draw:caption-point-y="2.74mm">
              <dc:date>2018-05-11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6mm" svg:height="19.58mm" svg:x="311.41mm" svg:y="23.81mm" draw:caption-point-x="-4.07mm" draw:caption-point-y="2.74mm">
              <dc:date>2018-05-11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342.21mm" svg:y="23.81mm" draw:caption-point-x="-4.07mm" draw:caption-point-y="2.74mm">
              <dc:date>2018-05-11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373.01mm" svg:y="23.81mm" draw:caption-point-x="-4.07mm" draw:caption-point-y="2.74mm">
              <dc:date>2018-05-11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390.93mm" svg:y="22.4mm" draw:caption-point-x="-4.07mm" draw:caption-point-y="4.15mm">
              <dc:date>2018-05-11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408.85mm" svg:y="23.81mm" draw:caption-point-x="-4.07mm" draw:caption-point-y="2.74mm">
              <dc:date>2018-05-11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59mm" svg:height="19.58mm" svg:x="426.77mm" svg:y="23.81mm" draw:caption-point-x="-4.07mm" draw:caption-point-y="2.74mm">
              <dc:date>2018-05-11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457.57mm" svg:y="23.81mm" draw:caption-point-x="-4.07mm" draw:caption-point-y="2.74mm">
              <dc:date>2018-05-11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5mm" svg:height="19.58mm" svg:x="488.36mm" svg:y="23.81mm" draw:caption-point-x="-4.07mm" draw:caption-point-y="2.74mm">
              <dc:date>2018-05-11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506.29mm" svg:y="22.4mm" draw:caption-point-x="-4.07mm" draw:caption-point-y="4.15mm">
              <dc:date>2018-05-11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524.21mm" svg:y="23.81mm" draw:caption-point-x="-4.07mm" draw:caption-point-y="2.74mm">
              <dc:date>2018-05-11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59mm" svg:height="19.58mm" svg:x="542.13mm" svg:y="23.81mm" draw:caption-point-x="-4.07mm" draw:caption-point-y="2.74mm">
              <dc:date>2018-05-11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1mm" svg:height="19.58mm" svg:x="572.93mm" svg:y="23.81mm" draw:caption-point-x="-4.07mm" draw:caption-point-y="2.74mm">
              <dc:date>2018-05-11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603.72mm" svg:y="23.81mm" draw:caption-point-x="-4.07mm" draw:caption-point-y="2.74mm">
              <dc:date>2018-05-11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5mm" svg:height="22.41mm" svg:x="621.64mm" svg:y="22.4mm" draw:caption-point-x="-4.07mm" draw:caption-point-y="4.15mm">
              <dc:date>2018-05-11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639.56mm" svg:y="23.81mm" draw:caption-point-x="-4.07mm" draw:caption-point-y="2.74mm">
              <dc:date>2018-05-11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59mm" svg:height="19.58mm" svg:x="657.49mm" svg:y="23.81mm" draw:caption-point-x="-4.07mm" draw:caption-point-y="2.74mm">
              <dc:date>2018-05-11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688.28mm" svg:y="23.81mm" draw:caption-point-x="-4.07mm" draw:caption-point-y="2.74mm">
              <dc:date>2018-05-11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719.08mm" svg:y="23.81mm" draw:caption-point-x="-4.07mm" draw:caption-point-y="2.74mm">
              <dc:date>2018-05-11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737mm" svg:y="22.4mm" draw:caption-point-x="-4.07mm" draw:caption-point-y="4.15mm">
              <dc:date>2018-05-11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754.92mm" svg:y="23.81mm" draw:caption-point-x="-4.07mm" draw:caption-point-y="2.74mm">
              <dc:date>2018-05-11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6mm" svg:height="19.58mm" svg:x="772.84mm" svg:y="23.81mm" draw:caption-point-x="-4.07mm" draw:caption-point-y="2.74mm">
              <dc:date>2018-05-11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7.8mm" svg:height="19.58mm" svg:x="803.64mm" svg:y="23.81mm" draw:caption-point-x="-4.07mm" draw:caption-point-y="2.74mm">
              <dc:date>2018-05-11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4.01mm" svg:height="19.58mm" svg:x="834.44mm" svg:y="23.81mm" draw:caption-point-x="-4.07mm" draw:caption-point-y="2.74mm">
              <dc:date>2018-05-11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C501,C502</text:p>
          </table:table-cell>
          <table:table-cell table:style-name="ce4" office:value-type="string" calcext:value-type="string">
            <text:p>220uF</text:p>
          </table:table-cell>
          <table:table-cell table:style-name="ce4" office:value-type="string" calcext:value-type="string">
            <text:p>Capacitors_THT:CP_Radial_D6.3mm_P2.50mm</text:p>
          </table:table-cell>
          <table:table-cell table:style-name="ce4" office:value-type="string" calcext:value-type="string">
            <text:p>227CKS025MGM</text:p>
          </table:table-cell>
          <table:table-cell table:style-name="ce7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046" calcext:value-type="float">
            <text:p>$0,05</text:p>
          </table:table-cell>
          <table:table-cell table:style-name="ce30" table:formula="of:=IFERROR([.E7]*[.F7];&quot;&quot;)" office:value-type="float" office:value="0.276" calcext:value-type="float">
            <text:p>$0,28</text:p>
          </table:table-cell>
          <table:table-cell table:style-name="ce34" office:value-type="float" office:value="8062" calcext:value-type="float">
            <text:p>8062</text:p>
          </table:table-cell>
          <table:table-cell table:style-name="ce45"/>
          <table:table-cell table:style-name="ce55" table:formula="of:=IFERROR(LOOKUP(IF([.I7]=&quot;&quot;;[.E7];[.I7]);{0;1;10;100;500;1000;2500;5000};{0;0.24;0.164;0.0928;0.06552;0.05733;0.0546;0.05051});&quot;&quot;)" office:value-type="float" office:value="0.24" calcext:value-type="float">
            <office:annotation draw:style-name="gr5" draw:text-style-name="P2" svg:width="35.56mm" svg:height="36.01mm" svg:x="196.05mm" svg:y="20.89mm" draw:caption-point-x="-4.07mm" draw:caption-point-y="10.96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4 <text:s text:c="5"/>$0.24</text:span></text:p>
              <text:p text:style-name="P1"><text:span text:style-name="T1"><text:s text:c="4"/></text:span><text:span text:style-name="T1">10 <text:s text:c="2"/>$0.16 <text:s text:c="5"/>$1.64</text:span></text:p>
              <text:p text:style-name="P1"><text:span text:style-name="T1"><text:s text:c="3"/></text:span><text:span text:style-name="T1">100 <text:s text:c="2"/>$0.09 <text:s text:c="5"/>$9.28</text:span></text:p>
              <text:p text:style-name="P1"><text:span text:style-name="T1"><text:s text:c="3"/></text:span><text:span text:style-name="T1">500 <text:s text:c="2"/>$0.07 <text:s text:c="4"/>$32.76</text:span></text:p>
              <text:p text:style-name="P1"><text:span text:style-name="T1"><text:s text:c="2"/></text:span><text:span text:style-name="T1">1000 <text:s text:c="2"/>$0.06 <text:s text:c="4"/>$57.33</text:span></text:p>
              <text:p text:style-name="P1"><text:span text:style-name="T1"><text:s text:c="2"/></text:span><text:span text:style-name="T1">2500 <text:s text:c="2"/>$0.05 <text:s text:c="3"/>$136.50</text:span></text:p>
              <text:p text:style-name="P1"><text:span text:style-name="T1"><text:s text:c="2"/></text:span><text:span text:style-name="T1">5000 <text:s text:c="2"/>$0.05 <text:s text:c="3"/>$252.55</text:span></text:p>
            </office:annotation>
            <text:p>$0,24</text:p>
          </table:table-cell>
          <table:table-cell table:style-name="ce64" table:formula="of:=IFERROR(IF([.I7]=&quot;&quot;;[.E7];[.I7])*[.J7];&quot;&quot;)" office:value-type="float" office:value="1.44" calcext:value-type="float">
            <text:p>$1,44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227CKS025MGM+" xlink:type="simple">1572-1705-ND</text:a></text:p>
          </table:table-cell>
          <table:table-cell table:number-columns-repeated="5"/>
          <table:table-cell table:style-name="ce77" office:value-type="float" office:value="6684" calcext:value-type="float">
            <text:p>6684</text:p>
          </table:table-cell>
          <table:table-cell table:style-name="ce91"/>
          <table:table-cell table:style-name="ce104" table:formula="of:=IFERROR(LOOKUP(IF([.S7]=&quot;&quot;;[.E7];[.S7]);{0;1;10;100;500;1000;2500;5000;10000;25000};{0;0.103;0.08;0.06;0.054;0.043;0.04;0.039;0.035;0.034});&quot;&quot;)" office:value-type="float" office:value="0.103" calcext:value-type="float">
            <office:annotation draw:style-name="gr6" draw:text-style-name="P2" svg:width="35.56mm" svg:height="42.81mm" svg:x="426.77mm" svg:y="17.49mm" draw:caption-point-x="-4.07mm" draw:caption-point-y="14.36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0 <text:s text:c="5"/>$0.10</text:span></text:p>
              <text:p text:style-name="P1"><text:span text:style-name="T1"><text:s text:c="4"/></text:span><text:span text:style-name="T1">10 <text:s text:c="2"/>$0.08 <text:s text:c="5"/>$0.80</text:span></text:p>
              <text:p text:style-name="P1"><text:span text:style-name="T1"><text:s text:c="3"/></text:span><text:span text:style-name="T1">100 <text:s text:c="2"/>$0.06 <text:s text:c="5"/>$6.00</text:span></text:p>
              <text:p text:style-name="P1"><text:span text:style-name="T1"><text:s text:c="3"/></text:span><text:span text:style-name="T1">500 <text:s text:c="2"/>$0.05 <text:s text:c="4"/>$27.00</text:span></text:p>
              <text:p text:style-name="P1"><text:span text:style-name="T1"><text:s text:c="2"/></text:span><text:span text:style-name="T1">1000 <text:s text:c="2"/>$0.04 <text:s text:c="4"/>$43.00</text:span></text:p>
              <text:p text:style-name="P1"><text:span text:style-name="T1"><text:s text:c="2"/></text:span><text:span text:style-name="T1">2500 <text:s text:c="2"/>$0.04 <text:s text:c="3"/>$100.00</text:span></text:p>
              <text:p text:style-name="P1"><text:span text:style-name="T1"><text:s text:c="2"/></text:span><text:span text:style-name="T1">5000 <text:s text:c="2"/>$0.04 <text:s text:c="3"/>$195.00</text:span></text:p>
              <text:p text:style-name="P1"><text:span text:style-name="T1"><text:s/></text:span><text:span text:style-name="T1">10000 <text:s text:c="2"/>$0.04 <text:s text:c="3"/>$350.00</text:span></text:p>
              <text:p text:style-name="P1"><text:span text:style-name="T1"><text:s/></text:span><text:span text:style-name="T1">25000 <text:s text:c="2"/>$0.03 <text:s text:c="3"/>$850.00</text:span></text:p>
            </office:annotation>
            <text:p>$0,10</text:p>
          </table:table-cell>
          <table:table-cell table:style-name="ce117" table:formula="of:=IFERROR(IF([.S7]=&quot;&quot;;[.E7];[.S7])*[.T7];&quot;&quot;)" office:value-type="float" office:value="0.618" calcext:value-type="float">
            <text:p>$0,62</text:p>
          </table:table-cell>
          <table:table-cell table:style-name="ce73" office:value-type="string" calcext:value-type="string">
            <text:p><text:a xlink:href="https://www.mouser.com/Search/Refine.aspx?Keyword=227CKS025MGM+" xlink:type="simple">598-227CKS025MGM</text:a></text:p>
          </table:table-cell>
          <table:table-cell table:style-name="ce131" office:value-type="string" calcext:value-type="string">
            <office:annotation draw:style-name="gr2" draw:text-style-name="P2" svg:width="35.84mm" svg:height="19.58mm" svg:x="506.29mm" svg:y="29.1mm" draw:caption-point-x="-4.07mm" draw:caption-point-y="2.75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140"/>
          <table:table-cell table:style-name="ce148" table:formula="of:=IFERROR(LOOKUP(IF([.X7]=&quot;&quot;;[.E7];[.X7]);{0;1;4000};{0;0.046;0.046});&quot;&quot;)" office:value-type="float" office:value="0.046" calcext:value-type="float">
            <office:annotation draw:style-name="gr2" draw:text-style-name="P2" svg:width="35.56mm" svg:height="19.58mm" svg:x="542.13mm" svg:y="29.1mm" draw:caption-point-x="-4.07mm" draw:caption-point-y="2.75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05 <text:s text:c="5"/>$0.05</text:span></text:p>
              <text:p text:style-name="P1"><text:span text:style-name="T1"><text:s text:c="2"/></text:span><text:span text:style-name="T1">4000 <text:s text:c="2"/>$0.05 <text:s text:c="3"/>$184.00</text:span></text:p>
            </office:annotation>
            <text:p>$0,05</text:p>
          </table:table-cell>
          <table:table-cell table:style-name="ce156" table:formula="of:=IFERROR(IF([.X7]=&quot;&quot;;[.E7];[.X7])*[.Y7];&quot;&quot;)" office:value-type="float" office:value="0.276" calcext:value-type="float">
            <text:p>$0,28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227CKS025MGM+" xlink:type="simple">02P4266</text:a></text:p>
          </table:table-cell>
          <table:table-cell table:style-name="ce42" office:value-type="string" calcext:value-type="string">
            <office:annotation draw:style-name="gr2" draw:text-style-name="P2" svg:width="35.85mm" svg:height="19.58mm" svg:x="621.64mm" svg:y="29.1mm" draw:caption-point-x="-4.07mm" draw:caption-point-y="2.75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c/?searchTerm=227CKS025MGM+" xlink:type="simple">2509179458</text:a>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301-C322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apacitors_SMD:C_0603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8" table:formula="of:=BoardQty*22" office:value-type="float" office:value="66" calcext:value-type="float">
            <text:p>6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12176" calcext:value-type="float">
            <text:p>$0,12</text:p>
          </table:table-cell>
          <table:table-cell table:style-name="ce30" table:formula="of:=IFERROR([.E8]*[.F8];&quot;&quot;)" office:value-type="float" office:value="8.03616" calcext:value-type="float">
            <text:p>$8,04</text:p>
          </table:table-cell>
          <table:table-cell table:style-name="ce35" office:value-type="string" calcext:value-type="string">
            <office:annotation draw:style-name="gr1" draw:text-style-name="P2" svg:width="35.84mm" svg:height="19.57mm" svg:x="160.21mm" svg:y="34.4mm" draw:caption-point-x="-4.07mm" draw:caption-point-y="2.74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46"/>
          <table:table-cell table:style-name="ce56" table:formula="of:=IFERROR(LOOKUP(IF([.I8]=&quot;&quot;;[.E8];[.I8]);{0;1;4000};{0;0.12176;0.12176});&quot;&quot;)" office:value-type="float" office:value="0.12176" calcext:value-type="float">
            <office:annotation draw:style-name="gr1" draw:text-style-name="P2" svg:width="35.56mm" svg:height="19.57mm" svg:x="196.05mm" svg:y="34.4mm" draw:caption-point-x="-4.07mm" draw:caption-point-y="2.74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2 <text:s text:c="5"/>$0.12</text:span></text:p>
              <text:p text:style-name="P1"><text:span text:style-name="T1"><text:s text:c="2"/></text:span><text:span text:style-name="T1">4000 <text:s text:c="2"/>$0.12 <text:s text:c="3"/>$487.04</text:span></text:p>
            </office:annotation>
            <text:p>$0,12</text:p>
          </table:table-cell>
          <table:table-cell table:style-name="ce65" table:formula="of:=IFERROR(IF([.I8]=&quot;&quot;;[.E8];[.I8])*[.J8];&quot;&quot;)" office:value-type="float" office:value="8.03616" calcext:value-type="float">
            <text:p>$8,04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78" office:value-type="float" office:value="67713" calcext:value-type="float">
            <text:p>67713</text:p>
          </table:table-cell>
          <table:table-cell table:style-name="ce92"/>
          <table:table-cell table:style-name="ce105" table:formula="of:=IFERROR(LOOKUP(IF([.S8]=&quot;&quot;;[.E8];[.S8]);{0;1;10;100;500;1000;4000;8000;24000;48000};{0;0.471;0.273;0.165;0.151;0.135;0.1;0.091;0.089;0.078});&quot;&quot;)" office:value-type="float" office:value="0.273" calcext:value-type="float">
            <office:annotation draw:style-name="gr6" draw:text-style-name="P2" svg:width="35.56mm" svg:height="42.81mm" svg:x="426.77mm" svg:y="22.78mm" draw:caption-point-x="-4.07mm" draw:caption-point-y="14.36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7 <text:s text:c="5"/>$0.47</text:span></text:p>
              <text:p text:style-name="P1"><text:span text:style-name="T1"><text:s text:c="4"/></text:span><text:span text:style-name="T1">10 <text:s text:c="2"/>$0.27 <text:s text:c="5"/>$2.73</text:span></text:p>
              <text:p text:style-name="P1"><text:span text:style-name="T1"><text:s text:c="3"/></text:span><text:span text:style-name="T1">100 <text:s text:c="2"/>$0.17 <text:s text:c="4"/>$16.5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4 <text:s text:c="3"/>$135.00</text:span></text:p>
              <text:p text:style-name="P1"><text:span text:style-name="T1"><text:s text:c="2"/></text:span><text:span text:style-name="T1">4000 <text:s text:c="2"/>$0.10 <text:s text:c="3"/>$400.00</text:span></text:p>
              <text:p text:style-name="P1"><text:span text:style-name="T1"><text:s text:c="2"/></text:span><text:span text:style-name="T1">8000 <text:s text:c="2"/>$0.09 <text:s text:c="3"/>$728.00</text:span></text:p>
              <text:p text:style-name="P1"><text:span text:style-name="T1"><text:s/></text:span><text:span text:style-name="T1">24000 <text:s text:c="2"/>$0.09 <text:s text:c="2"/>$2136.00</text:span></text:p>
              <text:p text:style-name="P1"><text:span text:style-name="T1"><text:s/></text:span><text:span text:style-name="T1">48000 <text:s text:c="2"/>$0.08 <text:s text:c="2"/>$3744.00</text:span></text:p>
            </office:annotation>
            <text:p>$0,27</text:p>
          </table:table-cell>
          <table:table-cell table:style-name="ce118" table:formula="of:=IFERROR(IF([.S8]=&quot;&quot;;[.E8];[.S8])*[.T8];&quot;&quot;)" office:value-type="float" office:value="18.018" calcext:value-type="float">
            <text:p>$18,02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32" office:value-type="float" office:value="860" calcext:value-type="float">
            <text:p>860</text:p>
          </table:table-cell>
          <table:table-cell table:style-name="ce141"/>
          <table:table-cell table:style-name="ce149" table:formula="of:=IFERROR(LOOKUP(IF([.X8]=&quot;&quot;;[.E8];[.X8]);{0;1;10;25;50;100;250;500;1000};{0;0.266;0.266;0.231;0.196;0.161;0.154;0.147;0.132});&quot;&quot;)" office:value-type="float" office:value="0.196" calcext:value-type="float">
            <office:annotation draw:style-name="gr7" draw:text-style-name="P2" svg:width="35.56mm" svg:height="39.41mm" svg:x="542.13mm" svg:y="24.48mm" draw:caption-point-x="-4.07mm" draw:caption-point-y="12.66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7 <text:s text:c="5"/>$0.27</text:span></text:p>
              <text:p text:style-name="P1"><text:span text:style-name="T1"><text:s text:c="4"/></text:span><text:span text:style-name="T1">10 <text:s text:c="2"/>$0.27 <text:s text:c="5"/>$2.66</text:span></text:p>
              <text:p text:style-name="P1"><text:span text:style-name="T1"><text:s text:c="4"/></text:span><text:span text:style-name="T1">25 <text:s text:c="2"/>$0.23 <text:s text:c="5"/>$5.78</text:span></text:p>
              <text:p text:style-name="P1"><text:span text:style-name="T1"><text:s text:c="4"/></text:span><text:span text:style-name="T1">50 <text:s text:c="2"/>$0.20 <text:s text:c="5"/>$9.80</text:span></text:p>
              <text:p text:style-name="P1"><text:span text:style-name="T1"><text:s text:c="3"/></text:span><text:span text:style-name="T1">100 <text:s text:c="2"/>$0.16 <text:s text:c="4"/>$16.10</text:span></text:p>
              <text:p text:style-name="P1"><text:span text:style-name="T1"><text:s text:c="3"/></text:span><text:span text:style-name="T1">250 <text:s text:c="2"/>$0.15 <text:s text:c="4"/>$38.50</text:span></text:p>
              <text:p text:style-name="P1"><text:span text:style-name="T1"><text:s text:c="3"/></text:span><text:span text:style-name="T1">500 <text:s text:c="2"/>$0.15 <text:s text:c="4"/>$73.50</text:span></text:p>
              <text:p text:style-name="P1"><text:span text:style-name="T1"><text:s text:c="2"/></text:span><text:span text:style-name="T1">1000 <text:s text:c="2"/>$0.13 <text:s text:c="3"/>$132.00</text:span></text:p>
            </office:annotation>
            <text:p>$0,20</text:p>
          </table:table-cell>
          <table:table-cell table:style-name="ce157" table:formula="of:=IFERROR(IF([.X8]=&quot;&quot;;[.E8];[.X8])*[.Y8];&quot;&quot;)" office:value-type="float" office:value="12.936" calcext:value-type="float">
            <text:p>$12,94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D501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iodes_THT:D_DO-41_SOD81_P12.70mm_Horizontal</text:p>
          </table:table-cell>
          <table:table-cell/>
          <table:table-cell table:style-name="ce9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9]*[.F9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1</text:p>
          </table:table-cell>
          <table:table-cell table:style-name="ce4" office:value-type="string" calcext:value-type="string">
            <text:p>SPARE</text:p>
          </table:table-cell>
          <table:table-cell table:style-name="ce4" office:value-type="string" calcext:value-type="string">
            <text:p>Pin_Headers:Pin_Header_Straight_1x05_Pitch2.54mm</text:p>
          </table:table-cell>
          <table:table-cell/>
          <table:table-cell table:style-name="ce10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0]*[.F10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2,J504</text:p>
          </table:table-cell>
          <table:table-cell table:style-name="ce4" office:value-type="string" calcext:value-type="string">
            <text:p>GS2</text:p>
          </table:table-cell>
          <table:table-cell table:style-name="ce4" office:value-type="string" calcext:value-type="string">
            <text:p>MATHSTERK:SB2</text:p>
          </table:table-cell>
          <table:table-cell/>
          <table:table-cell table:style-name="ce11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1]*[.F11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3</text:p>
          </table:table-cell>
          <table:table-cell table:style-name="ce4" office:value-type="string" calcext:value-type="string">
            <text:p>Screw_Terminal_01x02</text:p>
          </table:table-cell>
          <table:table-cell table:style-name="ce4" office:value-type="string" calcext:value-type="string">
            <text:p>Connectors_Terminal_Blocks:TerminalBlock_Altech_AK300-2_P5.00mm</text:p>
          </table:table-cell>
          <table:table-cell/>
          <table:table-cell table:style-name="ce12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2]*[.F12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5</text:p>
          </table:table-cell>
          <table:table-cell table:style-name="ce4" office:value-type="string" calcext:value-type="string">
            <text:p>MIDI OUT</text:p>
          </table:table-cell>
          <table:table-cell table:style-name="ce4" office:value-type="string" calcext:value-type="string">
            <text:p>Pin_Headers:Pin_Header_Straight_1x03_Pitch2.54mm</text:p>
          </table:table-cell>
          <table:table-cell/>
          <table:table-cell table:style-name="ce13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3]*[.F13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6</text:p>
          </table:table-cell>
          <table:table-cell table:style-name="ce4" office:value-type="string" calcext:value-type="string">
            <text:p>MIDI IN</text:p>
          </table:table-cell>
          <table:table-cell table:style-name="ce4" office:value-type="string" calcext:value-type="string">
            <text:p>Pin_Headers:Pin_Header_Straight_1x02_Pitch2.54mm</text:p>
          </table:table-cell>
          <table:table-cell/>
          <table:table-cell table:style-name="ce14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4]*[.F14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J507,J508</text:p>
          </table:table-cell>
          <table:table-cell table:style-name="ce4" office:value-type="string" calcext:value-type="string">
            <text:p>DIN-5_180degree</text:p>
          </table:table-cell>
          <table:table-cell/>
          <table:table-cell table:style-name="ce4" office:value-type="string" calcext:value-type="string">
            <text:p>57GB5FX</text:p>
          </table:table-cell>
          <table:table-cell table:style-name="ce15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4.95" calcext:value-type="float">
            <text:p>$4,95</text:p>
          </table:table-cell>
          <table:table-cell table:style-name="ce30" table:formula="of:=IFERROR([.E15]*[.F15];&quot;&quot;)" office:value-type="float" office:value="29.7" calcext:value-type="float">
            <text:p>$29,70</text:p>
          </table:table-cell>
          <table:table-cell table:style-name="ce36" office:value-type="float" office:value="384" calcext:value-type="float">
            <text:p>384</text:p>
          </table:table-cell>
          <table:table-cell table:style-name="ce47"/>
          <table:table-cell table:style-name="ce57" table:formula="of:=IFERROR(LOOKUP(IF([.I15]=&quot;&quot;;[.E15];[.I15]);{0;1;10;25;50;100;250;500;1000;2500};{0;5.67;5.441;4.9872;4.7606;4.5339;3.9672;3.85384;3.28709;3.0604});&quot;&quot;)" office:value-type="float" office:value="5.67" calcext:value-type="float">
            <office:annotation draw:style-name="gr6" draw:text-style-name="P2" svg:width="35.56mm" svg:height="42.81mm" svg:x="196.05mm" svg:y="59.82mm" draw:caption-point-x="-4.07mm" draw:caption-point-y="14.36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5.67 <text:s text:c="5"/>$5.67</text:span></text:p>
              <text:p text:style-name="P1"><text:span text:style-name="T1"><text:s text:c="4"/></text:span><text:span text:style-name="T1">10 <text:s text:c="2"/>$5.44 <text:s text:c="4"/>$54.41</text:span></text:p>
              <text:p text:style-name="P1"><text:span text:style-name="T1"><text:s text:c="4"/></text:span><text:span text:style-name="T1">25 <text:s text:c="2"/>$4.99 <text:s text:c="3"/>$124.68</text:span></text:p>
              <text:p text:style-name="P1"><text:span text:style-name="T1"><text:s text:c="4"/></text:span><text:span text:style-name="T1">50 <text:s text:c="2"/>$4.76 <text:s text:c="3"/>$238.03</text:span></text:p>
              <text:p text:style-name="P1"><text:span text:style-name="T1"><text:s text:c="3"/></text:span><text:span text:style-name="T1">100 <text:s text:c="2"/>$4.53 <text:s text:c="3"/>$453.39</text:span></text:p>
              <text:p text:style-name="P1"><text:span text:style-name="T1"><text:s text:c="3"/></text:span><text:span text:style-name="T1">250 <text:s text:c="2"/>$3.97 <text:s text:c="3"/>$991.80</text:span></text:p>
              <text:p text:style-name="P1"><text:span text:style-name="T1"><text:s text:c="3"/></text:span><text:span text:style-name="T1">500 <text:s text:c="2"/>$3.85 <text:s text:c="2"/>$1926.92</text:span></text:p>
              <text:p text:style-name="P1"><text:span text:style-name="T1"><text:s text:c="2"/></text:span><text:span text:style-name="T1">1000 <text:s text:c="2"/>$3.29 <text:s text:c="2"/>$3287.09</text:span></text:p>
              <text:p text:style-name="P1"><text:span text:style-name="T1"><text:s text:c="2"/></text:span><text:span text:style-name="T1">2500 <text:s text:c="2"/>$3.06 <text:s text:c="2"/>$7651.00</text:span></text:p>
            </office:annotation>
            <text:p>$5,67</text:p>
          </table:table-cell>
          <table:table-cell table:style-name="ce66" table:formula="of:=IFERROR(IF([.I15]=&quot;&quot;;[.E15];[.I15])*[.J15];&quot;&quot;)" office:value-type="float" office:value="34.02" calcext:value-type="float">
            <text:p>$34,02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57GB5FX+" xlink:type="simple">SC2416-ND</text:a></text:p>
          </table:table-cell>
          <table:table-cell table:number-columns-repeated="5"/>
          <table:table-cell table:style-name="ce79" office:value-type="float" office:value="2653" calcext:value-type="float">
            <text:p>2653</text:p>
          </table:table-cell>
          <table:table-cell table:style-name="ce93"/>
          <table:table-cell table:style-name="ce106" table:formula="of:=IFERROR(LOOKUP(IF([.S15]=&quot;&quot;;[.E15];[.S15]);{0;1;10;25;50;100;250;500;1000;2500};{0;6.84;5.14;4.73;4.49;4.3;3.84;3.25;3;2.93});&quot;&quot;)" office:value-type="float" office:value="6.84" calcext:value-type="float">
            <office:annotation draw:style-name="gr6" draw:text-style-name="P2" svg:width="35.56mm" svg:height="42.81mm" svg:x="426.77mm" svg:y="59.82mm" draw:caption-point-x="-4.07mm" draw:caption-point-y="14.36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6.84 <text:s text:c="5"/>$6.84</text:span></text:p>
              <text:p text:style-name="P1"><text:span text:style-name="T1"><text:s text:c="4"/></text:span><text:span text:style-name="T1">10 <text:s text:c="2"/>$5.14 <text:s text:c="4"/>$51.40</text:span></text:p>
              <text:p text:style-name="P1"><text:span text:style-name="T1"><text:s text:c="4"/></text:span><text:span text:style-name="T1">25 <text:s text:c="2"/>$4.73 <text:s text:c="3"/>$118.25</text:span></text:p>
              <text:p text:style-name="P1"><text:span text:style-name="T1"><text:s text:c="4"/></text:span><text:span text:style-name="T1">50 <text:s text:c="2"/>$4.49 <text:s text:c="3"/>$224.50</text:span></text:p>
              <text:p text:style-name="P1"><text:span text:style-name="T1"><text:s text:c="3"/></text:span><text:span text:style-name="T1">100 <text:s text:c="2"/>$4.30 <text:s text:c="3"/>$430.00</text:span></text:p>
              <text:p text:style-name="P1"><text:span text:style-name="T1"><text:s text:c="3"/></text:span><text:span text:style-name="T1">250 <text:s text:c="2"/>$3.84 <text:s text:c="3"/>$960.00</text:span></text:p>
              <text:p text:style-name="P1"><text:span text:style-name="T1"><text:s text:c="3"/></text:span><text:span text:style-name="T1">500 <text:s text:c="2"/>$3.25 <text:s text:c="2"/>$1625.00</text:span></text:p>
              <text:p text:style-name="P1"><text:span text:style-name="T1"><text:s text:c="2"/></text:span><text:span text:style-name="T1">1000 <text:s text:c="2"/>$3.00 <text:s text:c="2"/>$3000.00</text:span></text:p>
              <text:p text:style-name="P1"><text:span text:style-name="T1"><text:s text:c="2"/></text:span><text:span text:style-name="T1">2500 <text:s text:c="2"/>$2.93 <text:s text:c="2"/>$7325.00</text:span></text:p>
            </office:annotation>
            <text:p>$6,84</text:p>
          </table:table-cell>
          <table:table-cell table:style-name="ce119" table:formula="of:=IFERROR(IF([.S15]=&quot;&quot;;[.E15];[.S15])*[.T15];&quot;&quot;)" office:value-type="float" office:value="41.04" calcext:value-type="float">
            <text:p>$41,04</text:p>
          </table:table-cell>
          <table:table-cell table:style-name="ce73" office:value-type="string" calcext:value-type="string">
            <text:p><text:a xlink:href="https://www.mouser.com/Search/Refine.aspx?Keyword=57GB5FX+" xlink:type="simple">502-57GB5FX</text:a></text:p>
          </table:table-cell>
          <table:table-cell table:style-name="ce133" office:value-type="float" office:value="86" calcext:value-type="float">
            <text:p>86</text:p>
          </table:table-cell>
          <table:table-cell table:style-name="ce142" office:value-type="float" office:value="6" calcext:value-type="float">
            <text:p>6</text:p>
          </table:table-cell>
          <table:table-cell table:style-name="ce150" table:formula="of:=IFERROR(LOOKUP(IF([.X15]=&quot;&quot;;[.E15];[.X15]);{0;1;10;25;100;250;500;1000};{0;4.95;3.7;3.43;3.3;3;2.59;2.56});&quot;&quot;)" office:value-type="float" office:value="4.95" calcext:value-type="float">
            <office:annotation draw:style-name="gr5" draw:text-style-name="P2" svg:width="35.56mm" svg:height="36.01mm" svg:x="542.13mm" svg:y="63.22mm" draw:caption-point-x="-4.07mm" draw:caption-point-y="10.96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4.95 <text:s text:c="5"/>$4.95</text:span></text:p>
              <text:p text:style-name="P1"><text:span text:style-name="T1"><text:s text:c="4"/></text:span><text:span text:style-name="T1">10 <text:s text:c="2"/>$3.70 <text:s text:c="4"/>$37.00</text:span></text:p>
              <text:p text:style-name="P1"><text:span text:style-name="T1"><text:s text:c="4"/></text:span><text:span text:style-name="T1">25 <text:s text:c="2"/>$3.43 <text:s text:c="4"/>$85.75</text:span></text:p>
              <text:p text:style-name="P1"><text:span text:style-name="T1"><text:s text:c="3"/></text:span><text:span text:style-name="T1">100 <text:s text:c="2"/>$3.30 <text:s text:c="3"/>$330.00</text:span></text:p>
              <text:p text:style-name="P1"><text:span text:style-name="T1"><text:s text:c="3"/></text:span><text:span text:style-name="T1">250 <text:s text:c="2"/>$3.00 <text:s text:c="3"/>$750.00</text:span></text:p>
              <text:p text:style-name="P1"><text:span text:style-name="T1"><text:s text:c="3"/></text:span><text:span text:style-name="T1">500 <text:s text:c="2"/>$2.59 <text:s text:c="2"/>$1295.00</text:span></text:p>
              <text:p text:style-name="P1"><text:span text:style-name="T1"><text:s text:c="2"/></text:span><text:span text:style-name="T1">1000 <text:s text:c="2"/>$2.56 <text:s text:c="2"/>$2560.00</text:span></text:p>
            </office:annotation>
            <text:p>$4,95</text:p>
          </table:table-cell>
          <table:table-cell table:style-name="ce158" table:formula="of:=IFERROR(IF([.X15]=&quot;&quot;;[.E15];[.X15])*[.Y15];&quot;&quot;)" office:value-type="float" office:value="29.7" calcext:value-type="float">
            <text:p>$29,7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57GB5FX+" xlink:type="simple">89K7666</text:a></text:p>
          </table:table-cell>
          <table:table-cell table:style-name="ce42" office:value-type="string" calcext:value-type="string">
            <office:annotation draw:style-name="gr1" draw:text-style-name="P2" svg:width="35.85mm" svg:height="19.57mm" svg:x="621.64mm" svg:y="71.44mm" draw:caption-point-x="-4.07mm" draw:caption-point-y="2.74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c/?searchTerm=57GB5FX+" xlink:type="simple">878-6917</text:a>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LED601-LED632</text:p>
          </table:table-cell>
          <table:table-cell table:style-name="ce4" office:value-type="string" calcext:value-type="string">
            <text:p>SK9822</text:p>
          </table:table-cell>
          <table:table-cell table:style-name="ce4" office:value-type="string" calcext:value-type="string">
            <text:p>LEDs:LED_RGB_5050-6</text:p>
          </table:table-cell>
          <table:table-cell/>
          <table:table-cell table:style-name="ce16" table:formula="of:=BoardQty*32" office:value-type="float" office:value="96" calcext:value-type="float">
            <text:p>9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6]*[.F16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OLED501</text:p>
          </table:table-cell>
          <table:table-cell table:style-name="ce4" office:value-type="string" calcext:value-type="string">
            <text:p>1.5"OLED</text:p>
          </table:table-cell>
          <table:table-cell table:style-name="ce4" office:value-type="string" calcext:value-type="string">
            <text:p>MATHSTERK:OLED</text:p>
          </table:table-cell>
          <table:table-cell table:style-name="ce4" office:value-type="string" calcext:value-type="string">
            <text:p>1431</text:p>
          </table:table-cell>
          <table:table-cell table:style-name="ce17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40.95" calcext:value-type="float">
            <text:p>$40,95</text:p>
          </table:table-cell>
          <table:table-cell table:style-name="ce30" table:formula="of:=IFERROR([.E17]*[.F17];&quot;&quot;)" office:value-type="float" office:value="122.85" calcext:value-type="float">
            <text:p>$122,85</text:p>
          </table:table-cell>
          <table:table-cell table:number-columns-repeated="10"/>
          <table:table-cell table:style-name="ce80" office:value-type="float" office:value="37" calcext:value-type="float">
            <text:p>37</text:p>
          </table:table-cell>
          <table:table-cell table:style-name="ce94" office:value-type="float" office:value="3" calcext:value-type="float">
            <text:p>3</text:p>
          </table:table-cell>
          <table:table-cell table:style-name="ce107" table:formula="of:=IFERROR(LOOKUP(IF([.S17]=&quot;&quot;;[.E17];[.S17]);{0;1};{0;40.95});&quot;&quot;)" office:value-type="float" office:value="40.95" calcext:value-type="float">
            <office:annotation draw:style-name="gr2" draw:text-style-name="P2" svg:width="35.56mm" svg:height="19.58mm" svg:x="426.77mm" svg:y="82.02mm" draw:caption-point-x="-4.07mm" draw:caption-point-y="2.32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/>$40.95 <text:s text:c="4"/>$40.95</text:span></text:p>
            </office:annotation>
            <text:p>$40,95</text:p>
          </table:table-cell>
          <table:table-cell table:style-name="ce120" table:formula="of:=IFERROR(IF([.S17]=&quot;&quot;;[.E17];[.S17])*[.T17];&quot;&quot;)" office:value-type="float" office:value="122.85" calcext:value-type="float">
            <text:p>$122,85</text:p>
          </table:table-cell>
          <table:table-cell table:style-name="ce73" office:value-type="string" calcext:value-type="string">
            <text:p><text:a xlink:href="https://www.mouser.com/ProductDetail/Adafruit/1431?qs=sGAEpiMZZMsMyYRRhGMFNvdcrRe1DvIb23LoKiVQBGM%3D" xlink:type="simple">485-1431</text:a>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R514,R521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esistors_SMD:R_1206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18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12176" calcext:value-type="float">
            <text:p>$0,12</text:p>
          </table:table-cell>
          <table:table-cell table:style-name="ce30" table:formula="of:=IFERROR([.E18]*[.F18];&quot;&quot;)" office:value-type="float" office:value="0.73056" calcext:value-type="float">
            <text:p>$0,73</text:p>
          </table:table-cell>
          <table:table-cell table:style-name="ce37" office:value-type="string" calcext:value-type="string">
            <office:annotation draw:style-name="gr2" draw:text-style-name="P2" svg:width="35.84mm" svg:height="19.58mm" svg:x="160.21mm" svg:y="87.31mm" draw:caption-point-x="-4.07mm" draw:caption-point-y="1.9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48"/>
          <table:table-cell table:style-name="ce58" table:formula="of:=IFERROR(LOOKUP(IF([.I18]=&quot;&quot;;[.E18];[.I18]);{0;1;4000};{0;0.12176;0.12176});&quot;&quot;)" office:value-type="float" office:value="0.12176" calcext:value-type="float">
            <office:annotation draw:style-name="gr2" draw:text-style-name="P2" svg:width="35.56mm" svg:height="19.58mm" svg:x="196.05mm" svg:y="87.31mm" draw:caption-point-x="-4.07mm" draw:caption-point-y="1.9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2 <text:s text:c="5"/>$0.12</text:span></text:p>
              <text:p text:style-name="P1"><text:span text:style-name="T1"><text:s text:c="2"/></text:span><text:span text:style-name="T1">4000 <text:s text:c="2"/>$0.12 <text:s text:c="3"/>$487.04</text:span></text:p>
            </office:annotation>
            <text:p>$0,12</text:p>
          </table:table-cell>
          <table:table-cell table:style-name="ce67" table:formula="of:=IFERROR(IF([.I18]=&quot;&quot;;[.E18];[.I18])*[.J18];&quot;&quot;)" office:value-type="float" office:value="0.73056" calcext:value-type="float">
            <text:p>$0,73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81" office:value-type="float" office:value="67713" calcext:value-type="float">
            <text:p>67713</text:p>
          </table:table-cell>
          <table:table-cell table:style-name="ce95"/>
          <table:table-cell table:style-name="ce108" table:formula="of:=IFERROR(LOOKUP(IF([.S18]=&quot;&quot;;[.E18];[.S18]);{0;1;10;100;500;1000;4000;8000;24000;48000};{0;0.471;0.273;0.165;0.151;0.135;0.1;0.091;0.089;0.078});&quot;&quot;)" office:value-type="float" office:value="0.471" calcext:value-type="float">
            <office:annotation draw:style-name="gr6" draw:text-style-name="P2" svg:width="35.56mm" svg:height="42.81mm" svg:x="426.77mm" svg:y="75.7mm" draw:caption-point-x="-4.07mm" draw:caption-point-y="13.51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7 <text:s text:c="5"/>$0.47</text:span></text:p>
              <text:p text:style-name="P1"><text:span text:style-name="T1"><text:s text:c="4"/></text:span><text:span text:style-name="T1">10 <text:s text:c="2"/>$0.27 <text:s text:c="5"/>$2.73</text:span></text:p>
              <text:p text:style-name="P1"><text:span text:style-name="T1"><text:s text:c="3"/></text:span><text:span text:style-name="T1">100 <text:s text:c="2"/>$0.17 <text:s text:c="4"/>$16.5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4 <text:s text:c="3"/>$135.00</text:span></text:p>
              <text:p text:style-name="P1"><text:span text:style-name="T1"><text:s text:c="2"/></text:span><text:span text:style-name="T1">4000 <text:s text:c="2"/>$0.10 <text:s text:c="3"/>$400.00</text:span></text:p>
              <text:p text:style-name="P1"><text:span text:style-name="T1"><text:s text:c="2"/></text:span><text:span text:style-name="T1">8000 <text:s text:c="2"/>$0.09 <text:s text:c="3"/>$728.00</text:span></text:p>
              <text:p text:style-name="P1"><text:span text:style-name="T1"><text:s/></text:span><text:span text:style-name="T1">24000 <text:s text:c="2"/>$0.09 <text:s text:c="2"/>$2136.00</text:span></text:p>
              <text:p text:style-name="P1"><text:span text:style-name="T1"><text:s/></text:span><text:span text:style-name="T1">48000 <text:s text:c="2"/>$0.08 <text:s text:c="2"/>$3744.00</text:span></text:p>
            </office:annotation>
            <text:p>$0,47</text:p>
          </table:table-cell>
          <table:table-cell table:style-name="ce121" table:formula="of:=IFERROR(IF([.S18]=&quot;&quot;;[.E18];[.S18])*[.T18];&quot;&quot;)" office:value-type="float" office:value="2.826" calcext:value-type="float">
            <text:p>$2,83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34" office:value-type="float" office:value="860" calcext:value-type="float">
            <text:p>860</text:p>
          </table:table-cell>
          <table:table-cell table:style-name="ce143" office:value-type="float" office:value="6" calcext:value-type="float">
            <text:p>6</text:p>
          </table:table-cell>
          <table:table-cell table:style-name="ce151" table:formula="of:=IFERROR(LOOKUP(IF([.X18]=&quot;&quot;;[.E18];[.X18]);{0;1;10;25;50;100;250;500;1000};{0;0.266;0.266;0.231;0.196;0.161;0.154;0.147;0.132});&quot;&quot;)" office:value-type="float" office:value="0.266" calcext:value-type="float">
            <office:annotation draw:style-name="gr7" draw:text-style-name="P2" svg:width="35.56mm" svg:height="39.41mm" svg:x="542.13mm" svg:y="77.4mm" draw:caption-point-x="-4.07mm" draw:caption-point-y="11.81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7 <text:s text:c="5"/>$0.27</text:span></text:p>
              <text:p text:style-name="P1"><text:span text:style-name="T1"><text:s text:c="4"/></text:span><text:span text:style-name="T1">10 <text:s text:c="2"/>$0.27 <text:s text:c="5"/>$2.66</text:span></text:p>
              <text:p text:style-name="P1"><text:span text:style-name="T1"><text:s text:c="4"/></text:span><text:span text:style-name="T1">25 <text:s text:c="2"/>$0.23 <text:s text:c="5"/>$5.78</text:span></text:p>
              <text:p text:style-name="P1"><text:span text:style-name="T1"><text:s text:c="4"/></text:span><text:span text:style-name="T1">50 <text:s text:c="2"/>$0.20 <text:s text:c="5"/>$9.80</text:span></text:p>
              <text:p text:style-name="P1"><text:span text:style-name="T1"><text:s text:c="3"/></text:span><text:span text:style-name="T1">100 <text:s text:c="2"/>$0.16 <text:s text:c="4"/>$16.10</text:span></text:p>
              <text:p text:style-name="P1"><text:span text:style-name="T1"><text:s text:c="3"/></text:span><text:span text:style-name="T1">250 <text:s text:c="2"/>$0.15 <text:s text:c="4"/>$38.50</text:span></text:p>
              <text:p text:style-name="P1"><text:span text:style-name="T1"><text:s text:c="3"/></text:span><text:span text:style-name="T1">500 <text:s text:c="2"/>$0.15 <text:s text:c="4"/>$73.50</text:span></text:p>
              <text:p text:style-name="P1"><text:span text:style-name="T1"><text:s text:c="2"/></text:span><text:span text:style-name="T1">1000 <text:s text:c="2"/>$0.13 <text:s text:c="3"/>$132.00</text:span></text:p>
            </office:annotation>
            <text:p>$0,27</text:p>
          </table:table-cell>
          <table:table-cell table:style-name="ce159" table:formula="of:=IFERROR(IF([.X18]=&quot;&quot;;[.E18];[.X18])*[.Y18];&quot;&quot;)" office:value-type="float" office:value="1.596" calcext:value-type="float">
            <text:p>$1,6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519</text:p>
          </table:table-cell>
          <table:table-cell table:style-name="ce4" office:value-type="string" calcext:value-type="string">
            <text:p>330R</text:p>
          </table:table-cell>
          <table:table-cell table:style-name="ce4" office:value-type="string" calcext:value-type="string">
            <text:p>Resistors_SMD:R_1206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19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12176" calcext:value-type="float">
            <text:p>$0,12</text:p>
          </table:table-cell>
          <table:table-cell table:style-name="ce30" table:formula="of:=IFERROR([.E19]*[.F19];&quot;&quot;)" office:value-type="float" office:value="0.36528" calcext:value-type="float">
            <text:p>$0,37</text:p>
          </table:table-cell>
          <table:table-cell table:style-name="ce38" office:value-type="string" calcext:value-type="string">
            <office:annotation draw:style-name="gr2" draw:text-style-name="P2" svg:width="35.84mm" svg:height="19.58mm" svg:x="160.21mm" svg:y="92.6mm" draw:caption-point-x="-4.07mm" draw:caption-point-y="1.48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49"/>
          <table:table-cell table:style-name="ce59" table:formula="of:=IFERROR(LOOKUP(IF([.I19]=&quot;&quot;;[.E19];[.I19]);{0;1;4000};{0;0.12176;0.12176});&quot;&quot;)" office:value-type="float" office:value="0.12176" calcext:value-type="float">
            <office:annotation draw:style-name="gr2" draw:text-style-name="P2" svg:width="35.56mm" svg:height="19.58mm" svg:x="196.05mm" svg:y="92.6mm" draw:caption-point-x="-4.07mm" draw:caption-point-y="1.48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2 <text:s text:c="5"/>$0.12</text:span></text:p>
              <text:p text:style-name="P1"><text:span text:style-name="T1"><text:s text:c="2"/></text:span><text:span text:style-name="T1">4000 <text:s text:c="2"/>$0.12 <text:s text:c="3"/>$487.04</text:span></text:p>
            </office:annotation>
            <text:p>$0,12</text:p>
          </table:table-cell>
          <table:table-cell table:style-name="ce68" table:formula="of:=IFERROR(IF([.I19]=&quot;&quot;;[.E19];[.I19])*[.J19];&quot;&quot;)" office:value-type="float" office:value="0.36528" calcext:value-type="float">
            <text:p>$0,37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82" office:value-type="float" office:value="67713" calcext:value-type="float">
            <text:p>67713</text:p>
          </table:table-cell>
          <table:table-cell table:style-name="ce96"/>
          <table:table-cell table:style-name="ce109" table:formula="of:=IFERROR(LOOKUP(IF([.S19]=&quot;&quot;;[.E19];[.S19]);{0;1;10;100;500;1000;4000;8000;24000;48000};{0;0.471;0.273;0.165;0.151;0.135;0.1;0.091;0.089;0.078});&quot;&quot;)" office:value-type="float" office:value="0.471" calcext:value-type="float">
            <office:annotation draw:style-name="gr6" draw:text-style-name="P2" svg:width="35.56mm" svg:height="42.81mm" svg:x="426.77mm" svg:y="80.99mm" draw:caption-point-x="-4.07mm" draw:caption-point-y="13.09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7 <text:s text:c="5"/>$0.47</text:span></text:p>
              <text:p text:style-name="P1"><text:span text:style-name="T1"><text:s text:c="4"/></text:span><text:span text:style-name="T1">10 <text:s text:c="2"/>$0.27 <text:s text:c="5"/>$2.73</text:span></text:p>
              <text:p text:style-name="P1"><text:span text:style-name="T1"><text:s text:c="3"/></text:span><text:span text:style-name="T1">100 <text:s text:c="2"/>$0.17 <text:s text:c="4"/>$16.5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4 <text:s text:c="3"/>$135.00</text:span></text:p>
              <text:p text:style-name="P1"><text:span text:style-name="T1"><text:s text:c="2"/></text:span><text:span text:style-name="T1">4000 <text:s text:c="2"/>$0.10 <text:s text:c="3"/>$400.00</text:span></text:p>
              <text:p text:style-name="P1"><text:span text:style-name="T1"><text:s text:c="2"/></text:span><text:span text:style-name="T1">8000 <text:s text:c="2"/>$0.09 <text:s text:c="3"/>$728.00</text:span></text:p>
              <text:p text:style-name="P1"><text:span text:style-name="T1"><text:s/></text:span><text:span text:style-name="T1">24000 <text:s text:c="2"/>$0.09 <text:s text:c="2"/>$2136.00</text:span></text:p>
              <text:p text:style-name="P1"><text:span text:style-name="T1"><text:s/></text:span><text:span text:style-name="T1">48000 <text:s text:c="2"/>$0.08 <text:s text:c="2"/>$3744.00</text:span></text:p>
            </office:annotation>
            <text:p>$0,47</text:p>
          </table:table-cell>
          <table:table-cell table:style-name="ce122" table:formula="of:=IFERROR(IF([.S19]=&quot;&quot;;[.E19];[.S19])*[.T19];&quot;&quot;)" office:value-type="float" office:value="1.413" calcext:value-type="float">
            <text:p>$1,41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35" office:value-type="float" office:value="860" calcext:value-type="float">
            <text:p>860</text:p>
          </table:table-cell>
          <table:table-cell table:style-name="ce144" office:value-type="float" office:value="3" calcext:value-type="float">
            <text:p>3</text:p>
          </table:table-cell>
          <table:table-cell table:style-name="ce152" table:formula="of:=IFERROR(LOOKUP(IF([.X19]=&quot;&quot;;[.E19];[.X19]);{0;1;10;25;50;100;250;500;1000};{0;0.266;0.266;0.231;0.196;0.161;0.154;0.147;0.132});&quot;&quot;)" office:value-type="float" office:value="0.266" calcext:value-type="float">
            <office:annotation draw:style-name="gr7" draw:text-style-name="P2" svg:width="35.56mm" svg:height="39.41mm" svg:x="542.13mm" svg:y="82.69mm" draw:caption-point-x="-4.07mm" draw:caption-point-y="11.39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7 <text:s text:c="5"/>$0.27</text:span></text:p>
              <text:p text:style-name="P1"><text:span text:style-name="T1"><text:s text:c="4"/></text:span><text:span text:style-name="T1">10 <text:s text:c="2"/>$0.27 <text:s text:c="5"/>$2.66</text:span></text:p>
              <text:p text:style-name="P1"><text:span text:style-name="T1"><text:s text:c="4"/></text:span><text:span text:style-name="T1">25 <text:s text:c="2"/>$0.23 <text:s text:c="5"/>$5.78</text:span></text:p>
              <text:p text:style-name="P1"><text:span text:style-name="T1"><text:s text:c="4"/></text:span><text:span text:style-name="T1">50 <text:s text:c="2"/>$0.20 <text:s text:c="5"/>$9.80</text:span></text:p>
              <text:p text:style-name="P1"><text:span text:style-name="T1"><text:s text:c="3"/></text:span><text:span text:style-name="T1">100 <text:s text:c="2"/>$0.16 <text:s text:c="4"/>$16.10</text:span></text:p>
              <text:p text:style-name="P1"><text:span text:style-name="T1"><text:s text:c="3"/></text:span><text:span text:style-name="T1">250 <text:s text:c="2"/>$0.15 <text:s text:c="4"/>$38.50</text:span></text:p>
              <text:p text:style-name="P1"><text:span text:style-name="T1"><text:s text:c="3"/></text:span><text:span text:style-name="T1">500 <text:s text:c="2"/>$0.15 <text:s text:c="4"/>$73.50</text:span></text:p>
              <text:p text:style-name="P1"><text:span text:style-name="T1"><text:s text:c="2"/></text:span><text:span text:style-name="T1">1000 <text:s text:c="2"/>$0.13 <text:s text:c="3"/>$132.00</text:span></text:p>
            </office:annotation>
            <text:p>$0,27</text:p>
          </table:table-cell>
          <table:table-cell table:style-name="ce160" table:formula="of:=IFERROR(IF([.X19]=&quot;&quot;;[.E19];[.X19])*[.Y19];&quot;&quot;)" office:value-type="float" office:value="0.798" calcext:value-type="float">
            <text:p>$0,8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201-R255,R501-R513,R515-R518,R520,R522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esistors_SMD:R_1206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20" table:formula="of:=BoardQty*74" office:value-type="float" office:value="222" calcext:value-type="float">
            <text:p>222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12176" calcext:value-type="float">
            <text:p>$0,12</text:p>
          </table:table-cell>
          <table:table-cell table:style-name="ce30" table:formula="of:=IFERROR([.E20]*[.F20];&quot;&quot;)" office:value-type="float" office:value="27.03072" calcext:value-type="float">
            <text:p>$27,03</text:p>
          </table:table-cell>
          <table:table-cell table:style-name="ce39" office:value-type="string" calcext:value-type="string">
            <office:annotation draw:style-name="gr1" draw:text-style-name="P2" svg:width="35.84mm" svg:height="19.57mm" svg:x="160.21mm" svg:y="97.9mm" draw:caption-point-x="-4.07mm" draw:caption-point-y="1.04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50"/>
          <table:table-cell table:style-name="ce60" table:formula="of:=IFERROR(LOOKUP(IF([.I20]=&quot;&quot;;[.E20];[.I20]);{0;1;4000};{0;0.12176;0.12176});&quot;&quot;)" office:value-type="float" office:value="0.12176" calcext:value-type="float">
            <office:annotation draw:style-name="gr1" draw:text-style-name="P2" svg:width="35.56mm" svg:height="19.57mm" svg:x="196.05mm" svg:y="97.9mm" draw:caption-point-x="-4.07mm" draw:caption-point-y="1.04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2 <text:s text:c="5"/>$0.12</text:span></text:p>
              <text:p text:style-name="P1"><text:span text:style-name="T1"><text:s text:c="2"/></text:span><text:span text:style-name="T1">4000 <text:s text:c="2"/>$0.12 <text:s text:c="3"/>$487.04</text:span></text:p>
            </office:annotation>
            <text:p>$0,12</text:p>
          </table:table-cell>
          <table:table-cell table:style-name="ce69" table:formula="of:=IFERROR(IF([.I20]=&quot;&quot;;[.E20];[.I20])*[.J20];&quot;&quot;)" office:value-type="float" office:value="27.03072" calcext:value-type="float">
            <text:p>$27,03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83" office:value-type="float" office:value="67713" calcext:value-type="float">
            <text:p>67713</text:p>
          </table:table-cell>
          <table:table-cell table:style-name="ce97"/>
          <table:table-cell table:style-name="ce110" table:formula="of:=IFERROR(LOOKUP(IF([.S20]=&quot;&quot;;[.E20];[.S20]);{0;1;10;100;500;1000;4000;8000;24000;48000};{0;0.471;0.273;0.165;0.151;0.135;0.1;0.091;0.089;0.078});&quot;&quot;)" office:value-type="float" office:value="0.165" calcext:value-type="float">
            <office:annotation draw:style-name="gr6" draw:text-style-name="P2" svg:width="35.56mm" svg:height="42.81mm" svg:x="426.77mm" svg:y="86.28mm" draw:caption-point-x="-4.07mm" draw:caption-point-y="12.66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7 <text:s text:c="5"/>$0.47</text:span></text:p>
              <text:p text:style-name="P1"><text:span text:style-name="T1"><text:s text:c="4"/></text:span><text:span text:style-name="T1">10 <text:s text:c="2"/>$0.27 <text:s text:c="5"/>$2.73</text:span></text:p>
              <text:p text:style-name="P1"><text:span text:style-name="T1"><text:s text:c="3"/></text:span><text:span text:style-name="T1">100 <text:s text:c="2"/>$0.17 <text:s text:c="4"/>$16.5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4 <text:s text:c="3"/>$135.00</text:span></text:p>
              <text:p text:style-name="P1"><text:span text:style-name="T1"><text:s text:c="2"/></text:span><text:span text:style-name="T1">4000 <text:s text:c="2"/>$0.10 <text:s text:c="3"/>$400.00</text:span></text:p>
              <text:p text:style-name="P1"><text:span text:style-name="T1"><text:s text:c="2"/></text:span><text:span text:style-name="T1">8000 <text:s text:c="2"/>$0.09 <text:s text:c="3"/>$728.00</text:span></text:p>
              <text:p text:style-name="P1"><text:span text:style-name="T1"><text:s/></text:span><text:span text:style-name="T1">24000 <text:s text:c="2"/>$0.09 <text:s text:c="2"/>$2136.00</text:span></text:p>
              <text:p text:style-name="P1"><text:span text:style-name="T1"><text:s/></text:span><text:span text:style-name="T1">48000 <text:s text:c="2"/>$0.08 <text:s text:c="2"/>$3744.00</text:span></text:p>
            </office:annotation>
            <text:p>$0,17</text:p>
          </table:table-cell>
          <table:table-cell table:style-name="ce123" table:formula="of:=IFERROR(IF([.S20]=&quot;&quot;;[.E20];[.S20])*[.T20];&quot;&quot;)" office:value-type="float" office:value="36.63" calcext:value-type="float">
            <text:p>$36,63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36" office:value-type="float" office:value="860" calcext:value-type="float">
            <text:p>860</text:p>
          </table:table-cell>
          <table:table-cell table:style-name="ce145" office:value-type="float" office:value="222" calcext:value-type="float">
            <text:p>222</text:p>
          </table:table-cell>
          <table:table-cell table:style-name="ce153" table:formula="of:=IFERROR(LOOKUP(IF([.X20]=&quot;&quot;;[.E20];[.X20]);{0;1;10;25;50;100;250;500;1000};{0;0.266;0.266;0.231;0.196;0.161;0.154;0.147;0.132});&quot;&quot;)" office:value-type="float" office:value="0.161" calcext:value-type="float">
            <office:annotation draw:style-name="gr7" draw:text-style-name="P2" svg:width="35.56mm" svg:height="39.41mm" svg:x="542.13mm" svg:y="87.98mm" draw:caption-point-x="-4.07mm" draw:caption-point-y="10.96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7 <text:s text:c="5"/>$0.27</text:span></text:p>
              <text:p text:style-name="P1"><text:span text:style-name="T1"><text:s text:c="4"/></text:span><text:span text:style-name="T1">10 <text:s text:c="2"/>$0.27 <text:s text:c="5"/>$2.66</text:span></text:p>
              <text:p text:style-name="P1"><text:span text:style-name="T1"><text:s text:c="4"/></text:span><text:span text:style-name="T1">25 <text:s text:c="2"/>$0.23 <text:s text:c="5"/>$5.78</text:span></text:p>
              <text:p text:style-name="P1"><text:span text:style-name="T1"><text:s text:c="4"/></text:span><text:span text:style-name="T1">50 <text:s text:c="2"/>$0.20 <text:s text:c="5"/>$9.80</text:span></text:p>
              <text:p text:style-name="P1"><text:span text:style-name="T1"><text:s text:c="3"/></text:span><text:span text:style-name="T1">100 <text:s text:c="2"/>$0.16 <text:s text:c="4"/>$16.10</text:span></text:p>
              <text:p text:style-name="P1"><text:span text:style-name="T1"><text:s text:c="3"/></text:span><text:span text:style-name="T1">250 <text:s text:c="2"/>$0.15 <text:s text:c="4"/>$38.50</text:span></text:p>
              <text:p text:style-name="P1"><text:span text:style-name="T1"><text:s text:c="3"/></text:span><text:span text:style-name="T1">500 <text:s text:c="2"/>$0.15 <text:s text:c="4"/>$73.50</text:span></text:p>
              <text:p text:style-name="P1"><text:span text:style-name="T1"><text:s text:c="2"/></text:span><text:span text:style-name="T1">1000 <text:s text:c="2"/>$0.13 <text:s text:c="3"/>$132.00</text:span></text:p>
            </office:annotation>
            <text:p>$0,16</text:p>
          </table:table-cell>
          <table:table-cell table:style-name="ce161" table:formula="of:=IFERROR(IF([.X20]=&quot;&quot;;[.E20];[.X20])*[.Y20];&quot;&quot;)" office:value-type="float" office:value="35.742" calcext:value-type="float">
            <text:p>$35,74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RESET50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Buttons_Switches_THT:SW_PUSH-12mm</text:p>
          </table:table-cell>
          <table:table-cell/>
          <table:table-cell table:style-name="ce21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21]*[.F21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RV201,RV203,RV204,RV206,RV207,RV209,RV211-RV213,RV215-RV217</text:p>
          </table:table-cell>
          <table:table-cell table:style-name="ce4" office:value-type="string" calcext:value-type="string">
            <text:p>POT</text:p>
          </table:table-cell>
          <table:table-cell/>
          <table:table-cell table:style-name="ce4" office:value-type="string" calcext:value-type="string">
            <text:p>RK09D1130A1L</text:p>
          </table:table-cell>
          <table:table-cell table:style-name="ce22" table:formula="of:=BoardQty*12" office:value-type="float" office:value="36" calcext:value-type="float">
            <text:p>3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6269392" calcext:value-type="float">
            <text:p>$0,63</text:p>
          </table:table-cell>
          <table:table-cell table:style-name="ce30" table:formula="of:=IFERROR([.E22]*[.F22];&quot;&quot;)" office:value-type="float" office:value="22.5698112" calcext:value-type="float">
            <text:p>$22,57</text:p>
          </table:table-cell>
          <table:table-cell table:number-columns-repeated="10"/>
          <table:table-cell table:style-name="ce84" office:value-type="float" office:value="1696" calcext:value-type="float">
            <text:p>1696</text:p>
          </table:table-cell>
          <table:table-cell table:style-name="ce98"/>
          <table:table-cell table:style-name="ce111" table:formula="of:=IFERROR(LOOKUP(IF([.S22]=&quot;&quot;;[.E22];[.S22]);{0;1;25;50;100;500;1000;2500;5000;10000};{0;1.18;1.06;0.999;0.944;0.851;0.84;0.833;0.826;0.824});&quot;&quot;)" office:value-type="float" office:value="1.06" calcext:value-type="float">
            <office:annotation draw:style-name="gr6" draw:text-style-name="P2" svg:width="35.56mm" svg:height="42.81mm" svg:x="426.77mm" svg:y="96.87mm" draw:caption-point-x="-4.07mm" draw:caption-point-y="12.23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1.18 <text:s text:c="5"/>$1.18</text:span></text:p>
              <text:p text:style-name="P1"><text:span text:style-name="T1"><text:s text:c="4"/></text:span><text:span text:style-name="T1">25 <text:s text:c="2"/>$1.06 <text:s text:c="4"/>$26.50</text:span></text:p>
              <text:p text:style-name="P1"><text:span text:style-name="T1"><text:s text:c="4"/></text:span><text:span text:style-name="T1">50 <text:s text:c="2"/>$1.00 <text:s text:c="4"/>$49.95</text:span></text:p>
              <text:p text:style-name="P1"><text:span text:style-name="T1"><text:s text:c="3"/></text:span><text:span text:style-name="T1">100 <text:s text:c="2"/>$0.94 <text:s text:c="4"/>$94.40</text:span></text:p>
              <text:p text:style-name="P1"><text:span text:style-name="T1"><text:s text:c="3"/></text:span><text:span text:style-name="T1">500 <text:s text:c="2"/>$0.85 <text:s text:c="3"/>$425.50</text:span></text:p>
              <text:p text:style-name="P1"><text:span text:style-name="T1"><text:s text:c="2"/></text:span><text:span text:style-name="T1">1000 <text:s text:c="2"/>$0.84 <text:s text:c="3"/>$840.00</text:span></text:p>
              <text:p text:style-name="P1"><text:span text:style-name="T1"><text:s text:c="2"/></text:span><text:span text:style-name="T1">2500 <text:s text:c="2"/>$0.83 <text:s text:c="2"/>$2082.50</text:span></text:p>
              <text:p text:style-name="P1"><text:span text:style-name="T1"><text:s text:c="2"/></text:span><text:span text:style-name="T1">5000 <text:s text:c="2"/>$0.83 <text:s text:c="2"/>$4130.00</text:span></text:p>
              <text:p text:style-name="P1"><text:span text:style-name="T1"><text:s/></text:span><text:span text:style-name="T1">10000 <text:s text:c="2"/>$0.82 <text:s text:c="2"/>$8240.00</text:span></text:p>
            </office:annotation>
            <text:p>$1,06</text:p>
          </table:table-cell>
          <table:table-cell table:style-name="ce124" table:formula="of:=IFERROR(IF([.S22]=&quot;&quot;;[.E22];[.S22])*[.T22];&quot;&quot;)" office:value-type="float" office:value="38.16" calcext:value-type="float">
            <text:p>$38,16</text:p>
          </table:table-cell>
          <table:table-cell table:style-name="ce73" office:value-type="string" calcext:value-type="string">
            <text:p><text:a xlink:href="https://www.mouser.com/Search/Refine.aspx?Keyword=RK09D1130A1L+" xlink:type="simple">688-RK09D1130A1L</text:a></text:p>
          </table:table-cell>
          <table:table-cell table:number-columns-repeated="5"/>
          <table:table-cell table:style-name="ce165" office:value-type="float" office:value="2000" calcext:value-type="float">
            <text:p>2000</text:p>
          </table:table-cell>
          <table:table-cell table:style-name="ce169" office:value-type="float" office:value="36" calcext:value-type="float">
            <text:p>36</text:p>
          </table:table-cell>
          <table:table-cell table:style-name="ce172" table:formula="of:=IFERROR(LOOKUP(IF([.AC22]=&quot;&quot;;[.E22];[.AC22]);{0;1;1000};{0;0.6269392;0.6269392});&quot;&quot;)" office:value-type="float" office:value="0.6269392" calcext:value-type="float">
            <office:annotation draw:style-name="gr2" draw:text-style-name="P2" svg:width="35.55mm" svg:height="19.58mm" svg:x="657.49mm" svg:y="108.48mm" draw:caption-point-x="-4.07mm" draw:caption-point-y="0.62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63 <text:s text:c="5"/>$0.63</text:span></text:p>
              <text:p text:style-name="P1"><text:span text:style-name="T1"><text:s text:c="2"/></text:span><text:span text:style-name="T1">1000 <text:s text:c="2"/>$0.63 <text:s text:c="3"/>$626.94</text:span></text:p>
            </office:annotation>
            <text:p>$0,63</text:p>
          </table:table-cell>
          <table:table-cell table:style-name="ce175" table:formula="of:=IFERROR(IF([.AC22]=&quot;&quot;;[.E22];[.AC22])*[.AD22];&quot;&quot;)" office:value-type="float" office:value="22.5698112" calcext:value-type="float">
            <text:p>$22,57</text:p>
          </table:table-cell>
          <table:table-cell table:style-name="ce73" office:value-type="string" calcext:value-type="string">
            <text:p><text:a xlink:href="http://it.rs-online.com/web/p/potenziometri/1727564/" xlink:type="simple">172-7564</text:a>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RV202,RV205,RV208,RV210,RV214,RV218-RV222</text:p>
          </table:table-cell>
          <table:table-cell table:style-name="ce4" office:value-type="string" calcext:value-type="string">
            <text:p>POT</text:p>
          </table:table-cell>
          <table:table-cell/>
          <table:table-cell table:style-name="ce4" office:value-type="string" calcext:value-type="string">
            <text:p>RS6011YA6009</text:p>
          </table:table-cell>
          <table:table-cell table:style-name="ce23" table:formula="of:=BoardQty*10" office:value-type="float" office:value="30" calcext:value-type="float">
            <text:p>30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3.58" calcext:value-type="float">
            <text:p>$3,58</text:p>
          </table:table-cell>
          <table:table-cell table:style-name="ce30" table:formula="of:=IFERROR([.E23]*[.F23];&quot;&quot;)" office:value-type="float" office:value="107.4" calcext:value-type="float">
            <text:p>$107,40</text:p>
          </table:table-cell>
          <table:table-cell table:number-columns-repeated="10"/>
          <table:table-cell table:style-name="ce85" office:value-type="float" office:value="691" calcext:value-type="float">
            <text:p>691</text:p>
          </table:table-cell>
          <table:table-cell table:style-name="ce99" office:value-type="float" office:value="30" calcext:value-type="float">
            <text:p>30</text:p>
          </table:table-cell>
          <table:table-cell table:style-name="ce112" table:formula="of:=IFERROR(LOOKUP(IF([.S23]=&quot;&quot;;[.E23];[.S23]);{0;1;25;50;100;200;500;1000;2000;5000};{0;4.45;3.58;2.98;2.7;2.38;2.3;2.2;2.08;1.75});&quot;&quot;)" office:value-type="float" office:value="3.58" calcext:value-type="float">
            <office:annotation draw:style-name="gr6" draw:text-style-name="P2" svg:width="35.56mm" svg:height="42.81mm" svg:x="426.77mm" svg:y="102.16mm" draw:caption-point-x="-4.07mm" draw:caption-point-y="11.81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4.45 <text:s text:c="5"/>$4.45</text:span></text:p>
              <text:p text:style-name="P1"><text:span text:style-name="T1"><text:s text:c="4"/></text:span><text:span text:style-name="T1">25 <text:s text:c="2"/>$3.58 <text:s text:c="4"/>$89.50</text:span></text:p>
              <text:p text:style-name="P1"><text:span text:style-name="T1"><text:s text:c="4"/></text:span><text:span text:style-name="T1">50 <text:s text:c="2"/>$2.98 <text:s text:c="3"/>$149.00</text:span></text:p>
              <text:p text:style-name="P1"><text:span text:style-name="T1"><text:s text:c="3"/></text:span><text:span text:style-name="T1">100 <text:s text:c="2"/>$2.70 <text:s text:c="3"/>$270.00</text:span></text:p>
              <text:p text:style-name="P1"><text:span text:style-name="T1"><text:s text:c="3"/></text:span><text:span text:style-name="T1">200 <text:s text:c="2"/>$2.38 <text:s text:c="3"/>$476.00</text:span></text:p>
              <text:p text:style-name="P1"><text:span text:style-name="T1"><text:s text:c="3"/></text:span><text:span text:style-name="T1">500 <text:s text:c="2"/>$2.30 <text:s text:c="2"/>$1150.00</text:span></text:p>
              <text:p text:style-name="P1"><text:span text:style-name="T1"><text:s text:c="2"/></text:span><text:span text:style-name="T1">1000 <text:s text:c="2"/>$2.20 <text:s text:c="2"/>$2200.00</text:span></text:p>
              <text:p text:style-name="P1"><text:span text:style-name="T1"><text:s text:c="2"/></text:span><text:span text:style-name="T1">2000 <text:s text:c="2"/>$2.08 <text:s text:c="2"/>$4160.00</text:span></text:p>
              <text:p text:style-name="P1"><text:span text:style-name="T1"><text:s text:c="2"/></text:span><text:span text:style-name="T1">5000 <text:s text:c="2"/>$1.75 <text:s text:c="2"/>$8750.00</text:span></text:p>
            </office:annotation>
            <text:p>$3,58</text:p>
          </table:table-cell>
          <table:table-cell table:style-name="ce125" table:formula="of:=IFERROR(IF([.S23]=&quot;&quot;;[.E23];[.S23])*[.T23];&quot;&quot;)" office:value-type="float" office:value="107.4" calcext:value-type="float">
            <text:p>$107,40</text:p>
          </table:table-cell>
          <table:table-cell table:style-name="ce73" office:value-type="string" calcext:value-type="string">
            <text:p><text:a xlink:href="https://www.mouser.com/Search/Refine.aspx?Keyword=RS6011YA6009+" xlink:type="simple">688-RS6011YA6009</text:a>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SW501</text:p>
          </table:table-cell>
          <table:table-cell table:style-name="ce4" office:value-type="string" calcext:value-type="string">
            <text:p>PEC11R-4215F-S0024</text:p>
          </table:table-cell>
          <table:table-cell table:style-name="ce4" office:value-type="string" calcext:value-type="string">
            <text:p>MATHSTERK:Rotary_Encoder_Switched_PEC11R</text:p>
          </table:table-cell>
          <table:table-cell table:style-name="ce4" office:value-type="string" calcext:value-type="string">
            <text:p>PEC11R-4215F-S0024</text:p>
          </table:table-cell>
          <table:table-cell table:style-name="ce24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1.63" calcext:value-type="float">
            <text:p>$1,63</text:p>
          </table:table-cell>
          <table:table-cell table:style-name="ce30" table:formula="of:=IFERROR([.E24]*[.F24];&quot;&quot;)" office:value-type="float" office:value="4.89" calcext:value-type="float">
            <text:p>$4,89</text:p>
          </table:table-cell>
          <table:table-cell table:style-name="ce40" office:value-type="float" office:value="2578" calcext:value-type="float">
            <text:p>2578</text:p>
          </table:table-cell>
          <table:table-cell table:style-name="ce51"/>
          <table:table-cell table:style-name="ce61" table:formula="of:=IFERROR(LOOKUP(IF([.I24]=&quot;&quot;;[.E24];[.I24]);{0;1;10;25;50;100;250;500;1000;5000};{0;1.68;1.566;1.4792;1.305;1.073;1.044;0.986;0.928;0.812});&quot;&quot;)" office:value-type="float" office:value="1.68" calcext:value-type="float">
            <office:annotation draw:style-name="gr6" draw:text-style-name="P2" svg:width="35.56mm" svg:height="42.81mm" svg:x="196.05mm" svg:y="107.45mm" draw:caption-point-x="-4.07mm" draw:caption-point-y="11.39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1.68 <text:s text:c="5"/>$1.68</text:span></text:p>
              <text:p text:style-name="P1"><text:span text:style-name="T1"><text:s text:c="4"/></text:span><text:span text:style-name="T1">10 <text:s text:c="2"/>$1.57 <text:s text:c="4"/>$15.66</text:span></text:p>
              <text:p text:style-name="P1"><text:span text:style-name="T1"><text:s text:c="4"/></text:span><text:span text:style-name="T1">25 <text:s text:c="2"/>$1.48 <text:s text:c="4"/>$36.98</text:span></text:p>
              <text:p text:style-name="P1"><text:span text:style-name="T1"><text:s text:c="4"/></text:span><text:span text:style-name="T1">50 <text:s text:c="2"/>$1.30 <text:s text:c="4"/>$65.25</text:span></text:p>
              <text:p text:style-name="P1"><text:span text:style-name="T1"><text:s text:c="3"/></text:span><text:span text:style-name="T1">100 <text:s text:c="2"/>$1.07 <text:s text:c="3"/>$107.30</text:span></text:p>
              <text:p text:style-name="P1"><text:span text:style-name="T1"><text:s text:c="3"/></text:span><text:span text:style-name="T1">250 <text:s text:c="2"/>$1.04 <text:s text:c="3"/>$261.00</text:span></text:p>
              <text:p text:style-name="P1"><text:span text:style-name="T1"><text:s text:c="3"/></text:span><text:span text:style-name="T1">500 <text:s text:c="2"/>$0.99 <text:s text:c="3"/>$493.00</text:span></text:p>
              <text:p text:style-name="P1"><text:span text:style-name="T1"><text:s text:c="2"/></text:span><text:span text:style-name="T1">1000 <text:s text:c="2"/>$0.93 <text:s text:c="3"/>$928.00</text:span></text:p>
              <text:p text:style-name="P1"><text:span text:style-name="T1"><text:s text:c="2"/></text:span><text:span text:style-name="T1">5000 <text:s text:c="2"/>$0.81 <text:s text:c="2"/>$4060.00</text:span></text:p>
            </office:annotation>
            <text:p>$1,68</text:p>
          </table:table-cell>
          <table:table-cell table:style-name="ce70" table:formula="of:=IFERROR(IF([.I24]=&quot;&quot;;[.E24];[.I24])*[.J24];&quot;&quot;)" office:value-type="float" office:value="5.04" calcext:value-type="float">
            <text:p>$5,04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PEC11R-4215F-S0024+" xlink:type="simple">PEC11R-4215F-S0024-ND</text:a></text:p>
          </table:table-cell>
          <table:table-cell table:number-columns-repeated="5"/>
          <table:table-cell table:style-name="ce86" office:value-type="float" office:value="1471" calcext:value-type="float">
            <text:p>1471</text:p>
          </table:table-cell>
          <table:table-cell table:style-name="ce100"/>
          <table:table-cell table:style-name="ce113" table:formula="of:=IFERROR(LOOKUP(IF([.S24]=&quot;&quot;;[.E24];[.S24]);{0;1;10;50;100;250;500;1000};{0;1.68;1.48;1.3;1.11;1.08;1.05;1.02});&quot;&quot;)" office:value-type="float" office:value="1.68" calcext:value-type="float">
            <office:annotation draw:style-name="gr5" draw:text-style-name="P2" svg:width="35.56mm" svg:height="36.01mm" svg:x="426.77mm" svg:y="110.85mm" draw:caption-point-x="-4.07mm" draw:caption-point-y="7.99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1.68 <text:s text:c="5"/>$1.68</text:span></text:p>
              <text:p text:style-name="P1"><text:span text:style-name="T1"><text:s text:c="4"/></text:span><text:span text:style-name="T1">10 <text:s text:c="2"/>$1.48 <text:s text:c="4"/>$14.80</text:span></text:p>
              <text:p text:style-name="P1"><text:span text:style-name="T1"><text:s text:c="4"/></text:span><text:span text:style-name="T1">50 <text:s text:c="2"/>$1.30 <text:s text:c="4"/>$65.00</text:span></text:p>
              <text:p text:style-name="P1"><text:span text:style-name="T1"><text:s text:c="3"/></text:span><text:span text:style-name="T1">100 <text:s text:c="2"/>$1.11 <text:s text:c="3"/>$111.00</text:span></text:p>
              <text:p text:style-name="P1"><text:span text:style-name="T1"><text:s text:c="3"/></text:span><text:span text:style-name="T1">250 <text:s text:c="2"/>$1.08 <text:s text:c="3"/>$270.00</text:span></text:p>
              <text:p text:style-name="P1"><text:span text:style-name="T1"><text:s text:c="3"/></text:span><text:span text:style-name="T1">500 <text:s text:c="2"/>$1.05 <text:s text:c="3"/>$525.00</text:span></text:p>
              <text:p text:style-name="P1"><text:span text:style-name="T1"><text:s text:c="2"/></text:span><text:span text:style-name="T1">1000 <text:s text:c="2"/>$1.02 <text:s text:c="2"/>$1020.00</text:span></text:p>
            </office:annotation>
            <text:p>$1,68</text:p>
          </table:table-cell>
          <table:table-cell table:style-name="ce126" table:formula="of:=IFERROR(IF([.S24]=&quot;&quot;;[.E24];[.S24])*[.T24];&quot;&quot;)" office:value-type="float" office:value="5.04" calcext:value-type="float">
            <text:p>$5,04</text:p>
          </table:table-cell>
          <table:table-cell table:style-name="ce73" office:value-type="string" calcext:value-type="string">
            <text:p><text:a xlink:href="https://www.mouser.com/Search/Refine.aspx?Keyword=PEC11R-4215F-S0024+" xlink:type="simple">652-PEC11R-4215F-S24</text:a></text:p>
          </table:table-cell>
          <table:table-cell table:style-name="ce137" office:value-type="float" office:value="5" calcext:value-type="float">
            <text:p>5</text:p>
          </table:table-cell>
          <table:table-cell table:style-name="ce146" office:value-type="float" office:value="3" calcext:value-type="float">
            <text:p>3</text:p>
          </table:table-cell>
          <table:table-cell table:style-name="ce154" table:formula="of:=IFERROR(LOOKUP(IF([.X24]=&quot;&quot;;[.E24];[.X24]);{0;1;10;25;50;100;500;1000;2500};{0;1.63;1.44;1.36;1.27;1.05;0.957;0.901;0.844});&quot;&quot;)" office:value-type="float" office:value="1.63" calcext:value-type="float">
            <office:annotation draw:style-name="gr7" draw:text-style-name="P2" svg:width="35.56mm" svg:height="39.41mm" svg:x="542.13mm" svg:y="109.15mm" draw:caption-point-x="-4.07mm" draw:caption-point-y="9.69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1.63 <text:s text:c="5"/>$1.63</text:span></text:p>
              <text:p text:style-name="P1"><text:span text:style-name="T1"><text:s text:c="4"/></text:span><text:span text:style-name="T1">10 <text:s text:c="2"/>$1.44 <text:s text:c="4"/>$14.40</text:span></text:p>
              <text:p text:style-name="P1"><text:span text:style-name="T1"><text:s text:c="4"/></text:span><text:span text:style-name="T1">25 <text:s text:c="2"/>$1.36 <text:s text:c="4"/>$34.00</text:span></text:p>
              <text:p text:style-name="P1"><text:span text:style-name="T1"><text:s text:c="4"/></text:span><text:span text:style-name="T1">50 <text:s text:c="2"/>$1.27 <text:s text:c="4"/>$63.50</text:span></text:p>
              <text:p text:style-name="P1"><text:span text:style-name="T1"><text:s text:c="3"/></text:span><text:span text:style-name="T1">100 <text:s text:c="2"/>$1.05 <text:s text:c="3"/>$105.00</text:span></text:p>
              <text:p text:style-name="P1"><text:span text:style-name="T1"><text:s text:c="3"/></text:span><text:span text:style-name="T1">500 <text:s text:c="2"/>$0.96 <text:s text:c="3"/>$478.50</text:span></text:p>
              <text:p text:style-name="P1"><text:span text:style-name="T1"><text:s text:c="2"/></text:span><text:span text:style-name="T1">1000 <text:s text:c="2"/>$0.90 <text:s text:c="3"/>$901.00</text:span></text:p>
              <text:p text:style-name="P1"><text:span text:style-name="T1"><text:s text:c="2"/></text:span><text:span text:style-name="T1">2500 <text:s text:c="2"/>$0.84 <text:s text:c="2"/>$2110.00</text:span></text:p>
            </office:annotation>
            <text:p>$1,63</text:p>
          </table:table-cell>
          <table:table-cell table:style-name="ce162" table:formula="of:=IFERROR(IF([.X24]=&quot;&quot;;[.E24];[.X24])*[.Y24];&quot;&quot;)" office:value-type="float" office:value="4.89" calcext:value-type="float">
            <text:p>$4,89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PEC11R-4215F-S0024+" xlink:type="simple">46Y2635</text:a></text:p>
          </table:table-cell>
          <table:table-cell table:style-name="ce166" office:value-type="float" office:value="600" calcext:value-type="float">
            <text:p>600</text:p>
          </table:table-cell>
          <table:table-cell table:style-name="ce170"/>
          <table:table-cell table:style-name="ce173" table:formula="of:=IFERROR(LOOKUP(IF([.AC24]=&quot;&quot;;[.E24];[.AC24]);{0;1;75};{0;1.9231952;1.9231952});&quot;&quot;)" office:value-type="float" office:value="1.9231952" calcext:value-type="float">
            <office:annotation draw:style-name="gr2" draw:text-style-name="P2" svg:width="35.55mm" svg:height="19.58mm" svg:x="657.49mm" svg:y="119.06mm" draw:caption-point-x="-4.07mm" draw:caption-point-y="-0.22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1.92 <text:s text:c="5"/>$1.92</text:span></text:p>
              <text:p text:style-name="P1"><text:span text:style-name="T1"><text:s text:c="4"/></text:span><text:span text:style-name="T1">75 <text:s text:c="2"/>$1.92 <text:s text:c="3"/>$144.24</text:span></text:p>
            </office:annotation>
            <text:p>$1,92</text:p>
          </table:table-cell>
          <table:table-cell table:style-name="ce176" table:formula="of:=IFERROR(IF([.AC24]=&quot;&quot;;[.E24];[.AC24])*[.AD24];&quot;&quot;)" office:value-type="float" office:value="5.7695856" calcext:value-type="float">
            <text:p>$5,77</text:p>
          </table:table-cell>
          <table:table-cell table:style-name="ce73" office:value-type="string" calcext:value-type="string">
            <text:p><text:a xlink:href="http://it.rs-online.com/web/p/encoder-meccanici-rotativi/1674653/" xlink:type="simple">167-4653</text:a></text:p>
          </table:table-cell>
          <table:table-cell table:style-name="ce179" office:value-type="float" office:value="25" calcext:value-type="float">
            <text:p>25</text:p>
          </table:table-cell>
          <table:table-cell table:style-name="ce182"/>
          <table:table-cell table:style-name="ce184" table:formula="of:=IFERROR(LOOKUP(IF([.AH24]=&quot;&quot;;[.E24];[.AH24]);{0;1;10;75;150};{0;2.01;1.65;1.29;1.25});&quot;&quot;)" office:value-type="float" office:value="2.01" calcext:value-type="float">
            <office:annotation draw:style-name="gr8" draw:text-style-name="P2" svg:width="35.56mm" svg:height="25.81mm" svg:x="772.84mm" svg:y="115.95mm" draw:caption-point-x="-4.07mm" draw:caption-point-y="2.89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2.01 <text:s text:c="5"/>$2.01</text:span></text:p>
              <text:p text:style-name="P1"><text:span text:style-name="T1"><text:s text:c="4"/></text:span><text:span text:style-name="T1">10 <text:s text:c="2"/>$1.65 <text:s text:c="4"/>$16.50</text:span></text:p>
              <text:p text:style-name="P1"><text:span text:style-name="T1"><text:s text:c="4"/></text:span><text:span text:style-name="T1">75 <text:s text:c="2"/>$1.29 <text:s text:c="4"/>$96.75</text:span></text:p>
              <text:p text:style-name="P1"><text:span text:style-name="T1"><text:s text:c="3"/></text:span><text:span text:style-name="T1">150 <text:s text:c="2"/>$1.25 <text:s text:c="3"/>$187.50</text:span></text:p>
            </office:annotation>
            <text:p>$2,01</text:p>
          </table:table-cell>
          <table:table-cell table:style-name="ce186" table:formula="of:=IFERROR(IF([.AH24]=&quot;&quot;;[.E24];[.AH24])*[.AI24];&quot;&quot;)" office:value-type="float" office:value="6.03" calcext:value-type="float">
            <text:p>$6,03</text:p>
          </table:table-cell>
          <table:table-cell table:style-name="ce73" office:value-type="string" calcext:value-type="string">
            <text:p><text:a xlink:href="https://www.tme.eu/en/details/pec11r-4215f-s0024/incremental-type-encoders/bourns/" xlink:type="simple">PEC11R-4215F-S0024</text:a></text:p>
          </table:table-cell>
          <table:table-cell table:number-columns-repeated="987"/>
        </table:table-row>
        <table:table-row table:style-name="ro2">
          <table:table-cell table:style-name="ce4" office:value-type="string" calcext:value-type="string">
            <text:p>SW201-SW255</text:p>
          </table:table-cell>
          <table:table-cell table:style-name="ce4" office:value-type="string" calcext:value-type="string">
            <text:p>SW_SPDT_6pin</text:p>
          </table:table-cell>
          <table:table-cell table:style-name="ce4" office:value-type="string" calcext:value-type="string">
            <text:p>MATHSTERK:8mm_push_button</text:p>
          </table:table-cell>
          <table:table-cell table:style-name="ce4" office:value-type="string" calcext:value-type="string">
            <text:p>MHPS2285</text:p>
          </table:table-cell>
          <table:table-cell table:style-name="ce25" table:formula="of:=BoardQty*55" office:value-type="float" office:value="165" calcext:value-type="float">
            <text:p>165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3424" calcext:value-type="float">
            <text:p>$0,34</text:p>
          </table:table-cell>
          <table:table-cell table:style-name="ce30" table:formula="of:=IFERROR([.E25]*[.F25];&quot;&quot;)" office:value-type="float" office:value="56.496" calcext:value-type="float">
            <text:p>$56,50</text:p>
          </table:table-cell>
          <table:table-cell table:style-name="ce41" office:value-type="string" calcext:value-type="string">
            <office:annotation draw:style-name="gr2" draw:text-style-name="P2" svg:width="35.84mm" svg:height="19.58mm" svg:x="160.21mm" svg:y="124.35mm" draw:caption-point-x="-4.07mm" draw:caption-point-y="-0.64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52"/>
          <table:table-cell table:style-name="ce62" table:formula="of:=IFERROR(LOOKUP(IF([.I25]=&quot;&quot;;[.E25];[.I25]);{0;1;2000};{0;0.3424;0.3424});&quot;&quot;)" office:value-type="float" office:value="0.3424" calcext:value-type="float">
            <office:annotation draw:style-name="gr2" draw:text-style-name="P2" svg:width="35.56mm" svg:height="19.58mm" svg:x="196.05mm" svg:y="124.35mm" draw:caption-point-x="-4.07mm" draw:caption-point-y="-0.64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34 <text:s text:c="5"/>$0.34</text:span></text:p>
              <text:p text:style-name="P1"><text:span text:style-name="T1"><text:s text:c="2"/></text:span><text:span text:style-name="T1">2000 <text:s text:c="2"/>$0.34 <text:s text:c="3"/>$684.80</text:span></text:p>
            </office:annotation>
            <text:p>$0,34</text:p>
          </table:table-cell>
          <table:table-cell table:style-name="ce71" table:formula="of:=IFERROR(IF([.I25]=&quot;&quot;;[.E25];[.I25])*[.J25];&quot;&quot;)" office:value-type="float" office:value="56.496" calcext:value-type="float">
            <text:p>$56,50</text:p>
          </table:table-cell>
          <table:table-cell table:style-name="ce73" office:value-type="string" calcext:value-type="string">
            <text:p><text:a xlink:href="http://www.digikey.com/product-detail/en/apem-inc/MHPS2285/MHPS2285-ND/1795385" xlink:type="simple">MHPS2285-ND</text:a></text:p>
          </table:table-cell>
          <table:table-cell table:number-columns-repeated="5"/>
          <table:table-cell table:style-name="ce87" office:value-type="float" office:value="1494" calcext:value-type="float">
            <text:p>1494</text:p>
          </table:table-cell>
          <table:table-cell table:style-name="ce101" office:value-type="float" office:value="165" calcext:value-type="float">
            <text:p>165</text:p>
          </table:table-cell>
          <table:table-cell table:style-name="ce114" table:formula="of:=IFERROR(LOOKUP(IF([.S25]=&quot;&quot;;[.E25];[.S25]);{0;1;25;50;100;250;500;1000;2000;5000};{0;0.493;0.461;0.418;0.406;0.396;0.373;0.351;0.319;0.296});&quot;&quot;)" office:value-type="float" office:value="0.406" calcext:value-type="float">
            <office:annotation draw:style-name="gr6" draw:text-style-name="P2" svg:width="35.56mm" svg:height="42.81mm" svg:x="426.77mm" svg:y="112.74mm" draw:caption-point-x="-4.07mm" draw:caption-point-y="10.97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9 <text:s text:c="5"/>$0.49</text:span></text:p>
              <text:p text:style-name="P1"><text:span text:style-name="T1"><text:s text:c="4"/></text:span><text:span text:style-name="T1">25 <text:s text:c="2"/>$0.46 <text:s text:c="4"/>$11.53</text:span></text:p>
              <text:p text:style-name="P1"><text:span text:style-name="T1"><text:s text:c="4"/></text:span><text:span text:style-name="T1">50 <text:s text:c="2"/>$0.42 <text:s text:c="4"/>$20.90</text:span></text:p>
              <text:p text:style-name="P1"><text:span text:style-name="T1"><text:s text:c="3"/></text:span><text:span text:style-name="T1">100 <text:s text:c="2"/>$0.41 <text:s text:c="4"/>$40.60</text:span></text:p>
              <text:p text:style-name="P1"><text:span text:style-name="T1"><text:s text:c="3"/></text:span><text:span text:style-name="T1">250 <text:s text:c="2"/>$0.40 <text:s text:c="4"/>$99.00</text:span></text:p>
              <text:p text:style-name="P1"><text:span text:style-name="T1"><text:s text:c="3"/></text:span><text:span text:style-name="T1">500 <text:s text:c="2"/>$0.37 <text:s text:c="3"/>$186.50</text:span></text:p>
              <text:p text:style-name="P1"><text:span text:style-name="T1"><text:s text:c="2"/></text:span><text:span text:style-name="T1">1000 <text:s text:c="2"/>$0.35 <text:s text:c="3"/>$351.00</text:span></text:p>
              <text:p text:style-name="P1"><text:span text:style-name="T1"><text:s text:c="2"/></text:span><text:span text:style-name="T1">2000 <text:s text:c="2"/>$0.32 <text:s text:c="3"/>$638.00</text:span></text:p>
              <text:p text:style-name="P1"><text:span text:style-name="T1"><text:s text:c="2"/></text:span><text:span text:style-name="T1">5000 <text:s text:c="2"/>$0.30 <text:s text:c="2"/>$1480.00</text:span></text:p>
            </office:annotation>
            <text:p>$0,41</text:p>
          </table:table-cell>
          <table:table-cell table:style-name="ce127" table:formula="of:=IFERROR(IF([.S25]=&quot;&quot;;[.E25];[.S25])*[.T25];&quot;&quot;)" office:value-type="float" office:value="66.99" calcext:value-type="float">
            <text:p>$66,99</text:p>
          </table:table-cell>
          <table:table-cell table:style-name="ce73" office:value-type="string" calcext:value-type="string">
            <text:p><text:a xlink:href="https://www.mouser.com/ProductDetail/Apem/MHPS2285?qs=sGAEpiMZZMvxtGF7dlGNpiWIsZK%2FBfC045l8Tj%252bOhG0%3D" xlink:type="simple">642-MHPS2285</text:a>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U501</text:p>
          </table:table-cell>
          <table:table-cell table:style-name="ce4" office:value-type="string" calcext:value-type="string">
            <text:p>stm32f103-china-MS</text:p>
          </table:table-cell>
          <table:table-cell table:style-name="ce4" office:value-type="string" calcext:value-type="string">
            <text:p>MATHSTERK:stm32f103c8t6-module-china-MS</text:p>
          </table:table-cell>
          <table:table-cell/>
          <table:table-cell table:style-name="ce26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26]*[.F26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502</text:p>
          </table:table-cell>
          <table:table-cell table:style-name="ce4" office:value-type="string" calcext:value-type="string">
            <text:p>PC817</text:p>
          </table:table-cell>
          <table:table-cell table:style-name="ce4" office:value-type="string" calcext:value-type="string">
            <text:p>Housings_DIP:DIP-4_W7.62mm</text:p>
          </table:table-cell>
          <table:table-cell table:style-name="ce4" office:value-type="string" calcext:value-type="string">
            <text:p>PC817X1NSZ1B</text:p>
          </table:table-cell>
          <table:table-cell table:style-name="ce27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359" calcext:value-type="float">
            <text:p>$0,36</text:p>
          </table:table-cell>
          <table:table-cell table:style-name="ce30" table:formula="of:=IFERROR([.E27]*[.F27];&quot;&quot;)" office:value-type="float" office:value="1.077" calcext:value-type="float">
            <text:p>$1,08</text:p>
          </table:table-cell>
          <table:table-cell table:style-name="ce42" office:value-type="string" calcext:value-type="string">
            <office:annotation draw:style-name="gr1" draw:text-style-name="P2" svg:width="35.84mm" svg:height="19.57mm" svg:x="160.21mm" svg:y="134.94mm" draw:caption-point-x="-4.07mm" draw:caption-point-y="-1.07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number-columns-repeated="3"/>
          <table:table-cell table:style-name="ce73" office:value-type="string" calcext:value-type="string">
            <text:p><text:a xlink:href="http://www.digikey.com/scripts/DkSearch/dksus.dll?WT.z_header=search_go&amp;lang=en&amp;keywords=PC817X1NSZ1B+" xlink:type="simple">PC817X1NSZ1B-ND</text:a></text:p>
          </table:table-cell>
          <table:table-cell table:number-columns-repeated="5"/>
          <table:table-cell table:style-name="ce88" office:value-type="string" calcext:value-type="string">
            <office:annotation draw:style-name="gr1" draw:text-style-name="P2" svg:width="35.84mm" svg:height="19.57mm" svg:x="390.93mm" svg:y="134.94mm" draw:caption-point-x="-4.07mm" draw:caption-point-y="-1.07mm">
              <dc:date>2018-05-11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102"/>
          <table:table-cell table:style-name="ce115" table:formula="of:=IFERROR(LOOKUP(IF([.S27]=&quot;&quot;;[.E27];[.S27]);{0;1;10;100;500;1000;2500;5000;10000;25000};{0;0.359;0.23;0.174;0.151;0.119;0.1;0.098;0.096;0.094});&quot;&quot;)" office:value-type="float" office:value="0.359" calcext:value-type="float">
            <office:annotation draw:style-name="gr6" draw:text-style-name="P2" svg:width="35.56mm" svg:height="42.81mm" svg:x="426.77mm" svg:y="123.32mm" draw:caption-point-x="-4.07mm" draw:caption-point-y="10.55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36 <text:s text:c="5"/>$0.36</text:span></text:p>
              <text:p text:style-name="P1"><text:span text:style-name="T1"><text:s text:c="4"/></text:span><text:span text:style-name="T1">10 <text:s text:c="2"/>$0.23 <text:s text:c="5"/>$2.30</text:span></text:p>
              <text:p text:style-name="P1"><text:span text:style-name="T1"><text:s text:c="3"/></text:span><text:span text:style-name="T1">100 <text:s text:c="2"/>$0.17 <text:s text:c="4"/>$17.4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2 <text:s text:c="3"/>$119.00</text:span></text:p>
              <text:p text:style-name="P1"><text:span text:style-name="T1"><text:s text:c="2"/></text:span><text:span text:style-name="T1">2500 <text:s text:c="2"/>$0.10 <text:s text:c="3"/>$250.00</text:span></text:p>
              <text:p text:style-name="P1"><text:span text:style-name="T1"><text:s text:c="2"/></text:span><text:span text:style-name="T1">5000 <text:s text:c="2"/>$0.10 <text:s text:c="3"/>$490.00</text:span></text:p>
              <text:p text:style-name="P1"><text:span text:style-name="T1"><text:s/></text:span><text:span text:style-name="T1">10000 <text:s text:c="2"/>$0.10 <text:s text:c="3"/>$960.00</text:span></text:p>
              <text:p text:style-name="P1"><text:span text:style-name="T1"><text:s/></text:span><text:span text:style-name="T1">25000 <text:s text:c="2"/>$0.09 <text:s text:c="2"/>$2350.00</text:span></text:p>
            </office:annotation>
            <text:p>$0,36</text:p>
          </table:table-cell>
          <table:table-cell table:style-name="ce128" table:formula="of:=IFERROR(IF([.S27]=&quot;&quot;;[.E27];[.S27])*[.T27];&quot;&quot;)" office:value-type="float" office:value="1.077" calcext:value-type="float">
            <text:p>$1,08</text:p>
          </table:table-cell>
          <table:table-cell table:style-name="ce73" office:value-type="string" calcext:value-type="string">
            <text:p><text:a xlink:href="https://www.mouser.com/Search/Refine.aspx?Keyword=PC817X1NSZ1B+" xlink:type="simple">852-PC817X1NSZ1B</text:a>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U401-U410</text:p>
          </table:table-cell>
          <table:table-cell table:style-name="ce4" office:value-type="string" calcext:value-type="string">
            <text:p>74HC4051</text:p>
          </table:table-cell>
          <table:table-cell table:style-name="ce4" office:value-type="string" calcext:value-type="string">
            <text:p>Housings_DIP:DIP-16_W7.62mm_LongPads</text:p>
          </table:table-cell>
          <table:table-cell table:style-name="ce4" office:value-type="string" calcext:value-type="string">
            <text:p>CD74HC4051E</text:p>
          </table:table-cell>
          <table:table-cell table:style-name="ce28" table:formula="of:=BoardQty*10" office:value-type="float" office:value="30" calcext:value-type="float">
            <text:p>30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41" calcext:value-type="float">
            <text:p>$0,41</text:p>
          </table:table-cell>
          <table:table-cell table:style-name="ce30" table:formula="of:=IFERROR([.E28]*[.F28];&quot;&quot;)" office:value-type="float" office:value="12.3" calcext:value-type="float">
            <text:p>$12,30</text:p>
          </table:table-cell>
          <table:table-cell table:style-name="ce43" office:value-type="float" office:value="21859" calcext:value-type="float">
            <text:p>21859</text:p>
          </table:table-cell>
          <table:table-cell table:style-name="ce53"/>
          <table:table-cell table:style-name="ce63" table:formula="of:=IFERROR(LOOKUP(IF([.I28]=&quot;&quot;;[.E28];[.I28]);{0;1;10;100;500;1000;1575};{0;0.6;0.531;0.4073;0.322;0.2576;0.2576});&quot;&quot;)" office:value-type="float" office:value="0.531" calcext:value-type="float">
            <office:annotation draw:style-name="gr9" draw:text-style-name="P2" svg:width="35.56mm" svg:height="32.61mm" svg:x="196.05mm" svg:y="133.72mm" draw:caption-point-x="-4.07mm" draw:caption-point-y="5.44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60 <text:s text:c="5"/>$0.60</text:span></text:p>
              <text:p text:style-name="P1"><text:span text:style-name="T1"><text:s text:c="4"/></text:span><text:span text:style-name="T1">10 <text:s text:c="2"/>$0.53 <text:s text:c="5"/>$5.31</text:span></text:p>
              <text:p text:style-name="P1"><text:span text:style-name="T1"><text:s text:c="3"/></text:span><text:span text:style-name="T1">100 <text:s text:c="2"/>$0.41 <text:s text:c="4"/>$40.73</text:span></text:p>
              <text:p text:style-name="P1"><text:span text:style-name="T1"><text:s text:c="3"/></text:span><text:span text:style-name="T1">500 <text:s text:c="2"/>$0.32 <text:s text:c="3"/>$161.00</text:span></text:p>
              <text:p text:style-name="P1"><text:span text:style-name="T1"><text:s text:c="2"/></text:span><text:span text:style-name="T1">1000 <text:s text:c="2"/>$0.26 <text:s text:c="3"/>$257.60</text:span></text:p>
              <text:p text:style-name="P1"><text:span text:style-name="T1"><text:s text:c="2"/></text:span><text:span text:style-name="T1">1575 <text:s text:c="2"/>$0.26 <text:s text:c="3"/>$405.72</text:span></text:p>
            </office:annotation>
            <text:p>$0,53</text:p>
          </table:table-cell>
          <table:table-cell table:style-name="ce72" table:formula="of:=IFERROR(IF([.I28]=&quot;&quot;;[.E28];[.I28])*[.J28];&quot;&quot;)" office:value-type="float" office:value="15.93" calcext:value-type="float">
            <text:p>$15,93</text:p>
          </table:table-cell>
          <table:table-cell table:style-name="ce73" office:value-type="string" calcext:value-type="string">
            <text:p><text:a xlink:href="http://www.digikey.com/product-detail/en/texas-instruments/CD74HC4051E/296-12810-5-ND/475938" xlink:type="simple">296-12810-5-ND</text:a></text:p>
          </table:table-cell>
          <table:table-cell table:number-columns-repeated="5"/>
          <table:table-cell table:style-name="ce89" office:value-type="float" office:value="6705" calcext:value-type="float">
            <text:p>6705</text:p>
          </table:table-cell>
          <table:table-cell table:style-name="ce103"/>
          <table:table-cell table:style-name="ce116" table:formula="of:=IFERROR(LOOKUP(IF([.S28]=&quot;&quot;;[.E28];[.S28]);{0;1;10;100;1000;2000;5000;10000};{0;0.625;0.513;0.33;0.265;0.24;0.224;0.215});&quot;&quot;)" office:value-type="float" office:value="0.513" calcext:value-type="float">
            <office:annotation draw:style-name="gr5" draw:text-style-name="P2" svg:width="35.56mm" svg:height="36.01mm" svg:x="426.77mm" svg:y="132.02mm" draw:caption-point-x="-4.07mm" draw:caption-point-y="7.14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62 <text:s text:c="5"/>$0.62</text:span></text:p>
              <text:p text:style-name="P1"><text:span text:style-name="T1"><text:s text:c="4"/></text:span><text:span text:style-name="T1">10 <text:s text:c="2"/>$0.51 <text:s text:c="5"/>$5.13</text:span></text:p>
              <text:p text:style-name="P1"><text:span text:style-name="T1"><text:s text:c="3"/></text:span><text:span text:style-name="T1">100 <text:s text:c="2"/>$0.33 <text:s text:c="4"/>$33.00</text:span></text:p>
              <text:p text:style-name="P1"><text:span text:style-name="T1"><text:s text:c="2"/></text:span><text:span text:style-name="T1">1000 <text:s text:c="2"/>$0.27 <text:s text:c="3"/>$265.00</text:span></text:p>
              <text:p text:style-name="P1"><text:span text:style-name="T1"><text:s text:c="2"/></text:span><text:span text:style-name="T1">2000 <text:s text:c="2"/>$0.24 <text:s text:c="3"/>$480.00</text:span></text:p>
              <text:p text:style-name="P1"><text:span text:style-name="T1"><text:s text:c="2"/></text:span><text:span text:style-name="T1">5000 <text:s text:c="2"/>$0.22 <text:s text:c="2"/>$1120.00</text:span></text:p>
              <text:p text:style-name="P1"><text:span text:style-name="T1"><text:s/></text:span><text:span text:style-name="T1">10000 <text:s text:c="2"/>$0.21 <text:s text:c="2"/>$2150.00</text:span></text:p>
            </office:annotation>
            <text:p>$0,51</text:p>
          </table:table-cell>
          <table:table-cell table:style-name="ce129" table:formula="of:=IFERROR(IF([.S28]=&quot;&quot;;[.E28];[.S28])*[.T28];&quot;&quot;)" office:value-type="float" office:value="15.39" calcext:value-type="float">
            <text:p>$15,39</text:p>
          </table:table-cell>
          <table:table-cell table:style-name="ce73" office:value-type="string" calcext:value-type="string">
            <text:p><text:a xlink:href="https://www.mouser.com/ProductDetail/Texas-Instruments/CD74HC4051E?qs=sGAEpiMZZMtxrAS98ir%252bsyyzhQKXP6Bb3pukJv9M5Kc%3D" xlink:type="simple">595-CD74HC4051E</text:a></text:p>
          </table:table-cell>
          <table:table-cell table:style-name="ce138" office:value-type="float" office:value="3721" calcext:value-type="float">
            <text:p>3721</text:p>
          </table:table-cell>
          <table:table-cell table:style-name="ce147"/>
          <table:table-cell table:style-name="ce155" table:formula="of:=IFERROR(LOOKUP(IF([.X28]=&quot;&quot;;[.E28];[.X28]);{0;1;10;100;500;1000;2500;10000};{0;0.61;0.5;0.322;0.29;0.258;0.234;0.21});&quot;&quot;)" office:value-type="float" office:value="0.5" calcext:value-type="float">
            <office:annotation draw:style-name="gr5" draw:text-style-name="P2" svg:width="35.56mm" svg:height="36.01mm" svg:x="542.13mm" svg:y="132.02mm" draw:caption-point-x="-4.07mm" draw:caption-point-y="7.14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61 <text:s text:c="5"/>$0.61</text:span></text:p>
              <text:p text:style-name="P1"><text:span text:style-name="T1"><text:s text:c="4"/></text:span><text:span text:style-name="T1">10 <text:s text:c="2"/>$0.50 <text:s text:c="5"/>$5.00</text:span></text:p>
              <text:p text:style-name="P1"><text:span text:style-name="T1"><text:s text:c="3"/></text:span><text:span text:style-name="T1">100 <text:s text:c="2"/>$0.32 <text:s text:c="4"/>$32.20</text:span></text:p>
              <text:p text:style-name="P1"><text:span text:style-name="T1"><text:s text:c="3"/></text:span><text:span text:style-name="T1">500 <text:s text:c="2"/>$0.29 <text:s text:c="3"/>$145.00</text:span></text:p>
              <text:p text:style-name="P1"><text:span text:style-name="T1"><text:s text:c="2"/></text:span><text:span text:style-name="T1">1000 <text:s text:c="2"/>$0.26 <text:s text:c="3"/>$258.00</text:span></text:p>
              <text:p text:style-name="P1"><text:span text:style-name="T1"><text:s text:c="2"/></text:span><text:span text:style-name="T1">2500 <text:s text:c="2"/>$0.23 <text:s text:c="3"/>$585.00</text:span></text:p>
              <text:p text:style-name="P1"><text:span text:style-name="T1"><text:s/></text:span><text:span text:style-name="T1">10000 <text:s text:c="2"/>$0.21 <text:s text:c="2"/>$2100.00</text:span></text:p>
            </office:annotation>
            <text:p>$0,50</text:p>
          </table:table-cell>
          <table:table-cell table:style-name="ce163" table:formula="of:=IFERROR(IF([.X28]=&quot;&quot;;[.E28];[.X28])*[.Y28];&quot;&quot;)" office:value-type="float" office:value="15" calcext:value-type="float">
            <text:p>$15,00</text:p>
          </table:table-cell>
          <table:table-cell table:style-name="ce73" office:value-type="string" calcext:value-type="string">
            <text:p><text:a xlink:href="http://www.newark.com/texas-instruments/cd74hc4051e/analog-mux-dmux-8-x-1-dip-16/dp/64K3094?st=CD74HC4051E%20" xlink:type="simple">64K3094</text:a></text:p>
          </table:table-cell>
          <table:table-cell table:style-name="ce167" office:value-type="float" office:value="75" calcext:value-type="float">
            <text:p>75</text:p>
          </table:table-cell>
          <table:table-cell table:style-name="ce171"/>
          <table:table-cell table:style-name="ce174" table:formula="of:=IFERROR(LOOKUP(IF([.AC28]=&quot;&quot;;[.E28];[.AC28]);{0;1;25};{0;0.5371984;0.5371984});&quot;&quot;)" office:value-type="float" office:value="0.5371984" calcext:value-type="float">
            <office:annotation draw:style-name="gr2" draw:text-style-name="P2" svg:width="35.55mm" svg:height="19.58mm" svg:x="657.49mm" svg:y="140.23mm" draw:caption-point-x="-4.07mm" draw:caption-point-y="-1.07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54 <text:s text:c="5"/>$0.54</text:span></text:p>
              <text:p text:style-name="P1"><text:span text:style-name="T1"><text:s text:c="4"/></text:span><text:span text:style-name="T1">25 <text:s text:c="2"/>$0.54 <text:s text:c="4"/>$13.43</text:span></text:p>
            </office:annotation>
            <text:p>$0,54</text:p>
          </table:table-cell>
          <table:table-cell table:style-name="ce177" table:formula="of:=IFERROR(IF([.AC28]=&quot;&quot;;[.E28];[.AC28])*[.AD28];&quot;&quot;)" office:value-type="float" office:value="16.115952" calcext:value-type="float">
            <text:p>$16,12</text:p>
          </table:table-cell>
          <table:table-cell table:style-name="ce73" office:value-type="string" calcext:value-type="string">
            <text:p><text:a xlink:href="http://it.rs-online.com/web/p/multiplexer/0526694/" xlink:type="simple">526-694</text:a></text:p>
          </table:table-cell>
          <table:table-cell table:style-name="ce180" office:value-type="float" office:value="118" calcext:value-type="float">
            <text:p>118</text:p>
          </table:table-cell>
          <table:table-cell table:style-name="ce183" office:value-type="float" office:value="30" calcext:value-type="float">
            <text:p>30</text:p>
          </table:table-cell>
          <table:table-cell table:style-name="ce185" table:formula="of:=IFERROR(LOOKUP(IF([.AH28]=&quot;&quot;;[.E28];[.AH28]);{0;1;3;10;50;250;1000};{0;0.447;0.447;0.41;0.359;0.297;0.26});&quot;&quot;)" office:value-type="float" office:value="0.41" calcext:value-type="float">
            <office:annotation draw:style-name="gr9" draw:text-style-name="P2" svg:width="35.56mm" svg:height="32.61mm" svg:x="772.84mm" svg:y="133.72mm" draw:caption-point-x="-4.07mm" draw:caption-point-y="5.44mm">
              <dc:date>2018-05-11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5 <text:s text:c="5"/>$0.45</text:span></text:p>
              <text:p text:style-name="P1"><text:span text:style-name="T1"><text:s text:c="5"/></text:span><text:span text:style-name="T1">3 <text:s text:c="2"/>$0.45 <text:s text:c="5"/>$1.34</text:span></text:p>
              <text:p text:style-name="P1"><text:span text:style-name="T1"><text:s text:c="4"/></text:span><text:span text:style-name="T1">10 <text:s text:c="2"/>$0.41 <text:s text:c="5"/>$4.10</text:span></text:p>
              <text:p text:style-name="P1"><text:span text:style-name="T1"><text:s text:c="4"/></text:span><text:span text:style-name="T1">50 <text:s text:c="2"/>$0.36 <text:s text:c="4"/>$17.95</text:span></text:p>
              <text:p text:style-name="P1"><text:span text:style-name="T1"><text:s text:c="3"/></text:span><text:span text:style-name="T1">250 <text:s text:c="2"/>$0.30 <text:s text:c="4"/>$74.25</text:span></text:p>
              <text:p text:style-name="P1"><text:span text:style-name="T1"><text:s text:c="2"/></text:span><text:span text:style-name="T1">1000 <text:s text:c="2"/>$0.26 <text:s text:c="3"/>$260.00</text:span></text:p>
            </office:annotation>
            <text:p>$0,41</text:p>
          </table:table-cell>
          <table:table-cell table:style-name="ce187" table:formula="of:=IFERROR(IF([.AH28]=&quot;&quot;;[.E28];[.AH28])*[.AI28];&quot;&quot;)" office:value-type="float" office:value="12.3" calcext:value-type="float">
            <text:p>$12,30</text:p>
          </table:table-cell>
          <table:table-cell table:style-name="ce73" office:value-type="string" calcext:value-type="string">
            <text:p><text:a xlink:href="https://www.tme.eu/en/details/cd74hc4051e/decoders-multiplexers-switches/texas-instruments/" xlink:type="simple">CD74HC4051E</text:a>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istributors scraped by KiCost® v.0.1.43</text:p>
          </table:table-cell>
          <table:table-cell table:number-columns-repeated="7"/>
          <table:table-cell table:style-name="ce54" table:formula="of:=IFERROR(IF(OR([.I7:.I28]);COUNTIF([.I7:.I28];&quot;&gt;0&quot;)&amp;&quot; of &quot;&amp;ROWS([.I7:.I28])&amp;&quot; parts purchased&quot;;&quot;&quot;);&quot;&quot;)" office:value-type="float" office:value="0" calcext:value-type="float">
            <office:annotation draw:style-name="gr2" draw:text-style-name="P2" svg:width="34.85mm" svg:height="19.58mm" svg:x="178.13mm" svg:y="150.81mm" draw:caption-point-x="-4.07mm" draw:caption-point-y="-1.49mm">
              <dc:date>2018-05-11T00:00:00</dc:date>
              <text:p text:style-name="P1"><text:span text:style-name="T1">Copy the information below to the BOM import page of the distributor web site.</text:span></text:p>
            </office:annotation>
            <text:p>0</text:p>
          </table:table-cell>
          <table:table-cell table:number-columns-repeated="4"/>
          <table:table-cell table:style-name="ce54" table:formula="of:=IFERROR(IF(OR([.N7:.N28]);COUNTIF([.N7:.N28];&quot;&gt;0&quot;)&amp;&quot; of &quot;&amp;ROWS([.N7:.N28])&amp;&quot; parts purchased&quot;;&quot;&quot;);&quot;&quot;)" office:value-type="float" office:value="0" calcext:value-type="float">
            <office:annotation draw:style-name="gr2" draw:text-style-name="P2" svg:width="34.85mm" svg:height="19.58mm" svg:x="293.49mm" svg:y="150.81mm" draw:caption-point-x="-4.07mm" draw:caption-point-y="-1.49mm">
              <dc:date>2018-05-11T00:00:00</dc:date>
              <text:p text:style-name="P1"><text:span text:style-name="T1">Copy the information below to the BOM import page of the distributor web site.</text:span></text:p>
            </office:annotation>
            <text:p>0</text:p>
          </table:table-cell>
          <table:table-cell table:number-columns-repeated="4"/>
          <table:table-cell table:style-name="ce54" table:formula="of:=IFERROR(IF(OR([.S7:.S28]);COUNTIF([.S7:.S28];&quot;&gt;0&quot;)&amp;&quot; of &quot;&amp;ROWS([.S7:.S28])&amp;&quot; parts purchased&quot;;&quot;&quot;);&quot;&quot;)" office:value-type="string" office:string-value="3 of 22 parts purchased" calcext:value-type="string">
            <office:annotation draw:style-name="gr2" draw:text-style-name="P2" svg:width="34.85mm" svg:height="19.58mm" svg:x="408.85mm" svg:y="150.81mm" draw:caption-point-x="-4.07mm" draw:caption-point-y="-1.49mm">
              <dc:date>2018-05-11T00:00:00</dc:date>
              <text:p text:style-name="P1"><text:span text:style-name="T1">Copy the information below to the BOM import page of the distributor web site.</text:span></text:p>
            </office:annotation>
            <text:p>3 of 22 parts purchased</text:p>
          </table:table-cell>
          <table:table-cell table:number-columns-repeated="4"/>
          <table:table-cell table:style-name="ce54" table:formula="of:=IFERROR(IF(OR([.X7:.X28]);COUNTIF([.X7:.X28];&quot;&gt;0&quot;)&amp;&quot; of &quot;&amp;ROWS([.X7:.X28])&amp;&quot; parts purchased&quot;;&quot;&quot;);&quot;&quot;)" office:value-type="string" office:string-value="5 of 22 parts purchased" calcext:value-type="string">
            <office:annotation draw:style-name="gr2" draw:text-style-name="P2" svg:width="34.85mm" svg:height="19.58mm" svg:x="524.21mm" svg:y="150.81mm" draw:caption-point-x="-4.07mm" draw:caption-point-y="-1.49mm">
              <dc:date>2018-05-11T00:00:00</dc:date>
              <text:p text:style-name="P1"><text:span text:style-name="T1">Copy the information below to the BOM import page of the distributor web site.</text:span></text:p>
            </office:annotation>
            <text:p>5 of 22 parts purchased</text:p>
          </table:table-cell>
          <table:table-cell table:number-columns-repeated="4"/>
          <table:table-cell table:style-name="ce54" table:formula="of:=IFERROR(IF(OR([.AC7:.AC28]);COUNTIF([.AC7:.AC28];&quot;&gt;0&quot;)&amp;&quot; of &quot;&amp;ROWS([.AC7:.AC28])&amp;&quot; parts purchased&quot;;&quot;&quot;);&quot;&quot;)" office:value-type="string" office:string-value="1 of 22 parts purchased" calcext:value-type="string">
            <office:annotation draw:style-name="gr2" draw:text-style-name="P2" svg:width="34.86mm" svg:height="19.58mm" svg:x="639.56mm" svg:y="150.81mm" draw:caption-point-x="-4.07mm" draw:caption-point-y="-1.49mm">
              <dc:date>2018-05-11T00:00:00</dc:date>
              <text:p text:style-name="P1"><text:span text:style-name="T1">Copy the information below to the BOM import page of the distributor web site.</text:span></text:p>
            </office:annotation>
            <text:p>1 of 22 parts purchased</text:p>
          </table:table-cell>
          <table:table-cell table:number-columns-repeated="4"/>
          <table:table-cell table:style-name="ce54" table:formula="of:=IFERROR(IF(OR([.AH7:.AH28]);COUNTIF([.AH7:.AH28];&quot;&gt;0&quot;)&amp;&quot; of &quot;&amp;ROWS([.AH7:.AH28])&amp;&quot; parts purchased&quot;;&quot;&quot;);&quot;&quot;)" office:value-type="string" office:string-value="1 of 22 parts purchased" calcext:value-type="string">
            <office:annotation draw:style-name="gr2" draw:text-style-name="P2" svg:width="34.85mm" svg:height="19.58mm" svg:x="754.92mm" svg:y="150.81mm" draw:caption-point-x="-4.07mm" draw:caption-point-y="-1.49mm">
              <dc:date>2018-05-11T00:00:00</dc:date>
              <text:p text:style-name="P1"><text:span text:style-name="T1">Copy the information below to the BOM import page of the distributor web site.</text:span></text:p>
            </office:annotation>
            <text:p>1 of 22 parts purchased</text:p>
          </table:table-cell>
          <table:table-cell table:number-columns-repeated="990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485-1431 " calcext:value-type="string">
            <text:p>485-1431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3 " calcext:value-type="string">
            <text:p>3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OLED501" calcext:value-type="string">
            <text:p>OLED501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89K7666," calcext:value-type="string">
            <text:p>89K7666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6," calcext:value-type="string">
            <text:p>6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J507,J508" calcext:value-type="string">
            <text:p>J507,J508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office:value-type="string" office:string-value="172-7564 " calcext:value-type="string">
            <text:p>172-7564 </text:p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office:value-type="string" office:string-value="36 " calcext:value-type="string">
            <text:p>36 </text:p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 office:value-type="string" office:string-value="RV201,RV203,RV204,RV206,RV207,RV209,RV211-RV213,RV215-RV217" calcext:value-type="string">
            <text:p>RV201,RV203,RV204,RV206,RV207,RV209,RV211-RV213,RV215-RV217</text:p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office:value-type="string" office:string-value="CD74HC4051E " calcext:value-type="string">
            <text:p>CD74HC4051E </text:p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office:value-type="string" office:string-value="30 " calcext:value-type="string">
            <text:p>30 </text:p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 office:value-type="string" office:string-value="U401-U410" calcext:value-type="string">
            <text:p>U401-U41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688-RS6011YA6009 " calcext:value-type="string">
            <text:p>688-RS6011YA6009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30 " calcext:value-type="string">
            <text:p>30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RV202,RV205,RV208,RV210,RV214,RV218-RV222" calcext:value-type="string">
            <text:p>RV202,RV205,RV208,RV210,RV214,RV218-RV222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5AC6535," calcext:value-type="string">
            <text:p>45AC65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6," calcext:value-type="string">
            <text:p>6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R514,R521" calcext:value-type="string">
            <text:p>R514,R521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642-MHPS2285 " calcext:value-type="string">
            <text:p>642-MHPS2285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165 " calcext:value-type="string">
            <text:p>165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SW201-SW255" calcext:value-type="string">
            <text:p>SW201-SW255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5AC6535," calcext:value-type="string">
            <text:p>45AC65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3," calcext:value-type="string">
            <text:p>3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R519" calcext:value-type="string">
            <text:p>R519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5AC6535," calcext:value-type="string">
            <text:p>45AC65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222," calcext:value-type="string">
            <text:p>222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R201-R255,R501-R513,R515-R518,R520,R522" calcext:value-type="string">
            <text:p>R201-R255,R501-R513,R515-R518,R520,R522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6Y2635," calcext:value-type="string">
            <text:p>46Y26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3," calcext:value-type="string">
            <text:p>3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SW501" calcext:value-type="string">
            <text:p>SW501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. '.AB22:'test. '.AB22">
            <calcext:condition calcext:apply-style-name="ConditionalStyle_2" calcext:value="=0" calcext:base-cell-address="'test. '.AB22"/>
            <calcext:condition calcext:apply-style-name="ConditionalStyle_3" calcext:value="&lt;[.E22]" calcext:base-cell-address="'test. '.AB22"/>
          </calcext:conditional-format>
          <calcext:conditional-format calcext:target-range-address="'test. '.AB24:'test. '.AB24">
            <calcext:condition calcext:apply-style-name="ConditionalStyle_2" calcext:value="=0" calcext:base-cell-address="'test. '.AB24"/>
            <calcext:condition calcext:apply-style-name="ConditionalStyle_3" calcext:value="&lt;[.E24]" calcext:base-cell-address="'test. '.AB24"/>
          </calcext:conditional-format>
          <calcext:conditional-format calcext:target-range-address="'test. '.AB28:'test. '.AB28">
            <calcext:condition calcext:apply-style-name="ConditionalStyle_2" calcext:value="=0" calcext:base-cell-address="'test. '.AB28"/>
            <calcext:condition calcext:apply-style-name="ConditionalStyle_3" calcext:value="&lt;[.E28]" calcext:base-cell-address="'test. '.AB28"/>
          </calcext:conditional-format>
          <calcext:conditional-format calcext:target-range-address="'test. '.AC22:'test. '.AC22">
            <calcext:condition calcext:apply-style-name="ConditionalStyle_2" calcext:value="&gt;[.AB22]" calcext:base-cell-address="'test. '.AC22"/>
          </calcext:conditional-format>
          <calcext:conditional-format calcext:target-range-address="'test. '.AC24:'test. '.AC24">
            <calcext:condition calcext:apply-style-name="ConditionalStyle_2" calcext:value="&gt;[.AB24]" calcext:base-cell-address="'test. '.AC24"/>
          </calcext:conditional-format>
          <calcext:conditional-format calcext:target-range-address="'test. '.AC28:'test. '.AC28">
            <calcext:condition calcext:apply-style-name="ConditionalStyle_2" calcext:value="&gt;[.AB28]" calcext:base-cell-address="'test. '.AC28"/>
          </calcext:conditional-format>
          <calcext:conditional-format calcext:target-range-address="'test. '.AD22:'test. '.AD22">
            <calcext:condition calcext:apply-style-name="ConditionalStyle_5" calcext:value="&lt;=[.F22]" calcext:base-cell-address="'test. '.AD22"/>
          </calcext:conditional-format>
          <calcext:conditional-format calcext:target-range-address="'test. '.AD24:'test. '.AD24">
            <calcext:condition calcext:apply-style-name="ConditionalStyle_5" calcext:value="&lt;=[.F24]" calcext:base-cell-address="'test. '.AD24"/>
          </calcext:conditional-format>
          <calcext:conditional-format calcext:target-range-address="'test. '.AD28:'test. '.AD28">
            <calcext:condition calcext:apply-style-name="ConditionalStyle_5" calcext:value="&lt;=[.F28]" calcext:base-cell-address="'test. '.AD28"/>
          </calcext:conditional-format>
          <calcext:conditional-format calcext:target-range-address="'test. '.AE22:'test. '.AE22">
            <calcext:condition calcext:apply-style-name="ConditionalStyle_5" calcext:value="&lt;=[.G22]" calcext:base-cell-address="'test. '.AE22"/>
          </calcext:conditional-format>
          <calcext:conditional-format calcext:target-range-address="'test. '.AE24:'test. '.AE24">
            <calcext:condition calcext:apply-style-name="ConditionalStyle_5" calcext:value="&lt;=[.G24]" calcext:base-cell-address="'test. '.AE24"/>
          </calcext:conditional-format>
          <calcext:conditional-format calcext:target-range-address="'test. '.AE28:'test. '.AE28">
            <calcext:condition calcext:apply-style-name="ConditionalStyle_5" calcext:value="&lt;=[.G28]" calcext:base-cell-address="'test. '.AE28"/>
          </calcext:conditional-format>
          <calcext:conditional-format calcext:target-range-address="'test. '.AG24:'test. '.AG24">
            <calcext:condition calcext:apply-style-name="ConditionalStyle_2" calcext:value="=0" calcext:base-cell-address="'test. '.AG24"/>
            <calcext:condition calcext:apply-style-name="ConditionalStyle_3" calcext:value="&lt;[.E24]" calcext:base-cell-address="'test. '.AG24"/>
          </calcext:conditional-format>
          <calcext:conditional-format calcext:target-range-address="'test. '.AG28:'test. '.AG28">
            <calcext:condition calcext:apply-style-name="ConditionalStyle_2" calcext:value="=0" calcext:base-cell-address="'test. '.AG28"/>
            <calcext:condition calcext:apply-style-name="ConditionalStyle_3" calcext:value="&lt;[.E28]" calcext:base-cell-address="'test. '.AG28"/>
          </calcext:conditional-format>
          <calcext:conditional-format calcext:target-range-address="'test. '.AH24:'test. '.AH24">
            <calcext:condition calcext:apply-style-name="ConditionalStyle_2" calcext:value="&gt;[.AG24]" calcext:base-cell-address="'test. '.AH24"/>
          </calcext:conditional-format>
          <calcext:conditional-format calcext:target-range-address="'test. '.AH28:'test. '.AH28">
            <calcext:condition calcext:apply-style-name="ConditionalStyle_2" calcext:value="&gt;[.AG28]" calcext:base-cell-address="'test. '.AH28"/>
          </calcext:conditional-format>
          <calcext:conditional-format calcext:target-range-address="'test. '.AI24:'test. '.AI24">
            <calcext:condition calcext:apply-style-name="ConditionalStyle_5" calcext:value="&lt;=[.F24]" calcext:base-cell-address="'test. '.AI24"/>
          </calcext:conditional-format>
          <calcext:conditional-format calcext:target-range-address="'test. '.AI28:'test. '.AI28">
            <calcext:condition calcext:apply-style-name="ConditionalStyle_5" calcext:value="&lt;=[.F28]" calcext:base-cell-address="'test. '.AI28"/>
          </calcext:conditional-format>
          <calcext:conditional-format calcext:target-range-address="'test. '.AJ24:'test. '.AJ24">
            <calcext:condition calcext:apply-style-name="ConditionalStyle_5" calcext:value="&lt;=[.G24]" calcext:base-cell-address="'test. '.AJ24"/>
          </calcext:conditional-format>
          <calcext:conditional-format calcext:target-range-address="'test. '.AJ28:'test. '.AJ28">
            <calcext:condition calcext:apply-style-name="ConditionalStyle_5" calcext:value="&lt;=[.G28]" calcext:base-cell-address="'test. '.AJ28"/>
          </calcext:conditional-format>
          <calcext:conditional-format calcext:target-range-address="'test. '.E10:'test. '.E10">
            <calcext:condition calcext:apply-style-name="ConditionalStyle_1" calcext:value="formula-is(AND(ISBLANK([.D1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0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0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0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0"/>
          </calcext:conditional-format>
          <calcext:conditional-format calcext:target-range-address="'test. '.E11:'test. '.E11">
            <calcext:condition calcext:apply-style-name="ConditionalStyle_1" calcext:value="formula-is(AND(ISBLANK([.D1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1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1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1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1"/>
          </calcext:conditional-format>
          <calcext:conditional-format calcext:target-range-address="'test. '.E12:'test. '.E12">
            <calcext:condition calcext:apply-style-name="ConditionalStyle_1" calcext:value="formula-is(AND(ISBLANK([.D1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2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2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2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2"/>
          </calcext:conditional-format>
          <calcext:conditional-format calcext:target-range-address="'test. '.E13:'test. '.E13">
            <calcext:condition calcext:apply-style-name="ConditionalStyle_1" calcext:value="formula-is(AND(ISBLANK([.D1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3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3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3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3"/>
          </calcext:conditional-format>
          <calcext:conditional-format calcext:target-range-address="'test. '.E14:'test. '.E14">
            <calcext:condition calcext:apply-style-name="ConditionalStyle_1" calcext:value="formula-is(AND(ISBLANK([.D1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4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4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4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4"/>
          </calcext:conditional-format>
          <calcext:conditional-format calcext:target-range-address="'test. '.E15:'test. '.E15">
            <calcext:condition calcext:apply-style-name="ConditionalStyle_1" calcext:value="formula-is(AND(ISBLANK([.D1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5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5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5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5"/>
          </calcext:conditional-format>
          <calcext:conditional-format calcext:target-range-address="'test. '.E16:'test. '.E16">
            <calcext:condition calcext:apply-style-name="ConditionalStyle_1" calcext:value="formula-is(AND(ISBLANK([.D1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6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6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6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6"/>
          </calcext:conditional-format>
          <calcext:conditional-format calcext:target-range-address="'test. '.E17:'test. '.E17">
            <calcext:condition calcext:apply-style-name="ConditionalStyle_1" calcext:value="formula-is(AND(ISBLANK([.D1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7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7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7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7"/>
          </calcext:conditional-format>
          <calcext:conditional-format calcext:target-range-address="'test. '.E18:'test. '.E18">
            <calcext:condition calcext:apply-style-name="ConditionalStyle_1" calcext:value="formula-is(AND(ISBLANK([.D1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8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8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8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8"/>
          </calcext:conditional-format>
          <calcext:conditional-format calcext:target-range-address="'test. '.E19:'test. '.E19">
            <calcext:condition calcext:apply-style-name="ConditionalStyle_1" calcext:value="formula-is(AND(ISBLANK([.D1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9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9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9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9"/>
          </calcext:conditional-format>
          <calcext:conditional-format calcext:target-range-address="'test. '.E20:'test. '.E20">
            <calcext:condition calcext:apply-style-name="ConditionalStyle_1" calcext:value="formula-is(AND(ISBLANK([.D2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0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0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0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0"/>
          </calcext:conditional-format>
          <calcext:conditional-format calcext:target-range-address="'test. '.E21:'test. '.E21">
            <calcext:condition calcext:apply-style-name="ConditionalStyle_1" calcext:value="formula-is(AND(ISBLANK([.D2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1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1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1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1"/>
          </calcext:conditional-format>
          <calcext:conditional-format calcext:target-range-address="'test. '.E22:'test. '.E22">
            <calcext:condition calcext:apply-style-name="ConditionalStyle_1" calcext:value="formula-is(AND(ISBLANK([.D2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2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2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2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2"/>
          </calcext:conditional-format>
          <calcext:conditional-format calcext:target-range-address="'test. '.E23:'test. '.E23">
            <calcext:condition calcext:apply-style-name="ConditionalStyle_1" calcext:value="formula-is(AND(ISBLANK([.D2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3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3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3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3"/>
          </calcext:conditional-format>
          <calcext:conditional-format calcext:target-range-address="'test. '.E24:'test. '.E24">
            <calcext:condition calcext:apply-style-name="ConditionalStyle_1" calcext:value="formula-is(AND(ISBLANK([.D2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4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4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4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4"/>
          </calcext:conditional-format>
          <calcext:conditional-format calcext:target-range-address="'test. '.E25:'test. '.E25">
            <calcext:condition calcext:apply-style-name="ConditionalStyle_1" calcext:value="formula-is(AND(ISBLANK([.D2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5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5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5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5"/>
          </calcext:conditional-format>
          <calcext:conditional-format calcext:target-range-address="'test. '.E26:'test. '.E26">
            <calcext:condition calcext:apply-style-name="ConditionalStyle_1" calcext:value="formula-is(AND(ISBLANK([.D2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6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6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6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6"/>
          </calcext:conditional-format>
          <calcext:conditional-format calcext:target-range-address="'test. '.E27:'test. '.E27">
            <calcext:condition calcext:apply-style-name="ConditionalStyle_1" calcext:value="formula-is(AND(ISBLANK([.D2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7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7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7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7"/>
          </calcext:conditional-format>
          <calcext:conditional-format calcext:target-range-address="'test. '.E28:'test. '.E28">
            <calcext:condition calcext:apply-style-name="ConditionalStyle_1" calcext:value="formula-is(AND(ISBLANK([.D2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8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8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8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8"/>
          </calcext:conditional-format>
          <calcext:conditional-format calcext:target-range-address="'test. '.E7:'test. '.E7">
            <calcext:condition calcext:apply-style-name="ConditionalStyle_1" calcext:value="formula-is(AND(ISBLANK([.D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7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7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7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7"/>
          </calcext:conditional-format>
          <calcext:conditional-format calcext:target-range-address="'test. '.E8:'test. '.E8">
            <calcext:condition calcext:apply-style-name="ConditionalStyle_1" calcext:value="formula-is(AND(ISBLANK([.D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8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8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8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8"/>
          </calcext:conditional-format>
          <calcext:conditional-format calcext:target-range-address="'test. '.E9:'test. '.E9">
            <calcext:condition calcext:apply-style-name="ConditionalStyle_1" calcext:value="formula-is(AND(ISBLANK([.D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9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9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9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9"/>
          </calcext:conditional-format>
          <calcext:conditional-format calcext:target-range-address="'test. '.H15:'test. '.H15">
            <calcext:condition calcext:apply-style-name="ConditionalStyle_2" calcext:value="=0" calcext:base-cell-address="'test. '.H15"/>
            <calcext:condition calcext:apply-style-name="ConditionalStyle_3" calcext:value="&lt;[.E15]" calcext:base-cell-address="'test. '.H15"/>
          </calcext:conditional-format>
          <calcext:conditional-format calcext:target-range-address="'test. '.H18:'test. '.H18">
            <calcext:condition calcext:apply-style-name="ConditionalStyle_2" calcext:value="=0" calcext:base-cell-address="'test. '.H18"/>
            <calcext:condition calcext:apply-style-name="ConditionalStyle_3" calcext:value="&lt;[.E18]" calcext:base-cell-address="'test. '.H18"/>
          </calcext:conditional-format>
          <calcext:conditional-format calcext:target-range-address="'test. '.H19:'test. '.H19">
            <calcext:condition calcext:apply-style-name="ConditionalStyle_2" calcext:value="=0" calcext:base-cell-address="'test. '.H19"/>
            <calcext:condition calcext:apply-style-name="ConditionalStyle_3" calcext:value="&lt;[.E19]" calcext:base-cell-address="'test. '.H19"/>
          </calcext:conditional-format>
          <calcext:conditional-format calcext:target-range-address="'test. '.H20:'test. '.H20">
            <calcext:condition calcext:apply-style-name="ConditionalStyle_2" calcext:value="=0" calcext:base-cell-address="'test. '.H20"/>
            <calcext:condition calcext:apply-style-name="ConditionalStyle_3" calcext:value="&lt;[.E20]" calcext:base-cell-address="'test. '.H20"/>
          </calcext:conditional-format>
          <calcext:conditional-format calcext:target-range-address="'test. '.H24:'test. '.H24">
            <calcext:condition calcext:apply-style-name="ConditionalStyle_2" calcext:value="=0" calcext:base-cell-address="'test. '.H24"/>
            <calcext:condition calcext:apply-style-name="ConditionalStyle_3" calcext:value="&lt;[.E24]" calcext:base-cell-address="'test. '.H24"/>
          </calcext:conditional-format>
          <calcext:conditional-format calcext:target-range-address="'test. '.H25:'test. '.H25">
            <calcext:condition calcext:apply-style-name="ConditionalStyle_2" calcext:value="=0" calcext:base-cell-address="'test. '.H25"/>
            <calcext:condition calcext:apply-style-name="ConditionalStyle_3" calcext:value="&lt;[.E25]" calcext:base-cell-address="'test. '.H25"/>
          </calcext:conditional-format>
          <calcext:conditional-format calcext:target-range-address="'test. '.H28:'test. '.H28">
            <calcext:condition calcext:apply-style-name="ConditionalStyle_2" calcext:value="=0" calcext:base-cell-address="'test. '.H28"/>
            <calcext:condition calcext:apply-style-name="ConditionalStyle_3" calcext:value="&lt;[.E28]" calcext:base-cell-address="'test. '.H28"/>
          </calcext:conditional-format>
          <calcext:conditional-format calcext:target-range-address="'test. '.H7:'test. '.H7">
            <calcext:condition calcext:apply-style-name="ConditionalStyle_2" calcext:value="=0" calcext:base-cell-address="'test. '.H7"/>
            <calcext:condition calcext:apply-style-name="ConditionalStyle_3" calcext:value="&lt;[.E7]" calcext:base-cell-address="'test. '.H7"/>
          </calcext:conditional-format>
          <calcext:conditional-format calcext:target-range-address="'test. '.H8:'test. '.H8">
            <calcext:condition calcext:apply-style-name="ConditionalStyle_2" calcext:value="=0" calcext:base-cell-address="'test. '.H8"/>
            <calcext:condition calcext:apply-style-name="ConditionalStyle_3" calcext:value="&lt;[.E8]" calcext:base-cell-address="'test. '.H8"/>
          </calcext:conditional-format>
          <calcext:conditional-format calcext:target-range-address="'test. '.I15:'test. '.I15">
            <calcext:condition calcext:apply-style-name="ConditionalStyle_2" calcext:value="&gt;[.H15]" calcext:base-cell-address="'test. '.I15"/>
          </calcext:conditional-format>
          <calcext:conditional-format calcext:target-range-address="'test. '.I18:'test. '.I18">
            <calcext:condition calcext:apply-style-name="ConditionalStyle_2" calcext:value="&gt;[.H18]" calcext:base-cell-address="'test. '.I18"/>
          </calcext:conditional-format>
          <calcext:conditional-format calcext:target-range-address="'test. '.I19:'test. '.I19">
            <calcext:condition calcext:apply-style-name="ConditionalStyle_2" calcext:value="&gt;[.H19]" calcext:base-cell-address="'test. '.I19"/>
          </calcext:conditional-format>
          <calcext:conditional-format calcext:target-range-address="'test. '.I20:'test. '.I20">
            <calcext:condition calcext:apply-style-name="ConditionalStyle_2" calcext:value="&gt;[.H20]" calcext:base-cell-address="'test. '.I20"/>
          </calcext:conditional-format>
          <calcext:conditional-format calcext:target-range-address="'test. '.I24:'test. '.I24">
            <calcext:condition calcext:apply-style-name="ConditionalStyle_2" calcext:value="&gt;[.H24]" calcext:base-cell-address="'test. '.I24"/>
          </calcext:conditional-format>
          <calcext:conditional-format calcext:target-range-address="'test. '.I25:'test. '.I25">
            <calcext:condition calcext:apply-style-name="ConditionalStyle_2" calcext:value="&gt;[.H25]" calcext:base-cell-address="'test. '.I25"/>
          </calcext:conditional-format>
          <calcext:conditional-format calcext:target-range-address="'test. '.I28:'test. '.I28">
            <calcext:condition calcext:apply-style-name="ConditionalStyle_2" calcext:value="&gt;[.H28]" calcext:base-cell-address="'test. '.I28"/>
          </calcext:conditional-format>
          <calcext:conditional-format calcext:target-range-address="'test. '.I7:'test. '.I7">
            <calcext:condition calcext:apply-style-name="ConditionalStyle_2" calcext:value="&gt;[.H7]" calcext:base-cell-address="'test. '.I7"/>
          </calcext:conditional-format>
          <calcext:conditional-format calcext:target-range-address="'test. '.I8:'test. '.I8">
            <calcext:condition calcext:apply-style-name="ConditionalStyle_2" calcext:value="&gt;[.H8]" calcext:base-cell-address="'test. '.I8"/>
          </calcext:conditional-format>
          <calcext:conditional-format calcext:target-range-address="'test. '.J15:'test. '.J15">
            <calcext:condition calcext:apply-style-name="ConditionalStyle_5" calcext:value="&lt;=[.F15]" calcext:base-cell-address="'test. '.J15"/>
          </calcext:conditional-format>
          <calcext:conditional-format calcext:target-range-address="'test. '.J18:'test. '.J18">
            <calcext:condition calcext:apply-style-name="ConditionalStyle_5" calcext:value="&lt;=[.F18]" calcext:base-cell-address="'test. '.J18"/>
          </calcext:conditional-format>
          <calcext:conditional-format calcext:target-range-address="'test. '.J19:'test. '.J19">
            <calcext:condition calcext:apply-style-name="ConditionalStyle_5" calcext:value="&lt;=[.F19]" calcext:base-cell-address="'test. '.J19"/>
          </calcext:conditional-format>
          <calcext:conditional-format calcext:target-range-address="'test. '.J20:'test. '.J20">
            <calcext:condition calcext:apply-style-name="ConditionalStyle_5" calcext:value="&lt;=[.F20]" calcext:base-cell-address="'test. '.J20"/>
          </calcext:conditional-format>
          <calcext:conditional-format calcext:target-range-address="'test. '.J24:'test. '.J24">
            <calcext:condition calcext:apply-style-name="ConditionalStyle_5" calcext:value="&lt;=[.F24]" calcext:base-cell-address="'test. '.J24"/>
          </calcext:conditional-format>
          <calcext:conditional-format calcext:target-range-address="'test. '.J25:'test. '.J25">
            <calcext:condition calcext:apply-style-name="ConditionalStyle_5" calcext:value="&lt;=[.F25]" calcext:base-cell-address="'test. '.J25"/>
          </calcext:conditional-format>
          <calcext:conditional-format calcext:target-range-address="'test. '.J28:'test. '.J28">
            <calcext:condition calcext:apply-style-name="ConditionalStyle_5" calcext:value="&lt;=[.F28]" calcext:base-cell-address="'test. '.J28"/>
          </calcext:conditional-format>
          <calcext:conditional-format calcext:target-range-address="'test. '.J7:'test. '.J7">
            <calcext:condition calcext:apply-style-name="ConditionalStyle_5" calcext:value="&lt;=[.F7]" calcext:base-cell-address="'test. '.J7"/>
          </calcext:conditional-format>
          <calcext:conditional-format calcext:target-range-address="'test. '.J8:'test. '.J8">
            <calcext:condition calcext:apply-style-name="ConditionalStyle_5" calcext:value="&lt;=[.F8]" calcext:base-cell-address="'test. '.J8"/>
          </calcext:conditional-format>
          <calcext:conditional-format calcext:target-range-address="'test. '.K15:'test. '.K15">
            <calcext:condition calcext:apply-style-name="ConditionalStyle_5" calcext:value="&lt;=[.G15]" calcext:base-cell-address="'test. '.K15"/>
          </calcext:conditional-format>
          <calcext:conditional-format calcext:target-range-address="'test. '.K18:'test. '.K18">
            <calcext:condition calcext:apply-style-name="ConditionalStyle_5" calcext:value="&lt;=[.G18]" calcext:base-cell-address="'test. '.K18"/>
          </calcext:conditional-format>
          <calcext:conditional-format calcext:target-range-address="'test. '.K19:'test. '.K19">
            <calcext:condition calcext:apply-style-name="ConditionalStyle_5" calcext:value="&lt;=[.G19]" calcext:base-cell-address="'test. '.K19"/>
          </calcext:conditional-format>
          <calcext:conditional-format calcext:target-range-address="'test. '.K20:'test. '.K20">
            <calcext:condition calcext:apply-style-name="ConditionalStyle_5" calcext:value="&lt;=[.G20]" calcext:base-cell-address="'test. '.K20"/>
          </calcext:conditional-format>
          <calcext:conditional-format calcext:target-range-address="'test. '.K24:'test. '.K24">
            <calcext:condition calcext:apply-style-name="ConditionalStyle_5" calcext:value="&lt;=[.G24]" calcext:base-cell-address="'test. '.K24"/>
          </calcext:conditional-format>
          <calcext:conditional-format calcext:target-range-address="'test. '.K25:'test. '.K25">
            <calcext:condition calcext:apply-style-name="ConditionalStyle_5" calcext:value="&lt;=[.G25]" calcext:base-cell-address="'test. '.K25"/>
          </calcext:conditional-format>
          <calcext:conditional-format calcext:target-range-address="'test. '.K28:'test. '.K28">
            <calcext:condition calcext:apply-style-name="ConditionalStyle_5" calcext:value="&lt;=[.G28]" calcext:base-cell-address="'test. '.K28"/>
          </calcext:conditional-format>
          <calcext:conditional-format calcext:target-range-address="'test. '.K7:'test. '.K7">
            <calcext:condition calcext:apply-style-name="ConditionalStyle_5" calcext:value="&lt;=[.G7]" calcext:base-cell-address="'test. '.K7"/>
          </calcext:conditional-format>
          <calcext:conditional-format calcext:target-range-address="'test. '.K8:'test. '.K8">
            <calcext:condition calcext:apply-style-name="ConditionalStyle_5" calcext:value="&lt;=[.G8]" calcext:base-cell-address="'test. '.K8"/>
          </calcext:conditional-format>
          <calcext:conditional-format calcext:target-range-address="'test. '.R15:'test. '.R15">
            <calcext:condition calcext:apply-style-name="ConditionalStyle_2" calcext:value="=0" calcext:base-cell-address="'test. '.R15"/>
            <calcext:condition calcext:apply-style-name="ConditionalStyle_3" calcext:value="&lt;[.E15]" calcext:base-cell-address="'test. '.R15"/>
          </calcext:conditional-format>
          <calcext:conditional-format calcext:target-range-address="'test. '.R17:'test. '.R17">
            <calcext:condition calcext:apply-style-name="ConditionalStyle_2" calcext:value="=0" calcext:base-cell-address="'test. '.R17"/>
            <calcext:condition calcext:apply-style-name="ConditionalStyle_3" calcext:value="&lt;[.E17]" calcext:base-cell-address="'test. '.R17"/>
          </calcext:conditional-format>
          <calcext:conditional-format calcext:target-range-address="'test. '.R18:'test. '.R18">
            <calcext:condition calcext:apply-style-name="ConditionalStyle_2" calcext:value="=0" calcext:base-cell-address="'test. '.R18"/>
            <calcext:condition calcext:apply-style-name="ConditionalStyle_3" calcext:value="&lt;[.E18]" calcext:base-cell-address="'test. '.R18"/>
          </calcext:conditional-format>
          <calcext:conditional-format calcext:target-range-address="'test. '.R19:'test. '.R19">
            <calcext:condition calcext:apply-style-name="ConditionalStyle_2" calcext:value="=0" calcext:base-cell-address="'test. '.R19"/>
            <calcext:condition calcext:apply-style-name="ConditionalStyle_3" calcext:value="&lt;[.E19]" calcext:base-cell-address="'test. '.R19"/>
          </calcext:conditional-format>
          <calcext:conditional-format calcext:target-range-address="'test. '.R20:'test. '.R20">
            <calcext:condition calcext:apply-style-name="ConditionalStyle_2" calcext:value="=0" calcext:base-cell-address="'test. '.R20"/>
            <calcext:condition calcext:apply-style-name="ConditionalStyle_3" calcext:value="&lt;[.E20]" calcext:base-cell-address="'test. '.R20"/>
          </calcext:conditional-format>
          <calcext:conditional-format calcext:target-range-address="'test. '.R22:'test. '.R22">
            <calcext:condition calcext:apply-style-name="ConditionalStyle_2" calcext:value="=0" calcext:base-cell-address="'test. '.R22"/>
            <calcext:condition calcext:apply-style-name="ConditionalStyle_3" calcext:value="&lt;[.E22]" calcext:base-cell-address="'test. '.R22"/>
          </calcext:conditional-format>
          <calcext:conditional-format calcext:target-range-address="'test. '.R23:'test. '.R23">
            <calcext:condition calcext:apply-style-name="ConditionalStyle_2" calcext:value="=0" calcext:base-cell-address="'test. '.R23"/>
            <calcext:condition calcext:apply-style-name="ConditionalStyle_3" calcext:value="&lt;[.E23]" calcext:base-cell-address="'test. '.R23"/>
          </calcext:conditional-format>
          <calcext:conditional-format calcext:target-range-address="'test. '.R24:'test. '.R24">
            <calcext:condition calcext:apply-style-name="ConditionalStyle_2" calcext:value="=0" calcext:base-cell-address="'test. '.R24"/>
            <calcext:condition calcext:apply-style-name="ConditionalStyle_3" calcext:value="&lt;[.E24]" calcext:base-cell-address="'test. '.R24"/>
          </calcext:conditional-format>
          <calcext:conditional-format calcext:target-range-address="'test. '.R25:'test. '.R25">
            <calcext:condition calcext:apply-style-name="ConditionalStyle_2" calcext:value="=0" calcext:base-cell-address="'test. '.R25"/>
            <calcext:condition calcext:apply-style-name="ConditionalStyle_3" calcext:value="&lt;[.E25]" calcext:base-cell-address="'test. '.R25"/>
          </calcext:conditional-format>
          <calcext:conditional-format calcext:target-range-address="'test. '.R27:'test. '.R27">
            <calcext:condition calcext:apply-style-name="ConditionalStyle_2" calcext:value="=0" calcext:base-cell-address="'test. '.R27"/>
            <calcext:condition calcext:apply-style-name="ConditionalStyle_3" calcext:value="&lt;[.E27]" calcext:base-cell-address="'test. '.R27"/>
          </calcext:conditional-format>
          <calcext:conditional-format calcext:target-range-address="'test. '.R28:'test. '.R28">
            <calcext:condition calcext:apply-style-name="ConditionalStyle_2" calcext:value="=0" calcext:base-cell-address="'test. '.R28"/>
            <calcext:condition calcext:apply-style-name="ConditionalStyle_3" calcext:value="&lt;[.E28]" calcext:base-cell-address="'test. '.R28"/>
          </calcext:conditional-format>
          <calcext:conditional-format calcext:target-range-address="'test. '.R7:'test. '.R7">
            <calcext:condition calcext:apply-style-name="ConditionalStyle_2" calcext:value="=0" calcext:base-cell-address="'test. '.R7"/>
            <calcext:condition calcext:apply-style-name="ConditionalStyle_3" calcext:value="&lt;[.E7]" calcext:base-cell-address="'test. '.R7"/>
          </calcext:conditional-format>
          <calcext:conditional-format calcext:target-range-address="'test. '.R8:'test. '.R8">
            <calcext:condition calcext:apply-style-name="ConditionalStyle_2" calcext:value="=0" calcext:base-cell-address="'test. '.R8"/>
            <calcext:condition calcext:apply-style-name="ConditionalStyle_3" calcext:value="&lt;[.E8]" calcext:base-cell-address="'test. '.R8"/>
          </calcext:conditional-format>
          <calcext:conditional-format calcext:target-range-address="'test. '.S15:'test. '.S15">
            <calcext:condition calcext:apply-style-name="ConditionalStyle_2" calcext:value="&gt;[.R15]" calcext:base-cell-address="'test. '.S15"/>
          </calcext:conditional-format>
          <calcext:conditional-format calcext:target-range-address="'test. '.S17:'test. '.S17">
            <calcext:condition calcext:apply-style-name="ConditionalStyle_2" calcext:value="&gt;[.R17]" calcext:base-cell-address="'test. '.S17"/>
          </calcext:conditional-format>
          <calcext:conditional-format calcext:target-range-address="'test. '.S18:'test. '.S18">
            <calcext:condition calcext:apply-style-name="ConditionalStyle_2" calcext:value="&gt;[.R18]" calcext:base-cell-address="'test. '.S18"/>
          </calcext:conditional-format>
          <calcext:conditional-format calcext:target-range-address="'test. '.S19:'test. '.S19">
            <calcext:condition calcext:apply-style-name="ConditionalStyle_2" calcext:value="&gt;[.R19]" calcext:base-cell-address="'test. '.S19"/>
          </calcext:conditional-format>
          <calcext:conditional-format calcext:target-range-address="'test. '.S20:'test. '.S20">
            <calcext:condition calcext:apply-style-name="ConditionalStyle_2" calcext:value="&gt;[.R20]" calcext:base-cell-address="'test. '.S20"/>
          </calcext:conditional-format>
          <calcext:conditional-format calcext:target-range-address="'test. '.S22:'test. '.S22">
            <calcext:condition calcext:apply-style-name="ConditionalStyle_2" calcext:value="&gt;[.R22]" calcext:base-cell-address="'test. '.S22"/>
          </calcext:conditional-format>
          <calcext:conditional-format calcext:target-range-address="'test. '.S23:'test. '.S23">
            <calcext:condition calcext:apply-style-name="ConditionalStyle_2" calcext:value="&gt;[.R23]" calcext:base-cell-address="'test. '.S23"/>
          </calcext:conditional-format>
          <calcext:conditional-format calcext:target-range-address="'test. '.S24:'test. '.S24">
            <calcext:condition calcext:apply-style-name="ConditionalStyle_2" calcext:value="&gt;[.R24]" calcext:base-cell-address="'test. '.S24"/>
          </calcext:conditional-format>
          <calcext:conditional-format calcext:target-range-address="'test. '.S25:'test. '.S25">
            <calcext:condition calcext:apply-style-name="ConditionalStyle_2" calcext:value="&gt;[.R25]" calcext:base-cell-address="'test. '.S25"/>
          </calcext:conditional-format>
          <calcext:conditional-format calcext:target-range-address="'test. '.S27:'test. '.S27">
            <calcext:condition calcext:apply-style-name="ConditionalStyle_2" calcext:value="&gt;[.R27]" calcext:base-cell-address="'test. '.S27"/>
          </calcext:conditional-format>
          <calcext:conditional-format calcext:target-range-address="'test. '.S28:'test. '.S28">
            <calcext:condition calcext:apply-style-name="ConditionalStyle_2" calcext:value="&gt;[.R28]" calcext:base-cell-address="'test. '.S28"/>
          </calcext:conditional-format>
          <calcext:conditional-format calcext:target-range-address="'test. '.S7:'test. '.S7">
            <calcext:condition calcext:apply-style-name="ConditionalStyle_2" calcext:value="&gt;[.R7]" calcext:base-cell-address="'test. '.S7"/>
          </calcext:conditional-format>
          <calcext:conditional-format calcext:target-range-address="'test. '.S8:'test. '.S8">
            <calcext:condition calcext:apply-style-name="ConditionalStyle_2" calcext:value="&gt;[.R8]" calcext:base-cell-address="'test. '.S8"/>
          </calcext:conditional-format>
          <calcext:conditional-format calcext:target-range-address="'test. '.T15:'test. '.T15">
            <calcext:condition calcext:apply-style-name="ConditionalStyle_5" calcext:value="&lt;=[.F15]" calcext:base-cell-address="'test. '.T15"/>
          </calcext:conditional-format>
          <calcext:conditional-format calcext:target-range-address="'test. '.T17:'test. '.T17">
            <calcext:condition calcext:apply-style-name="ConditionalStyle_5" calcext:value="&lt;=[.F17]" calcext:base-cell-address="'test. '.T17"/>
          </calcext:conditional-format>
          <calcext:conditional-format calcext:target-range-address="'test. '.T18:'test. '.T18">
            <calcext:condition calcext:apply-style-name="ConditionalStyle_5" calcext:value="&lt;=[.F18]" calcext:base-cell-address="'test. '.T18"/>
          </calcext:conditional-format>
          <calcext:conditional-format calcext:target-range-address="'test. '.T19:'test. '.T19">
            <calcext:condition calcext:apply-style-name="ConditionalStyle_5" calcext:value="&lt;=[.F19]" calcext:base-cell-address="'test. '.T19"/>
          </calcext:conditional-format>
          <calcext:conditional-format calcext:target-range-address="'test. '.T20:'test. '.T20">
            <calcext:condition calcext:apply-style-name="ConditionalStyle_5" calcext:value="&lt;=[.F20]" calcext:base-cell-address="'test. '.T20"/>
          </calcext:conditional-format>
          <calcext:conditional-format calcext:target-range-address="'test. '.T22:'test. '.T22">
            <calcext:condition calcext:apply-style-name="ConditionalStyle_5" calcext:value="&lt;=[.F22]" calcext:base-cell-address="'test. '.T22"/>
          </calcext:conditional-format>
          <calcext:conditional-format calcext:target-range-address="'test. '.T23:'test. '.T23">
            <calcext:condition calcext:apply-style-name="ConditionalStyle_5" calcext:value="&lt;=[.F23]" calcext:base-cell-address="'test. '.T23"/>
          </calcext:conditional-format>
          <calcext:conditional-format calcext:target-range-address="'test. '.T24:'test. '.T24">
            <calcext:condition calcext:apply-style-name="ConditionalStyle_5" calcext:value="&lt;=[.F24]" calcext:base-cell-address="'test. '.T24"/>
          </calcext:conditional-format>
          <calcext:conditional-format calcext:target-range-address="'test. '.T25:'test. '.T25">
            <calcext:condition calcext:apply-style-name="ConditionalStyle_5" calcext:value="&lt;=[.F25]" calcext:base-cell-address="'test. '.T25"/>
          </calcext:conditional-format>
          <calcext:conditional-format calcext:target-range-address="'test. '.T27:'test. '.T27">
            <calcext:condition calcext:apply-style-name="ConditionalStyle_5" calcext:value="&lt;=[.F27]" calcext:base-cell-address="'test. '.T27"/>
          </calcext:conditional-format>
          <calcext:conditional-format calcext:target-range-address="'test. '.T28:'test. '.T28">
            <calcext:condition calcext:apply-style-name="ConditionalStyle_5" calcext:value="&lt;=[.F28]" calcext:base-cell-address="'test. '.T28"/>
          </calcext:conditional-format>
          <calcext:conditional-format calcext:target-range-address="'test. '.T7:'test. '.T7">
            <calcext:condition calcext:apply-style-name="ConditionalStyle_5" calcext:value="&lt;=[.F7]" calcext:base-cell-address="'test. '.T7"/>
          </calcext:conditional-format>
          <calcext:conditional-format calcext:target-range-address="'test. '.T8:'test. '.T8">
            <calcext:condition calcext:apply-style-name="ConditionalStyle_5" calcext:value="&lt;=[.F8]" calcext:base-cell-address="'test. '.T8"/>
          </calcext:conditional-format>
          <calcext:conditional-format calcext:target-range-address="'test. '.U15:'test. '.U15">
            <calcext:condition calcext:apply-style-name="ConditionalStyle_5" calcext:value="&lt;=[.G15]" calcext:base-cell-address="'test. '.U15"/>
          </calcext:conditional-format>
          <calcext:conditional-format calcext:target-range-address="'test. '.U17:'test. '.U17">
            <calcext:condition calcext:apply-style-name="ConditionalStyle_5" calcext:value="&lt;=[.G17]" calcext:base-cell-address="'test. '.U17"/>
          </calcext:conditional-format>
          <calcext:conditional-format calcext:target-range-address="'test. '.U18:'test. '.U18">
            <calcext:condition calcext:apply-style-name="ConditionalStyle_5" calcext:value="&lt;=[.G18]" calcext:base-cell-address="'test. '.U18"/>
          </calcext:conditional-format>
          <calcext:conditional-format calcext:target-range-address="'test. '.U19:'test. '.U19">
            <calcext:condition calcext:apply-style-name="ConditionalStyle_5" calcext:value="&lt;=[.G19]" calcext:base-cell-address="'test. '.U19"/>
          </calcext:conditional-format>
          <calcext:conditional-format calcext:target-range-address="'test. '.U20:'test. '.U20">
            <calcext:condition calcext:apply-style-name="ConditionalStyle_5" calcext:value="&lt;=[.G20]" calcext:base-cell-address="'test. '.U20"/>
          </calcext:conditional-format>
          <calcext:conditional-format calcext:target-range-address="'test. '.U22:'test. '.U22">
            <calcext:condition calcext:apply-style-name="ConditionalStyle_5" calcext:value="&lt;=[.G22]" calcext:base-cell-address="'test. '.U22"/>
          </calcext:conditional-format>
          <calcext:conditional-format calcext:target-range-address="'test. '.U23:'test. '.U23">
            <calcext:condition calcext:apply-style-name="ConditionalStyle_5" calcext:value="&lt;=[.G23]" calcext:base-cell-address="'test. '.U23"/>
          </calcext:conditional-format>
          <calcext:conditional-format calcext:target-range-address="'test. '.U24:'test. '.U24">
            <calcext:condition calcext:apply-style-name="ConditionalStyle_5" calcext:value="&lt;=[.G24]" calcext:base-cell-address="'test. '.U24"/>
          </calcext:conditional-format>
          <calcext:conditional-format calcext:target-range-address="'test. '.U25:'test. '.U25">
            <calcext:condition calcext:apply-style-name="ConditionalStyle_5" calcext:value="&lt;=[.G25]" calcext:base-cell-address="'test. '.U25"/>
          </calcext:conditional-format>
          <calcext:conditional-format calcext:target-range-address="'test. '.U27:'test. '.U27">
            <calcext:condition calcext:apply-style-name="ConditionalStyle_5" calcext:value="&lt;=[.G27]" calcext:base-cell-address="'test. '.U27"/>
          </calcext:conditional-format>
          <calcext:conditional-format calcext:target-range-address="'test. '.U28:'test. '.U28">
            <calcext:condition calcext:apply-style-name="ConditionalStyle_5" calcext:value="&lt;=[.G28]" calcext:base-cell-address="'test. '.U28"/>
          </calcext:conditional-format>
          <calcext:conditional-format calcext:target-range-address="'test. '.U7:'test. '.U7">
            <calcext:condition calcext:apply-style-name="ConditionalStyle_5" calcext:value="&lt;=[.G7]" calcext:base-cell-address="'test. '.U7"/>
          </calcext:conditional-format>
          <calcext:conditional-format calcext:target-range-address="'test. '.U8:'test. '.U8">
            <calcext:condition calcext:apply-style-name="ConditionalStyle_5" calcext:value="&lt;=[.G8]" calcext:base-cell-address="'test. '.U8"/>
          </calcext:conditional-format>
          <calcext:conditional-format calcext:target-range-address="'test. '.W15:'test. '.W15">
            <calcext:condition calcext:apply-style-name="ConditionalStyle_2" calcext:value="=0" calcext:base-cell-address="'test. '.W15"/>
            <calcext:condition calcext:apply-style-name="ConditionalStyle_3" calcext:value="&lt;[.E15]" calcext:base-cell-address="'test. '.W15"/>
          </calcext:conditional-format>
          <calcext:conditional-format calcext:target-range-address="'test. '.W18:'test. '.W18">
            <calcext:condition calcext:apply-style-name="ConditionalStyle_2" calcext:value="=0" calcext:base-cell-address="'test. '.W18"/>
            <calcext:condition calcext:apply-style-name="ConditionalStyle_3" calcext:value="&lt;[.E18]" calcext:base-cell-address="'test. '.W18"/>
          </calcext:conditional-format>
          <calcext:conditional-format calcext:target-range-address="'test. '.W19:'test. '.W19">
            <calcext:condition calcext:apply-style-name="ConditionalStyle_2" calcext:value="=0" calcext:base-cell-address="'test. '.W19"/>
            <calcext:condition calcext:apply-style-name="ConditionalStyle_3" calcext:value="&lt;[.E19]" calcext:base-cell-address="'test. '.W19"/>
          </calcext:conditional-format>
          <calcext:conditional-format calcext:target-range-address="'test. '.W20:'test. '.W20">
            <calcext:condition calcext:apply-style-name="ConditionalStyle_2" calcext:value="=0" calcext:base-cell-address="'test. '.W20"/>
            <calcext:condition calcext:apply-style-name="ConditionalStyle_3" calcext:value="&lt;[.E20]" calcext:base-cell-address="'test. '.W20"/>
          </calcext:conditional-format>
          <calcext:conditional-format calcext:target-range-address="'test. '.W24:'test. '.W24">
            <calcext:condition calcext:apply-style-name="ConditionalStyle_2" calcext:value="=0" calcext:base-cell-address="'test. '.W24"/>
            <calcext:condition calcext:apply-style-name="ConditionalStyle_3" calcext:value="&lt;[.E24]" calcext:base-cell-address="'test. '.W24"/>
          </calcext:conditional-format>
          <calcext:conditional-format calcext:target-range-address="'test. '.W28:'test. '.W28">
            <calcext:condition calcext:apply-style-name="ConditionalStyle_2" calcext:value="=0" calcext:base-cell-address="'test. '.W28"/>
            <calcext:condition calcext:apply-style-name="ConditionalStyle_3" calcext:value="&lt;[.E28]" calcext:base-cell-address="'test. '.W28"/>
          </calcext:conditional-format>
          <calcext:conditional-format calcext:target-range-address="'test. '.W7:'test. '.W7">
            <calcext:condition calcext:apply-style-name="ConditionalStyle_2" calcext:value="=0" calcext:base-cell-address="'test. '.W7"/>
            <calcext:condition calcext:apply-style-name="ConditionalStyle_3" calcext:value="&lt;[.E7]" calcext:base-cell-address="'test. '.W7"/>
          </calcext:conditional-format>
          <calcext:conditional-format calcext:target-range-address="'test. '.W8:'test. '.W8">
            <calcext:condition calcext:apply-style-name="ConditionalStyle_2" calcext:value="=0" calcext:base-cell-address="'test. '.W8"/>
            <calcext:condition calcext:apply-style-name="ConditionalStyle_3" calcext:value="&lt;[.E8]" calcext:base-cell-address="'test. '.W8"/>
          </calcext:conditional-format>
          <calcext:conditional-format calcext:target-range-address="'test. '.X15:'test. '.X15">
            <calcext:condition calcext:apply-style-name="ConditionalStyle_2" calcext:value="&gt;[.W15]" calcext:base-cell-address="'test. '.X15"/>
          </calcext:conditional-format>
          <calcext:conditional-format calcext:target-range-address="'test. '.X18:'test. '.X18">
            <calcext:condition calcext:apply-style-name="ConditionalStyle_2" calcext:value="&gt;[.W18]" calcext:base-cell-address="'test. '.X18"/>
          </calcext:conditional-format>
          <calcext:conditional-format calcext:target-range-address="'test. '.X19:'test. '.X19">
            <calcext:condition calcext:apply-style-name="ConditionalStyle_2" calcext:value="&gt;[.W19]" calcext:base-cell-address="'test. '.X19"/>
          </calcext:conditional-format>
          <calcext:conditional-format calcext:target-range-address="'test. '.X20:'test. '.X20">
            <calcext:condition calcext:apply-style-name="ConditionalStyle_2" calcext:value="&gt;[.W20]" calcext:base-cell-address="'test. '.X20"/>
          </calcext:conditional-format>
          <calcext:conditional-format calcext:target-range-address="'test. '.X24:'test. '.X24">
            <calcext:condition calcext:apply-style-name="ConditionalStyle_2" calcext:value="&gt;[.W24]" calcext:base-cell-address="'test. '.X24"/>
          </calcext:conditional-format>
          <calcext:conditional-format calcext:target-range-address="'test. '.X28:'test. '.X28">
            <calcext:condition calcext:apply-style-name="ConditionalStyle_2" calcext:value="&gt;[.W28]" calcext:base-cell-address="'test. '.X28"/>
          </calcext:conditional-format>
          <calcext:conditional-format calcext:target-range-address="'test. '.X7:'test. '.X7">
            <calcext:condition calcext:apply-style-name="ConditionalStyle_2" calcext:value="&gt;[.W7]" calcext:base-cell-address="'test. '.X7"/>
          </calcext:conditional-format>
          <calcext:conditional-format calcext:target-range-address="'test. '.X8:'test. '.X8">
            <calcext:condition calcext:apply-style-name="ConditionalStyle_2" calcext:value="&gt;[.W8]" calcext:base-cell-address="'test. '.X8"/>
          </calcext:conditional-format>
          <calcext:conditional-format calcext:target-range-address="'test. '.Y15:'test. '.Y15">
            <calcext:condition calcext:apply-style-name="ConditionalStyle_5" calcext:value="&lt;=[.F15]" calcext:base-cell-address="'test. '.Y15"/>
          </calcext:conditional-format>
          <calcext:conditional-format calcext:target-range-address="'test. '.Y18:'test. '.Y18">
            <calcext:condition calcext:apply-style-name="ConditionalStyle_5" calcext:value="&lt;=[.F18]" calcext:base-cell-address="'test. '.Y18"/>
          </calcext:conditional-format>
          <calcext:conditional-format calcext:target-range-address="'test. '.Y19:'test. '.Y19">
            <calcext:condition calcext:apply-style-name="ConditionalStyle_5" calcext:value="&lt;=[.F19]" calcext:base-cell-address="'test. '.Y19"/>
          </calcext:conditional-format>
          <calcext:conditional-format calcext:target-range-address="'test. '.Y20:'test. '.Y20">
            <calcext:condition calcext:apply-style-name="ConditionalStyle_5" calcext:value="&lt;=[.F20]" calcext:base-cell-address="'test. '.Y20"/>
          </calcext:conditional-format>
          <calcext:conditional-format calcext:target-range-address="'test. '.Y24:'test. '.Y24">
            <calcext:condition calcext:apply-style-name="ConditionalStyle_5" calcext:value="&lt;=[.F24]" calcext:base-cell-address="'test. '.Y24"/>
          </calcext:conditional-format>
          <calcext:conditional-format calcext:target-range-address="'test. '.Y28:'test. '.Y28">
            <calcext:condition calcext:apply-style-name="ConditionalStyle_5" calcext:value="&lt;=[.F28]" calcext:base-cell-address="'test. '.Y28"/>
          </calcext:conditional-format>
          <calcext:conditional-format calcext:target-range-address="'test. '.Y7:'test. '.Y7">
            <calcext:condition calcext:apply-style-name="ConditionalStyle_5" calcext:value="&lt;=[.F7]" calcext:base-cell-address="'test. '.Y7"/>
          </calcext:conditional-format>
          <calcext:conditional-format calcext:target-range-address="'test. '.Y8:'test. '.Y8">
            <calcext:condition calcext:apply-style-name="ConditionalStyle_5" calcext:value="&lt;=[.F8]" calcext:base-cell-address="'test. '.Y8"/>
          </calcext:conditional-format>
          <calcext:conditional-format calcext:target-range-address="'test. '.Z15:'test. '.Z15">
            <calcext:condition calcext:apply-style-name="ConditionalStyle_5" calcext:value="&lt;=[.G15]" calcext:base-cell-address="'test. '.Z15"/>
          </calcext:conditional-format>
          <calcext:conditional-format calcext:target-range-address="'test. '.Z18:'test. '.Z18">
            <calcext:condition calcext:apply-style-name="ConditionalStyle_5" calcext:value="&lt;=[.G18]" calcext:base-cell-address="'test. '.Z18"/>
          </calcext:conditional-format>
          <calcext:conditional-format calcext:target-range-address="'test. '.Z19:'test. '.Z19">
            <calcext:condition calcext:apply-style-name="ConditionalStyle_5" calcext:value="&lt;=[.G19]" calcext:base-cell-address="'test. '.Z19"/>
          </calcext:conditional-format>
          <calcext:conditional-format calcext:target-range-address="'test. '.Z20:'test. '.Z20">
            <calcext:condition calcext:apply-style-name="ConditionalStyle_5" calcext:value="&lt;=[.G20]" calcext:base-cell-address="'test. '.Z20"/>
          </calcext:conditional-format>
          <calcext:conditional-format calcext:target-range-address="'test. '.Z24:'test. '.Z24">
            <calcext:condition calcext:apply-style-name="ConditionalStyle_5" calcext:value="&lt;=[.G24]" calcext:base-cell-address="'test. '.Z24"/>
          </calcext:conditional-format>
          <calcext:conditional-format calcext:target-range-address="'test. '.Z28:'test. '.Z28">
            <calcext:condition calcext:apply-style-name="ConditionalStyle_5" calcext:value="&lt;=[.G28]" calcext:base-cell-address="'test. '.Z28"/>
          </calcext:conditional-format>
          <calcext:conditional-format calcext:target-range-address="'test. '.Z7:'test. '.Z7">
            <calcext:condition calcext:apply-style-name="ConditionalStyle_5" calcext:value="&lt;=[.G7]" calcext:base-cell-address="'test. '.Z7"/>
          </calcext:conditional-format>
          <calcext:conditional-format calcext:target-range-address="'test. '.Z8:'test. '.Z8">
            <calcext:condition calcext:apply-style-name="ConditionalStyle_5" calcext:value="&lt;=[.G8]" calcext:base-cell-address="'test. '.Z8"/>
          </calcext:conditional-format>
        </calcext:conditional-formats>
      </table:table>
      <table:named-expressions>
        <table:named-range table:name="BoardQty" table:base-cell-address="$'test. '.$A$1" table:cell-range-address="$'test. '.$G$1"/>
        <table:named-range table:name="digikey_part_data" table:base-cell-address="$'test. '.$A$1" table:cell-range-address="$'test. '.$H$5:.$L$28"/>
        <table:named-range table:name="farnell_part_data" table:base-cell-address="$'test. '.$A$1" table:cell-range-address="$'test. '.$M$5:.$Q$28"/>
        <table:named-range table:name="global_part_data" table:base-cell-address="$'test. '.$A$1" table:cell-range-address="$'test. '.$A$5:.$G$28"/>
        <table:named-range table:name="mouser_part_data" table:base-cell-address="$'test. '.$A$1" table:cell-range-address="$'test. '.$R$5:.$V$28"/>
        <table:named-range table:name="newark_part_data" table:base-cell-address="$'test. '.$A$1" table:cell-range-address="$'test. '.$W$5:.$AA$28"/>
        <table:named-range table:name="rs_part_data" table:base-cell-address="$'test. '.$A$1" table:cell-range-address="$'test. '.$AB$5:.$AF$28"/>
        <table:named-range table:name="tme_part_data" table:base-cell-address="$'test. '.$A$1" table:cell-range-address="$'test. '.$AG$5:.$AK$28"/>
        <table:named-range table:name="TotalCost" table:base-cell-address="$'test. '.$A$1" table:cell-range-address="$'test. '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1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2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4" number:language="nb" number:country="NO">
      <number:day number:style="long"/>
      <number:text>.</number:text>
      <number:month number:textual="true"/>
    </number:date-style>
    <number:date-style style:name="N10115" number:language="nb" number:country="NO">
      <number:month number:textual="true"/>
      <number:text>.</number:text>
      <number:year/>
    </number:date-style>
    <number:time-style style:name="N10116" number:language="nb" number:country="NO">
      <number:hours/>
      <number:text>:</number:text>
      <number:minutes number:style="long"/>
      <number:text> </number:text>
      <number:am-pm/>
    </number:time-style>
    <number:time-style style:name="N10117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nb" number:country="NO">
      <number:number number:decimal-places="0" loext:min-decimal-places="0" number:min-integer-digits="1" number:grouping="true"/>
    </number:number-style>
    <number:number-style style:name="N10119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0" loext:min-decimal-places="0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loext:min-decimal-places="2" number:min-integer-digits="1" number:grouping="true"/>
    </number:number-style>
    <number:number-style style:name="N10121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nb" number:country="NO">
      <number:number number:decimal-places="2" loext:min-decimal-places="2" number:min-integer-digits="1" number:grouping="true"/>
    </number:number-style>
    <number:number-style style:name="N10122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nb" number:country="NO">
      <loext:text> </loext:text>
      <loext:fill-character> </loext:fill-character>
      <number:text>- </number:text>
    </number:number-style>
    <number:text-style style:name="N10126" number:language="nb" number:country="N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nb" number:country="NO">
      <loext:text> kr </loext:text>
      <loext:fill-character> </loext:fill-character>
      <number:text>- </number:text>
    </number:number-style>
    <number:text-style style:name="N10130" number:language="nb" number:country="N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nb" number:country="N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nb" number:country="N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9900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80ff80"/>
    </style:style>
    <style:style style:name="ConditionalStyle_5f_1" style:display-name="ConditionalStyle_1" style:family="table-cell" style:parent-style-name="Default">
      <style:table-cell-properties fo:background-color="#aaaaaa"/>
    </style:style>
    <style:style style:name="ConditionalStyle_5f_4" style:display-name="ConditionalStyle_4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.00.0000</text:date>, <text:time style:data-style-name="N2" text:time-value="21:20:10.3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._20_" style:display-name="PageStyle_test.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8:30:48</meta:creation-date>
    <dc:date>2018-05-11T22:47:30.690000000</dc:date>
    <meta:generator>LibreOffice/5.3.0.3$Windows_X86_64 LibreOffice_project/7074905676c47b82bbcfbea1aeefc84afe1c50e1</meta:generator>
    <meta:editing-duration>PT1H27M21S</meta:editing-duration>
    <meta:editing-cycles>2</meta:editing-cycles>
    <meta:document-statistic meta:table-count="1" meta:cell-count="7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